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7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0.857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3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89cm"/>
    </style:style>
    <style:style style:name="co9" style:family="table-column">
      <style:table-column-properties fo:break-before="auto" style:column-width="4.4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FCC_chainsAand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sidu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SIDUE_NAME</text:p>
          </table:table-cell>
          <table:table-cell office:value-type="string" calcext:value-type="string">
            <text:p>CompSasa</text:p>
          </table:table-cell>
          <table:table-cell office:value-type="string" calcext:value-type="string">
            <text:p>MonSasa</text:p>
          </table:table-cell>
          <table:table-cell office:value-type="string" calcext:value-type="string">
            <text:p>DeltaSASA</text:p>
          </table:table-cell>
          <table:table-cell office:value-type="string" calcext:value-type="string">
            <text:p>RelSasa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nteractions</text:p>
          </table:table-cell>
          <table:table-cell office:value-type="string" calcext:value-type="string">
            <text:p>H-bond</text:p>
          </table:table-cell>
          <table:table-cell office:value-type="string" calcext:value-type="string">
            <text:p>MaxSasa</text:p>
          </table:table-cell>
          <table:table-cell office:value-type="string" calcext:value-type="string">
            <text:p>rCompSASA</text:p>
          </table:table-cell>
          <table:table-cell office:value-type="string" calcext:value-type="string">
            <text:p>rMonSASA</text:p>
          </table:table-cell>
          <table:table-cell office:value-type="string" calcext:value-type="string">
            <text:p>rDeltaSASA</text:p>
          </table:table-cell>
          <table:table-cell office:value-type="string" calcext:value-type="string">
            <text:p>InterfaceLOC</text:p>
          </table:table-cell>
          <table:table-cell office:value-type="string" calcext:value-type="string">
            <text:p>HotSpots (by Hotspot Wizard)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81.87" calcext:value-type="float">
            <text:p>81,87</text:p>
          </table:table-cell>
          <table:table-cell table:formula="of:=[.F2]-[.E2]" office:value-type="float" office:value="0" calcext:value-type="float">
            <text:p>0</text:p>
          </table:table-cell>
          <table:table-cell table:formula="of:=[.G2]/[.F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]/[.L2]" office:value-type="string" office:string-value="" calcext:value-type="error">
            <text:p>#DIV/0!</text:p>
          </table:table-cell>
          <table:table-cell table:formula="of:=[.F2]/[.L2]" office:value-type="string" office:string-value="" calcext:value-type="error">
            <text:p>#DIV/0!</text:p>
          </table:table-cell>
          <table:table-cell table:formula="of:=[.G2]/[.L2]" office:value-type="string" office:string-value="" calcext:value-type="error">
            <text:p>#DIV/0!</text:p>
          </table:table-cell>
          <table:table-cell table:formula="of:=IF(AND([.O2] &gt; 0; [.N2] &gt; 0.25; [.M2] &lt; 0.25); &quot;Core&quot;; IF(AND([.O2] &gt; 0; [.N2] &gt; 0.25); &quot;Rim&quot;; IF(AND([.O2] &gt; 0; [.N2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38.3" calcext:value-type="float">
            <text:p>38,3</text:p>
          </table:table-cell>
          <table:table-cell table:formula="of:=[.F3]-[.E3]" office:value-type="float" office:value="0" calcext:value-type="float">
            <text:p>0</text:p>
          </table:table-cell>
          <table:table-cell table:formula="of:=[.G3]/[.F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3]/[.L3]" office:value-type="string" office:string-value="" calcext:value-type="error">
            <text:p>#DIV/0!</text:p>
          </table:table-cell>
          <table:table-cell table:formula="of:=[.F3]/[.L3]" office:value-type="string" office:string-value="" calcext:value-type="error">
            <text:p>#DIV/0!</text:p>
          </table:table-cell>
          <table:table-cell table:formula="of:=[.G3]/[.L3]" office:value-type="string" office:string-value="" calcext:value-type="error">
            <text:p>#DIV/0!</text:p>
          </table:table-cell>
          <table:table-cell table:formula="of:=IF(AND([.O3] &gt; 0; [.N3] &gt; 0.25; [.M3] &lt; 0.25); &quot;Core&quot;; IF(AND([.O3] &gt; 0; [.N3] &gt; 0.25); &quot;Rim&quot;; IF(AND([.O3] &gt; 0; [.N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.82" calcext:value-type="float">
            <text:p>3,82</text:p>
          </table:table-cell>
          <table:table-cell table:formula="of:=[.F4]-[.E4]" office:value-type="float" office:value="0" calcext:value-type="float">
            <text:p>0</text:p>
          </table:table-cell>
          <table:table-cell table:formula="of:=[.G4]/[.F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4]/[.L4]" office:value-type="string" office:string-value="" calcext:value-type="error">
            <text:p>#DIV/0!</text:p>
          </table:table-cell>
          <table:table-cell table:formula="of:=[.F4]/[.L4]" office:value-type="string" office:string-value="" calcext:value-type="error">
            <text:p>#DIV/0!</text:p>
          </table:table-cell>
          <table:table-cell table:formula="of:=[.G4]/[.L4]" office:value-type="string" office:string-value="" calcext:value-type="error">
            <text:p>#DIV/0!</text:p>
          </table:table-cell>
          <table:table-cell table:formula="of:=IF(AND([.O4] &gt; 0; [.N4] &gt; 0.25; [.M4] &lt; 0.25); &quot;Core&quot;; IF(AND([.O4] &gt; 0; [.N4] &gt; 0.25); &quot;Rim&quot;; IF(AND([.O4] &gt; 0; [.N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84.1" calcext:value-type="float">
            <text:p>84,1</text:p>
          </table:table-cell>
          <table:table-cell table:formula="of:=[.F5]-[.E5]" office:value-type="float" office:value="0" calcext:value-type="float">
            <text:p>0</text:p>
          </table:table-cell>
          <table:table-cell table:formula="of:=[.G5]/[.F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5]/[.L5]" office:value-type="string" office:string-value="" calcext:value-type="error">
            <text:p>#DIV/0!</text:p>
          </table:table-cell>
          <table:table-cell table:formula="of:=[.F5]/[.L5]" office:value-type="string" office:string-value="" calcext:value-type="error">
            <text:p>#DIV/0!</text:p>
          </table:table-cell>
          <table:table-cell table:formula="of:=[.G5]/[.L5]" office:value-type="string" office:string-value="" calcext:value-type="error">
            <text:p>#DIV/0!</text:p>
          </table:table-cell>
          <table:table-cell table:formula="of:=IF(AND([.O5] &gt; 0; [.N5] &gt; 0.25; [.M5] &lt; 0.25); &quot;Core&quot;; IF(AND([.O5] &gt; 0; [.N5] &gt; 0.25); &quot;Rim&quot;; IF(AND([.O5] &gt; 0; [.N5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F6]-[.E6]" office:value-type="float" office:value="0" calcext:value-type="float">
            <text:p>0</text:p>
          </table:table-cell>
          <table:table-cell table:formula="of:=[.G6]/[.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6]/[.L6]" office:value-type="string" office:string-value="" calcext:value-type="error">
            <text:p>#DIV/0!</text:p>
          </table:table-cell>
          <table:table-cell table:formula="of:=[.F6]/[.L6]" office:value-type="string" office:string-value="" calcext:value-type="error">
            <text:p>#DIV/0!</text:p>
          </table:table-cell>
          <table:table-cell table:formula="of:=[.G6]/[.L6]" office:value-type="string" office:string-value="" calcext:value-type="error">
            <text:p>#DIV/0!</text:p>
          </table:table-cell>
          <table:table-cell table:formula="of:=IF(AND([.O6] &gt; 0; [.N6] &gt; 0.25; [.M6] &lt; 0.25); &quot;Core&quot;; IF(AND([.O6] &gt; 0; [.N6] &gt; 0.25); &quot;Rim&quot;; IF(AND([.O6] &gt; 0; [.N6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83.85" calcext:value-type="float">
            <text:p>83,85</text:p>
          </table:table-cell>
          <table:table-cell table:formula="of:=[.F7]-[.E7]" office:value-type="float" office:value="0" calcext:value-type="float">
            <text:p>0</text:p>
          </table:table-cell>
          <table:table-cell table:formula="of:=[.G7]/[.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7]/[.L7]" office:value-type="string" office:string-value="" calcext:value-type="error">
            <text:p>#DIV/0!</text:p>
          </table:table-cell>
          <table:table-cell table:formula="of:=[.F7]/[.L7]" office:value-type="string" office:string-value="" calcext:value-type="error">
            <text:p>#DIV/0!</text:p>
          </table:table-cell>
          <table:table-cell table:formula="of:=[.G7]/[.L7]" office:value-type="string" office:string-value="" calcext:value-type="error">
            <text:p>#DIV/0!</text:p>
          </table:table-cell>
          <table:table-cell table:formula="of:=IF(AND([.O7] &gt; 0; [.N7] &gt; 0.25; [.M7] &lt; 0.25); &quot;Core&quot;; IF(AND([.O7] &gt; 0; [.N7] &gt; 0.25); &quot;Rim&quot;; IF(AND([.O7] &gt; 0; [.N7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67.55" calcext:value-type="float">
            <text:p>67,55</text:p>
          </table:table-cell>
          <table:table-cell table:formula="of:=[.F8]-[.E8]" office:value-type="float" office:value="0" calcext:value-type="float">
            <text:p>0</text:p>
          </table:table-cell>
          <table:table-cell table:formula="of:=[.G8]/[.F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8]/[.L8]" office:value-type="string" office:string-value="" calcext:value-type="error">
            <text:p>#DIV/0!</text:p>
          </table:table-cell>
          <table:table-cell table:formula="of:=[.F8]/[.L8]" office:value-type="string" office:string-value="" calcext:value-type="error">
            <text:p>#DIV/0!</text:p>
          </table:table-cell>
          <table:table-cell table:formula="of:=[.G8]/[.L8]" office:value-type="string" office:string-value="" calcext:value-type="error">
            <text:p>#DIV/0!</text:p>
          </table:table-cell>
          <table:table-cell table:formula="of:=IF(AND([.O8] &gt; 0; [.N8] &gt; 0.25; [.M8] &lt; 0.25); &quot;Core&quot;; IF(AND([.O8] &gt; 0; [.N8] &gt; 0.25); &quot;Rim&quot;; IF(AND([.O8] &gt; 0; [.N8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7.36" calcext:value-type="float">
            <text:p>7,36</text:p>
          </table:table-cell>
          <table:table-cell table:formula="of:=[.F9]-[.E9]" office:value-type="float" office:value="0" calcext:value-type="float">
            <text:p>0</text:p>
          </table:table-cell>
          <table:table-cell table:formula="of:=[.G9]/[.F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9]/[.L9]" office:value-type="string" office:string-value="" calcext:value-type="error">
            <text:p>#DIV/0!</text:p>
          </table:table-cell>
          <table:table-cell table:formula="of:=[.F9]/[.L9]" office:value-type="string" office:string-value="" calcext:value-type="error">
            <text:p>#DIV/0!</text:p>
          </table:table-cell>
          <table:table-cell table:formula="of:=[.G9]/[.L9]" office:value-type="string" office:string-value="" calcext:value-type="error">
            <text:p>#DIV/0!</text:p>
          </table:table-cell>
          <table:table-cell table:formula="of:=IF(AND([.O9] &gt; 0; [.N9] &gt; 0.25; [.M9] &lt; 0.25); &quot;Core&quot;; IF(AND([.O9] &gt; 0; [.N9] &gt; 0.25); &quot;Rim&quot;; IF(AND([.O9] &gt; 0; [.N9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54.09" calcext:value-type="float">
            <text:p>154,09</text:p>
          </table:table-cell>
          <table:table-cell table:formula="of:=[.F10]-[.E10]" office:value-type="float" office:value="0" calcext:value-type="float">
            <text:p>0</text:p>
          </table:table-cell>
          <table:table-cell table:formula="of:=[.G10]/[.F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0]/[.L10]" office:value-type="string" office:string-value="" calcext:value-type="error">
            <text:p>#DIV/0!</text:p>
          </table:table-cell>
          <table:table-cell table:formula="of:=[.F10]/[.L10]" office:value-type="string" office:string-value="" calcext:value-type="error">
            <text:p>#DIV/0!</text:p>
          </table:table-cell>
          <table:table-cell table:formula="of:=[.G10]/[.L10]" office:value-type="string" office:string-value="" calcext:value-type="error">
            <text:p>#DIV/0!</text:p>
          </table:table-cell>
          <table:table-cell table:formula="of:=IF(AND([.O10] &gt; 0; [.N10] &gt; 0.25; [.M10] &lt; 0.25); &quot;Core&quot;; IF(AND([.O10] &gt; 0; [.N10] &gt; 0.25); &quot;Rim&quot;; IF(AND([.O10] &gt; 0; [.N10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41.71" calcext:value-type="float">
            <text:p>41,71</text:p>
          </table:table-cell>
          <table:table-cell table:formula="of:=[.F11]-[.E11]" office:value-type="float" office:value="0" calcext:value-type="float">
            <text:p>0</text:p>
          </table:table-cell>
          <table:table-cell table:formula="of:=[.G11]/[.F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1]/[.L11]" office:value-type="string" office:string-value="" calcext:value-type="error">
            <text:p>#DIV/0!</text:p>
          </table:table-cell>
          <table:table-cell table:formula="of:=[.F11]/[.L11]" office:value-type="string" office:string-value="" calcext:value-type="error">
            <text:p>#DIV/0!</text:p>
          </table:table-cell>
          <table:table-cell table:formula="of:=[.G11]/[.L11]" office:value-type="string" office:string-value="" calcext:value-type="error">
            <text:p>#DIV/0!</text:p>
          </table:table-cell>
          <table:table-cell table:formula="of:=IF(AND([.O11] &gt; 0; [.N11] &gt; 0.25; [.M11] &lt; 0.25); &quot;Core&quot;; IF(AND([.O11] &gt; 0; [.N11] &gt; 0.25); &quot;Rim&quot;; IF(AND([.O11] &gt; 0; [.N11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52.41" calcext:value-type="float">
            <text:p>52,41</text:p>
          </table:table-cell>
          <table:table-cell table:formula="of:=[.F12]-[.E12]" office:value-type="float" office:value="0" calcext:value-type="float">
            <text:p>0</text:p>
          </table:table-cell>
          <table:table-cell table:formula="of:=[.G12]/[.F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12]/[.L12]" office:value-type="string" office:string-value="" calcext:value-type="error">
            <text:p>#DIV/0!</text:p>
          </table:table-cell>
          <table:table-cell table:formula="of:=[.F12]/[.L12]" office:value-type="string" office:string-value="" calcext:value-type="error">
            <text:p>#DIV/0!</text:p>
          </table:table-cell>
          <table:table-cell table:formula="of:=[.G12]/[.L12]" office:value-type="string" office:string-value="" calcext:value-type="error">
            <text:p>#DIV/0!</text:p>
          </table:table-cell>
          <table:table-cell table:formula="of:=IF(AND([.O12] &gt; 0; [.N12] &gt; 0.25; [.M12] &lt; 0.25); &quot;Core&quot;; IF(AND([.O12] &gt; 0; [.N12] &gt; 0.25); &quot;Rim&quot;; IF(AND([.O12] &gt; 0; [.N12] &lt; 0.25); &quot;Support&quot;; &quot;None applies&quot;)))" office:value-type="string" office:string-value="" calcext:value-type="error">
            <text:p>#DIV/0!</text:p>
          </table:table-cell>
          <table:table-cell office:value-type="string" calcext:value-type="string">
            <text:p>1(Functional)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29.78" calcext:value-type="float">
            <text:p>29,78</text:p>
          </table:table-cell>
          <table:table-cell table:formula="of:=[.F13]-[.E13]" office:value-type="float" office:value="0" calcext:value-type="float">
            <text:p>0</text:p>
          </table:table-cell>
          <table:table-cell table:formula="of:=[.G13]/[.F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3]/[.L13]" office:value-type="string" office:string-value="" calcext:value-type="error">
            <text:p>#DIV/0!</text:p>
          </table:table-cell>
          <table:table-cell table:formula="of:=[.F13]/[.L13]" office:value-type="string" office:string-value="" calcext:value-type="error">
            <text:p>#DIV/0!</text:p>
          </table:table-cell>
          <table:table-cell table:formula="of:=[.G13]/[.L13]" office:value-type="string" office:string-value="" calcext:value-type="error">
            <text:p>#DIV/0!</text:p>
          </table:table-cell>
          <table:table-cell table:formula="of:=IF(AND([.O13] &gt; 0; [.N13] &gt; 0.25; [.M13] &lt; 0.25); &quot;Core&quot;; IF(AND([.O13] &gt; 0; [.N13] &gt; 0.25); &quot;Rim&quot;; IF(AND([.O13] &gt; 0; [.N1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6.61" calcext:value-type="float">
            <text:p>6,61</text:p>
          </table:table-cell>
          <table:table-cell table:formula="of:=[.F14]-[.E14]" office:value-type="float" office:value="0" calcext:value-type="float">
            <text:p>0</text:p>
          </table:table-cell>
          <table:table-cell table:formula="of:=[.G14]/[.F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4]/[.L14]" office:value-type="string" office:string-value="" calcext:value-type="error">
            <text:p>#DIV/0!</text:p>
          </table:table-cell>
          <table:table-cell table:formula="of:=[.F14]/[.L14]" office:value-type="string" office:string-value="" calcext:value-type="error">
            <text:p>#DIV/0!</text:p>
          </table:table-cell>
          <table:table-cell table:formula="of:=[.G14]/[.L14]" office:value-type="string" office:string-value="" calcext:value-type="error">
            <text:p>#DIV/0!</text:p>
          </table:table-cell>
          <table:table-cell table:formula="of:=IF(AND([.O14] &gt; 0; [.N14] &gt; 0.25; [.M14] &lt; 0.25); &quot;Core&quot;; IF(AND([.O14] &gt; 0; [.N14] &gt; 0.25); &quot;Rim&quot;; IF(AND([.O14] &gt; 0; [.N1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LEU</text:p>
          </table:table-cell>
          <table:table-cell office:value-type="float" office:value="8.07" calcext:value-type="float">
            <text:p>8,07</text:p>
          </table:table-cell>
          <table:table-cell office:value-type="float" office:value="12.07" calcext:value-type="float">
            <text:p>12,07</text:p>
          </table:table-cell>
          <table:table-cell table:formula="of:=[.F15]-[.E15]" office:value-type="float" office:value="4" calcext:value-type="float">
            <text:p>4</text:p>
          </table:table-cell>
          <table:table-cell table:formula="of:=[.G15]/[.F15]" office:value-type="float" office:value="0.331400165700083" calcext:value-type="float">
            <text:p>0,3314001657000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E15]/[.L15]" office:value-type="float" office:value="0.0448333333333333" calcext:value-type="float">
            <text:p>0,044833333333333</text:p>
          </table:table-cell>
          <table:table-cell table:formula="of:=[.F15]/[.L15]" office:value-type="float" office:value="0.0670555555555556" calcext:value-type="float">
            <text:p>0,067055555555556</text:p>
          </table:table-cell>
          <table:table-cell table:formula="of:=[.G15]/[.L15]" office:value-type="float" office:value="0.0222222222222222" calcext:value-type="float">
            <text:p>0,022222222222222</text:p>
          </table:table-cell>
          <table:table-cell table:formula="of:=IF(AND([.O15] &gt; 0; [.N15] &gt; 0.25; [.M15] &lt; 0.25); &quot;Core&quot;; IF(AND([.O15] &gt; 0; [.N15] &gt; 0.25); &quot;Rim&quot;; IF(AND([.O15] &gt; 0; [.N15] &lt; 0.25); &quot;Support&quot;; &quot;None applies&quot;)))" office:value-type="string" office:string-value="Support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ET</text:p>
          </table:table-cell>
          <table:table-cell office:value-type="float" office:value="2.92" calcext:value-type="float">
            <text:p>2,92</text:p>
          </table:table-cell>
          <table:table-cell office:value-type="float" office:value="47.53" calcext:value-type="float">
            <text:p>47,53</text:p>
          </table:table-cell>
          <table:table-cell table:formula="of:=[.F16]-[.E16]" office:value-type="float" office:value="44.61" calcext:value-type="float">
            <text:p>44,61</text:p>
          </table:table-cell>
          <table:table-cell table:formula="of:=[.G16]/[.F16]" office:value-type="float" office:value="0.938565116768357" calcext:value-type="float">
            <text:p>0,938565116768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[.E16]/[.L16]" office:value-type="float" office:value="0.0143137254901961" calcext:value-type="float">
            <text:p>0,014313725490196</text:p>
          </table:table-cell>
          <table:table-cell table:formula="of:=[.F16]/[.L16]" office:value-type="float" office:value="0.232990196078431" calcext:value-type="float">
            <text:p>0,232990196078431</text:p>
          </table:table-cell>
          <table:table-cell table:formula="of:=[.G16]/[.L16]" office:value-type="float" office:value="0.218676470588235" calcext:value-type="float">
            <text:p>0,218676470588235</text:p>
          </table:table-cell>
          <table:table-cell table:formula="of:=IF(AND([.O16] &gt; 0; [.N16] &gt; 0.25; [.M16] &lt; 0.25); &quot;Core&quot;; IF(AND([.O16] &gt; 0; [.N16] &gt; 0.25); &quot;Rim&quot;; IF(AND([.O16] &gt; 0; [.N16] &lt; 0.25); &quot;Support&quot;; &quot;None applies&quot;)))" office:value-type="string" office:string-value="Support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ILE</text:p>
          </table:table-cell>
          <table:table-cell office:value-type="float" office:value="24.2" calcext:value-type="float">
            <text:p>24,2</text:p>
          </table:table-cell>
          <table:table-cell office:value-type="float" office:value="131.53" calcext:value-type="float">
            <text:p>131,53</text:p>
          </table:table-cell>
          <table:table-cell table:formula="of:=[.F17]-[.E17]" office:value-type="float" office:value="107.33" calcext:value-type="float">
            <text:p>107,33</text:p>
          </table:table-cell>
          <table:table-cell table:formula="of:=[.G17]/[.F17]" office:value-type="float" office:value="0.816011556298943" calcext:value-type="float">
            <text:p>0,8160115562989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formula="of:=[.E17]/[.L17]" office:value-type="float" office:value="0.132967032967033" calcext:value-type="float">
            <text:p>0,132967032967033</text:p>
          </table:table-cell>
          <table:table-cell table:formula="of:=[.F17]/[.L17]" office:value-type="float" office:value="0.722692307692308" calcext:value-type="float">
            <text:p>0,722692307692308</text:p>
          </table:table-cell>
          <table:table-cell table:formula="of:=[.G17]/[.L17]" office:value-type="float" office:value="0.589725274725275" calcext:value-type="float">
            <text:p>0,589725274725275</text:p>
          </table:table-cell>
          <table:table-cell table:formula="of:=IF(AND([.O17] &gt; 0; [.N17] &gt; 0.25; [.M17] &lt; 0.25); &quot;Core&quot;; IF(AND([.O17] &gt; 0; [.N17] &gt; 0.25); &quot;Rim&quot;; IF(AND([.O17] &gt; 0; [.N17] &lt; 0.25); &quot;Support&quot;; &quot;None applies&quot;)))" office:value-type="string" office:string-value="Core" calcext:value-type="string">
            <text:p>Core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ER</text:p>
          </table:table-cell>
          <table:table-cell office:value-type="float" office:value="32.89" calcext:value-type="float">
            <text:p>32,89</text:p>
          </table:table-cell>
          <table:table-cell office:value-type="float" office:value="114.13" calcext:value-type="float">
            <text:p>114,13</text:p>
          </table:table-cell>
          <table:table-cell table:formula="of:=[.F18]-[.E18]" office:value-type="float" office:value="81.24" calcext:value-type="float">
            <text:p>81,24</text:p>
          </table:table-cell>
          <table:table-cell table:formula="of:=[.G18]/[.F18]" office:value-type="float" office:value="0.711819854551827" calcext:value-type="float">
            <text:p>0,7118198545518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formula="of:=[.E18]/[.L18]" office:value-type="float" office:value="0.269590163934426" calcext:value-type="float">
            <text:p>0,269590163934426</text:p>
          </table:table-cell>
          <table:table-cell table:formula="of:=[.F18]/[.L18]" office:value-type="float" office:value="0.935491803278688" calcext:value-type="float">
            <text:p>0,935491803278688</text:p>
          </table:table-cell>
          <table:table-cell table:formula="of:=[.G18]/[.L18]" office:value-type="float" office:value="0.665901639344262" calcext:value-type="float">
            <text:p>0,665901639344262</text:p>
          </table:table-cell>
          <table:table-cell table:formula="of:=IF(AND([.O18] &gt; 0; [.N18] &gt; 0.25; [.M18] &lt; 0.25); &quot;Core&quot;; IF(AND([.O18] &gt; 0; [.N18] &gt; 0.25); &quot;Rim&quot;; IF(AND([.O18] &gt; 0; [.N18] &lt; 0.25); &quot;Support&quot;; &quot;None applies&quot;)))" office:value-type="string" office:string-value="Rim" calcext:value-type="string">
            <text:p>Rim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RG</text:p>
          </table:table-cell>
          <table:table-cell office:value-type="float" office:value="88.49" calcext:value-type="float">
            <text:p>88,49</text:p>
          </table:table-cell>
          <table:table-cell office:value-type="float" office:value="101.12" calcext:value-type="float">
            <text:p>101,12</text:p>
          </table:table-cell>
          <table:table-cell table:formula="of:=[.F19]-[.E19]" office:value-type="float" office:value="12.63" calcext:value-type="float">
            <text:p>12,63</text:p>
          </table:table-cell>
          <table:table-cell table:formula="of:=[.G19]/[.F19]" office:value-type="float" office:value="0.124901107594937" calcext:value-type="float">
            <text:p>0,1249011075949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[.E19]/[.L19]" office:value-type="float" office:value="0.367178423236514" calcext:value-type="float">
            <text:p>0,367178423236514</text:p>
          </table:table-cell>
          <table:table-cell table:formula="of:=[.F19]/[.L19]" office:value-type="float" office:value="0.419585062240664" calcext:value-type="float">
            <text:p>0,419585062240664</text:p>
          </table:table-cell>
          <table:table-cell table:formula="of:=[.G19]/[.L19]" office:value-type="float" office:value="0.0524066390041494" calcext:value-type="float">
            <text:p>0,05240663900415</text:p>
          </table:table-cell>
          <table:table-cell table:formula="of:=IF(AND([.O19] &gt; 0; [.N19] &gt; 0.25; [.M19] &lt; 0.25); &quot;Core&quot;; IF(AND([.O19] &gt; 0; [.N19] &gt; 0.25); &quot;Rim&quot;; IF(AND([.O19] &gt; 0; [.N19] &lt; 0.25); &quot;Support&quot;; &quot;None applies&quot;)))" office:value-type="string" office:string-value="Rim" calcext:value-type="string">
            <text:p>Rim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73.78" calcext:value-type="float">
            <text:p>73,78</text:p>
          </table:table-cell>
          <table:table-cell table:formula="of:=[.F20]-[.E20]" office:value-type="float" office:value="0" calcext:value-type="float">
            <text:p>0</text:p>
          </table:table-cell>
          <table:table-cell table:formula="of:=[.G20]/[.F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0]/[.L20]" office:value-type="string" office:string-value="" calcext:value-type="error">
            <text:p>#DIV/0!</text:p>
          </table:table-cell>
          <table:table-cell table:formula="of:=[.F20]/[.L20]" office:value-type="string" office:string-value="" calcext:value-type="error">
            <text:p>#DIV/0!</text:p>
          </table:table-cell>
          <table:table-cell table:formula="of:=[.G20]/[.L20]" office:value-type="string" office:string-value="" calcext:value-type="error">
            <text:p>#DIV/0!</text:p>
          </table:table-cell>
          <table:table-cell table:formula="of:=IF(AND([.O20] &gt; 0; [.N20] &gt; 0.25; [.M20] &lt; 0.25); &quot;Core&quot;; IF(AND([.O20] &gt; 0; [.N20] &gt; 0.25); &quot;Rim&quot;; IF(AND([.O20] &gt; 0; [.N20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3.08" calcext:value-type="float">
            <text:p>3,08</text:p>
          </table:table-cell>
          <table:table-cell table:formula="of:=[.F21]-[.E21]" office:value-type="float" office:value="0" calcext:value-type="float">
            <text:p>0</text:p>
          </table:table-cell>
          <table:table-cell table:formula="of:=[.G21]/[.F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1]/[.L21]" office:value-type="string" office:string-value="" calcext:value-type="error">
            <text:p>#DIV/0!</text:p>
          </table:table-cell>
          <table:table-cell table:formula="of:=[.F21]/[.L21]" office:value-type="string" office:string-value="" calcext:value-type="error">
            <text:p>#DIV/0!</text:p>
          </table:table-cell>
          <table:table-cell table:formula="of:=[.G21]/[.L21]" office:value-type="string" office:string-value="" calcext:value-type="error">
            <text:p>#DIV/0!</text:p>
          </table:table-cell>
          <table:table-cell table:formula="of:=IF(AND([.O21] &gt; 0; [.N21] &gt; 0.25; [.M21] &lt; 0.25); &quot;Core&quot;; IF(AND([.O21] &gt; 0; [.N21] &gt; 0.25); &quot;Rim&quot;; IF(AND([.O21] &gt; 0; [.N21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88.78" calcext:value-type="float">
            <text:p>88,78</text:p>
          </table:table-cell>
          <table:table-cell table:formula="of:=[.F22]-[.E22]" office:value-type="float" office:value="0" calcext:value-type="float">
            <text:p>0</text:p>
          </table:table-cell>
          <table:table-cell table:formula="of:=[.G22]/[.F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2]/[.L22]" office:value-type="string" office:string-value="" calcext:value-type="error">
            <text:p>#DIV/0!</text:p>
          </table:table-cell>
          <table:table-cell table:formula="of:=[.F22]/[.L22]" office:value-type="string" office:string-value="" calcext:value-type="error">
            <text:p>#DIV/0!</text:p>
          </table:table-cell>
          <table:table-cell table:formula="of:=[.G22]/[.L22]" office:value-type="string" office:string-value="" calcext:value-type="error">
            <text:p>#DIV/0!</text:p>
          </table:table-cell>
          <table:table-cell table:formula="of:=IF(AND([.O22] &gt; 0; [.N22] &gt; 0.25; [.M22] &lt; 0.25); &quot;Core&quot;; IF(AND([.O22] &gt; 0; [.N22] &gt; 0.25); &quot;Rim&quot;; IF(AND([.O22] &gt; 0; [.N22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3]-[.E23]" office:value-type="float" office:value="0" calcext:value-type="float">
            <text:p>0</text:p>
          </table:table-cell>
          <table:table-cell table:formula="of:=[.G23]/[.F2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3]/[.L23]" office:value-type="string" office:string-value="" calcext:value-type="error">
            <text:p>#DIV/0!</text:p>
          </table:table-cell>
          <table:table-cell table:formula="of:=[.F23]/[.L23]" office:value-type="string" office:string-value="" calcext:value-type="error">
            <text:p>#DIV/0!</text:p>
          </table:table-cell>
          <table:table-cell table:formula="of:=[.G23]/[.L23]" office:value-type="string" office:string-value="" calcext:value-type="error">
            <text:p>#DIV/0!</text:p>
          </table:table-cell>
          <table:table-cell table:formula="of:=IF(AND([.O23] &gt; 0; [.N23] &gt; 0.25; [.M23] &lt; 0.25); &quot;Core&quot;; IF(AND([.O23] &gt; 0; [.N23] &gt; 0.25); &quot;Rim&quot;; IF(AND([.O23] &gt; 0; [.N2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33.33" calcext:value-type="float">
            <text:p>33,33</text:p>
          </table:table-cell>
          <table:table-cell table:formula="of:=[.F24]-[.E24]" office:value-type="float" office:value="0" calcext:value-type="float">
            <text:p>0</text:p>
          </table:table-cell>
          <table:table-cell table:formula="of:=[.G24]/[.F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4]/[.L24]" office:value-type="string" office:string-value="" calcext:value-type="error">
            <text:p>#DIV/0!</text:p>
          </table:table-cell>
          <table:table-cell table:formula="of:=[.F24]/[.L24]" office:value-type="string" office:string-value="" calcext:value-type="error">
            <text:p>#DIV/0!</text:p>
          </table:table-cell>
          <table:table-cell table:formula="of:=[.G24]/[.L24]" office:value-type="string" office:string-value="" calcext:value-type="error">
            <text:p>#DIV/0!</text:p>
          </table:table-cell>
          <table:table-cell table:formula="of:=IF(AND([.O24] &gt; 0; [.N24] &gt; 0.25; [.M24] &lt; 0.25); &quot;Core&quot;; IF(AND([.O24] &gt; 0; [.N24] &gt; 0.25); &quot;Rim&quot;; IF(AND([.O24] &gt; 0; [.N2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Y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]-[.E25]" office:value-type="float" office:value="0" calcext:value-type="float">
            <text:p>0</text:p>
          </table:table-cell>
          <table:table-cell table:formula="of:=[.G25]/[.F25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5]/[.L25]" office:value-type="string" office:string-value="" calcext:value-type="error">
            <text:p>#DIV/0!</text:p>
          </table:table-cell>
          <table:table-cell table:formula="of:=[.F25]/[.L25]" office:value-type="string" office:string-value="" calcext:value-type="error">
            <text:p>#DIV/0!</text:p>
          </table:table-cell>
          <table:table-cell table:formula="of:=[.G25]/[.L25]" office:value-type="string" office:string-value="" calcext:value-type="error">
            <text:p>#DIV/0!</text:p>
          </table:table-cell>
          <table:table-cell table:formula="of:=IF(AND([.O25] &gt; 0; [.N25] &gt; 0.25; [.M25] &lt; 0.25); &quot;Core&quot;; IF(AND([.O25] &gt; 0; [.N25] &gt; 0.25); &quot;Rim&quot;; IF(AND([.O25] &gt; 0; [.N25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6.16" calcext:value-type="float">
            <text:p>6,16</text:p>
          </table:table-cell>
          <table:table-cell table:formula="of:=[.F26]-[.E26]" office:value-type="float" office:value="0" calcext:value-type="float">
            <text:p>0</text:p>
          </table:table-cell>
          <table:table-cell table:formula="of:=[.G26]/[.F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6]/[.L26]" office:value-type="string" office:string-value="" calcext:value-type="error">
            <text:p>#DIV/0!</text:p>
          </table:table-cell>
          <table:table-cell table:formula="of:=[.F26]/[.L26]" office:value-type="string" office:string-value="" calcext:value-type="error">
            <text:p>#DIV/0!</text:p>
          </table:table-cell>
          <table:table-cell table:formula="of:=[.G26]/[.L26]" office:value-type="string" office:string-value="" calcext:value-type="error">
            <text:p>#DIV/0!</text:p>
          </table:table-cell>
          <table:table-cell table:formula="of:=IF(AND([.O26] &gt; 0; [.N26] &gt; 0.25; [.M26] &lt; 0.25); &quot;Core&quot;; IF(AND([.O26] &gt; 0; [.N26] &gt; 0.25); &quot;Rim&quot;; IF(AND([.O26] &gt; 0; [.N26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.63" calcext:value-type="float">
            <text:p>3,63</text:p>
          </table:table-cell>
          <table:table-cell table:formula="of:=[.F27]-[.E27]" office:value-type="float" office:value="0" calcext:value-type="float">
            <text:p>0</text:p>
          </table:table-cell>
          <table:table-cell table:formula="of:=[.G27]/[.F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7]/[.L27]" office:value-type="string" office:string-value="" calcext:value-type="error">
            <text:p>#DIV/0!</text:p>
          </table:table-cell>
          <table:table-cell table:formula="of:=[.F27]/[.L27]" office:value-type="string" office:string-value="" calcext:value-type="error">
            <text:p>#DIV/0!</text:p>
          </table:table-cell>
          <table:table-cell table:formula="of:=[.G27]/[.L27]" office:value-type="string" office:string-value="" calcext:value-type="error">
            <text:p>#DIV/0!</text:p>
          </table:table-cell>
          <table:table-cell table:formula="of:=IF(AND([.O27] &gt; 0; [.N27] &gt; 0.25; [.M27] &lt; 0.25); &quot;Core&quot;; IF(AND([.O27] &gt; 0; [.N27] &gt; 0.25); &quot;Rim&quot;; IF(AND([.O27] &gt; 0; [.N27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1.62" calcext:value-type="float">
            <text:p>31,62</text:p>
          </table:table-cell>
          <table:table-cell table:formula="of:=[.F28]-[.E28]" office:value-type="float" office:value="0" calcext:value-type="float">
            <text:p>0</text:p>
          </table:table-cell>
          <table:table-cell table:formula="of:=[.G28]/[.F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8]/[.L28]" office:value-type="string" office:string-value="" calcext:value-type="error">
            <text:p>#DIV/0!</text:p>
          </table:table-cell>
          <table:table-cell table:formula="of:=[.F28]/[.L28]" office:value-type="string" office:string-value="" calcext:value-type="error">
            <text:p>#DIV/0!</text:p>
          </table:table-cell>
          <table:table-cell table:formula="of:=[.G28]/[.L28]" office:value-type="string" office:string-value="" calcext:value-type="error">
            <text:p>#DIV/0!</text:p>
          </table:table-cell>
          <table:table-cell table:formula="of:=IF(AND([.O28] &gt; 0; [.N28] &gt; 0.25; [.M28] &lt; 0.25); &quot;Core&quot;; IF(AND([.O28] &gt; 0; [.N28] &gt; 0.25); &quot;Rim&quot;; IF(AND([.O28] &gt; 0; [.N28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84.38" calcext:value-type="float">
            <text:p>84,38</text:p>
          </table:table-cell>
          <table:table-cell table:formula="of:=[.F29]-[.E29]" office:value-type="float" office:value="0" calcext:value-type="float">
            <text:p>0</text:p>
          </table:table-cell>
          <table:table-cell table:formula="of:=[.G29]/[.F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9]/[.L29]" office:value-type="string" office:string-value="" calcext:value-type="error">
            <text:p>#DIV/0!</text:p>
          </table:table-cell>
          <table:table-cell table:formula="of:=[.F29]/[.L29]" office:value-type="string" office:string-value="" calcext:value-type="error">
            <text:p>#DIV/0!</text:p>
          </table:table-cell>
          <table:table-cell table:formula="of:=[.G29]/[.L29]" office:value-type="string" office:string-value="" calcext:value-type="error">
            <text:p>#DIV/0!</text:p>
          </table:table-cell>
          <table:table-cell table:formula="of:=IF(AND([.O29] &gt; 0; [.N29] &gt; 0.25; [.M29] &lt; 0.25); &quot;Core&quot;; IF(AND([.O29] &gt; 0; [.N29] &gt; 0.25); &quot;Rim&quot;; IF(AND([.O29] &gt; 0; [.N29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6.32" calcext:value-type="float">
            <text:p>6,32</text:p>
          </table:table-cell>
          <table:table-cell table:formula="of:=[.F30]-[.E30]" office:value-type="float" office:value="0" calcext:value-type="float">
            <text:p>0</text:p>
          </table:table-cell>
          <table:table-cell table:formula="of:=[.G30]/[.F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30]/[.L30]" office:value-type="string" office:string-value="" calcext:value-type="error">
            <text:p>#DIV/0!</text:p>
          </table:table-cell>
          <table:table-cell table:formula="of:=[.F30]/[.L30]" office:value-type="string" office:string-value="" calcext:value-type="error">
            <text:p>#DIV/0!</text:p>
          </table:table-cell>
          <table:table-cell table:formula="of:=[.G30]/[.L30]" office:value-type="string" office:string-value="" calcext:value-type="error">
            <text:p>#DIV/0!</text:p>
          </table:table-cell>
          <table:table-cell table:formula="of:=IF(AND([.O30] &gt; 0; [.N30] &gt; 0.25; [.M30] &lt; 0.25); &quot;Core&quot;; IF(AND([.O30] &gt; 0; [.N30] &gt; 0.25); &quot;Rim&quot;; IF(AND([.O30] &gt; 0; [.N30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35.06" calcext:value-type="float">
            <text:p>35,06</text:p>
          </table:table-cell>
          <table:table-cell table:formula="of:=[.F31]-[.E31]" office:value-type="float" office:value="0" calcext:value-type="float">
            <text:p>0</text:p>
          </table:table-cell>
          <table:table-cell table:formula="of:=[.G31]/[.F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31]/[.L31]" office:value-type="string" office:string-value="" calcext:value-type="error">
            <text:p>#DIV/0!</text:p>
          </table:table-cell>
          <table:table-cell table:formula="of:=[.F31]/[.L31]" office:value-type="string" office:string-value="" calcext:value-type="error">
            <text:p>#DIV/0!</text:p>
          </table:table-cell>
          <table:table-cell table:formula="of:=[.G31]/[.L31]" office:value-type="string" office:string-value="" calcext:value-type="error">
            <text:p>#DIV/0!</text:p>
          </table:table-cell>
          <table:table-cell table:formula="of:=IF(AND([.O31] &gt; 0; [.N31] &gt; 0.25; [.M31] &lt; 0.25); &quot;Core&quot;; IF(AND([.O31] &gt; 0; [.N31] &gt; 0.25); &quot;Rim&quot;; IF(AND([.O31] &gt; 0; [.N31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HIS</text:p>
          </table:table-cell>
          <table:table-cell table:number-columns-repeated="2" office:value-type="float" office:value="84.01" calcext:value-type="float">
            <text:p>84,01</text:p>
          </table:table-cell>
          <table:table-cell table:formula="of:=[.F32]-[.E32]" office:value-type="float" office:value="0" calcext:value-type="float">
            <text:p>0</text:p>
          </table:table-cell>
          <table:table-cell table:formula="of:=[.G32]/[.F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32]/[.L32]" office:value-type="string" office:string-value="" calcext:value-type="error">
            <text:p>#DIV/0!</text:p>
          </table:table-cell>
          <table:table-cell table:formula="of:=[.F32]/[.L32]" office:value-type="string" office:string-value="" calcext:value-type="error">
            <text:p>#DIV/0!</text:p>
          </table:table-cell>
          <table:table-cell table:formula="of:=[.G32]/[.L32]" office:value-type="string" office:string-value="" calcext:value-type="error">
            <text:p>#DIV/0!</text:p>
          </table:table-cell>
          <table:table-cell table:formula="of:=IF(AND([.O32] &gt; 0; [.N32] &gt; 0.25; [.M32] &lt; 0.25); &quot;Core&quot;; IF(AND([.O32] &gt; 0; [.N32] &gt; 0.25); &quot;Rim&quot;; IF(AND([.O32] &gt; 0; [.N32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145.76" calcext:value-type="float">
            <text:p>145,76</text:p>
          </table:table-cell>
          <table:table-cell table:formula="of:=[.F33]-[.E33]" office:value-type="float" office:value="0" calcext:value-type="float">
            <text:p>0</text:p>
          </table:table-cell>
          <table:table-cell table:formula="of:=[.G33]/[.F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33]/[.L33]" office:value-type="string" office:string-value="" calcext:value-type="error">
            <text:p>#DIV/0!</text:p>
          </table:table-cell>
          <table:table-cell table:formula="of:=[.F33]/[.L33]" office:value-type="string" office:string-value="" calcext:value-type="error">
            <text:p>#DIV/0!</text:p>
          </table:table-cell>
          <table:table-cell table:formula="of:=[.G33]/[.L33]" office:value-type="string" office:string-value="" calcext:value-type="error">
            <text:p>#DIV/0!</text:p>
          </table:table-cell>
          <table:table-cell table:formula="of:=IF(AND([.O33] &gt; 0; [.N33] &gt; 0.25; [.M33] &lt; 0.25); &quot;Core&quot;; IF(AND([.O33] &gt; 0; [.N33] &gt; 0.25); &quot;Rim&quot;; IF(AND([.O33] &gt; 0; [.N3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47.56" calcext:value-type="float">
            <text:p>47,56</text:p>
          </table:table-cell>
          <table:table-cell table:formula="of:=[.F34]-[.E34]" office:value-type="float" office:value="0" calcext:value-type="float">
            <text:p>0</text:p>
          </table:table-cell>
          <table:table-cell table:formula="of:=[.G34]/[.F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34]/[.L34]" office:value-type="string" office:string-value="" calcext:value-type="error">
            <text:p>#DIV/0!</text:p>
          </table:table-cell>
          <table:table-cell table:formula="of:=[.F34]/[.L34]" office:value-type="string" office:string-value="" calcext:value-type="error">
            <text:p>#DIV/0!</text:p>
          </table:table-cell>
          <table:table-cell table:formula="of:=[.G34]/[.L34]" office:value-type="string" office:string-value="" calcext:value-type="error">
            <text:p>#DIV/0!</text:p>
          </table:table-cell>
          <table:table-cell table:formula="of:=IF(AND([.O34] &gt; 0; [.N34] &gt; 0.25; [.M34] &lt; 0.25); &quot;Core&quot;; IF(AND([.O34] &gt; 0; [.N34] &gt; 0.25); &quot;Rim&quot;; IF(AND([.O34] &gt; 0; [.N3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43.49" calcext:value-type="float">
            <text:p>43,49</text:p>
          </table:table-cell>
          <table:table-cell table:formula="of:=[.F35]-[.E35]" office:value-type="float" office:value="0" calcext:value-type="float">
            <text:p>0</text:p>
          </table:table-cell>
          <table:table-cell table:formula="of:=[.G35]/[.F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35]/[.L35]" office:value-type="string" office:string-value="" calcext:value-type="error">
            <text:p>#DIV/0!</text:p>
          </table:table-cell>
          <table:table-cell table:formula="of:=[.F35]/[.L35]" office:value-type="string" office:string-value="" calcext:value-type="error">
            <text:p>#DIV/0!</text:p>
          </table:table-cell>
          <table:table-cell table:formula="of:=[.G35]/[.L35]" office:value-type="string" office:string-value="" calcext:value-type="error">
            <text:p>#DIV/0!</text:p>
          </table:table-cell>
          <table:table-cell table:formula="of:=IF(AND([.O35] &gt; 0; [.N35] &gt; 0.25; [.M35] &lt; 0.25); &quot;Core&quot;; IF(AND([.O35] &gt; 0; [.N35] &gt; 0.25); &quot;Rim&quot;; IF(AND([.O35] &gt; 0; [.N35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158.45" calcext:value-type="float">
            <text:p>158,45</text:p>
          </table:table-cell>
          <table:table-cell table:formula="of:=[.F36]-[.E36]" office:value-type="float" office:value="0" calcext:value-type="float">
            <text:p>0</text:p>
          </table:table-cell>
          <table:table-cell table:formula="of:=[.G36]/[.F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36]/[.L36]" office:value-type="string" office:string-value="" calcext:value-type="error">
            <text:p>#DIV/0!</text:p>
          </table:table-cell>
          <table:table-cell table:formula="of:=[.F36]/[.L36]" office:value-type="string" office:string-value="" calcext:value-type="error">
            <text:p>#DIV/0!</text:p>
          </table:table-cell>
          <table:table-cell table:formula="of:=[.G36]/[.L36]" office:value-type="string" office:string-value="" calcext:value-type="error">
            <text:p>#DIV/0!</text:p>
          </table:table-cell>
          <table:table-cell table:formula="of:=IF(AND([.O36] &gt; 0; [.N36] &gt; 0.25; [.M36] &lt; 0.25); &quot;Core&quot;; IF(AND([.O36] &gt; 0; [.N36] &gt; 0.25); &quot;Rim&quot;; IF(AND([.O36] &gt; 0; [.N36] &lt; 0.25); &quot;Support&quot;; &quot;None applies&quot;)))" office:value-type="string" office:string-value="" calcext:value-type="error">
            <text:p>#DIV/0!</text:p>
          </table:table-cell>
          <table:table-cell office:value-type="string" calcext:value-type="string">
            <text:p>1(Stability)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4.94" calcext:value-type="float">
            <text:p>14,94</text:p>
          </table:table-cell>
          <table:table-cell table:formula="of:=[.F37]-[.E37]" office:value-type="float" office:value="0" calcext:value-type="float">
            <text:p>0</text:p>
          </table:table-cell>
          <table:table-cell table:formula="of:=[.G37]/[.F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37]/[.L37]" office:value-type="string" office:string-value="" calcext:value-type="error">
            <text:p>#DIV/0!</text:p>
          </table:table-cell>
          <table:table-cell table:formula="of:=[.F37]/[.L37]" office:value-type="string" office:string-value="" calcext:value-type="error">
            <text:p>#DIV/0!</text:p>
          </table:table-cell>
          <table:table-cell table:formula="of:=[.G37]/[.L37]" office:value-type="string" office:string-value="" calcext:value-type="error">
            <text:p>#DIV/0!</text:p>
          </table:table-cell>
          <table:table-cell table:formula="of:=IF(AND([.O37] &gt; 0; [.N37] &gt; 0.25; [.M37] &lt; 0.25); &quot;Core&quot;; IF(AND([.O37] &gt; 0; [.N37] &gt; 0.25); &quot;Rim&quot;; IF(AND([.O37] &gt; 0; [.N37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53.3" calcext:value-type="float">
            <text:p>153,3</text:p>
          </table:table-cell>
          <table:table-cell table:formula="of:=[.F38]-[.E38]" office:value-type="float" office:value="0" calcext:value-type="float">
            <text:p>0</text:p>
          </table:table-cell>
          <table:table-cell table:formula="of:=[.G38]/[.F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38]/[.L38]" office:value-type="string" office:string-value="" calcext:value-type="error">
            <text:p>#DIV/0!</text:p>
          </table:table-cell>
          <table:table-cell table:formula="of:=[.F38]/[.L38]" office:value-type="string" office:string-value="" calcext:value-type="error">
            <text:p>#DIV/0!</text:p>
          </table:table-cell>
          <table:table-cell table:formula="of:=[.G38]/[.L38]" office:value-type="string" office:string-value="" calcext:value-type="error">
            <text:p>#DIV/0!</text:p>
          </table:table-cell>
          <table:table-cell table:formula="of:=IF(AND([.O38] &gt; 0; [.N38] &gt; 0.25; [.M38] &lt; 0.25); &quot;Core&quot;; IF(AND([.O38] &gt; 0; [.N38] &gt; 0.25); &quot;Rim&quot;; IF(AND([.O38] &gt; 0; [.N38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35.43" calcext:value-type="float">
            <text:p>35,43</text:p>
          </table:table-cell>
          <table:table-cell table:formula="of:=[.F39]-[.E39]" office:value-type="float" office:value="0" calcext:value-type="float">
            <text:p>0</text:p>
          </table:table-cell>
          <table:table-cell table:formula="of:=[.G39]/[.F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39]/[.L39]" office:value-type="string" office:string-value="" calcext:value-type="error">
            <text:p>#DIV/0!</text:p>
          </table:table-cell>
          <table:table-cell table:formula="of:=[.F39]/[.L39]" office:value-type="string" office:string-value="" calcext:value-type="error">
            <text:p>#DIV/0!</text:p>
          </table:table-cell>
          <table:table-cell table:formula="of:=[.G39]/[.L39]" office:value-type="string" office:string-value="" calcext:value-type="error">
            <text:p>#DIV/0!</text:p>
          </table:table-cell>
          <table:table-cell table:formula="of:=IF(AND([.O39] &gt; 0; [.N39] &gt; 0.25; [.M39] &lt; 0.25); &quot;Core&quot;; IF(AND([.O39] &gt; 0; [.N39] &gt; 0.25); &quot;Rim&quot;; IF(AND([.O39] &gt; 0; [.N39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24.93" calcext:value-type="float">
            <text:p>24,93</text:p>
          </table:table-cell>
          <table:table-cell table:formula="of:=[.F40]-[.E40]" office:value-type="float" office:value="0" calcext:value-type="float">
            <text:p>0</text:p>
          </table:table-cell>
          <table:table-cell table:formula="of:=[.G40]/[.F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40]/[.L40]" office:value-type="string" office:string-value="" calcext:value-type="error">
            <text:p>#DIV/0!</text:p>
          </table:table-cell>
          <table:table-cell table:formula="of:=[.F40]/[.L40]" office:value-type="string" office:string-value="" calcext:value-type="error">
            <text:p>#DIV/0!</text:p>
          </table:table-cell>
          <table:table-cell table:formula="of:=[.G40]/[.L40]" office:value-type="string" office:string-value="" calcext:value-type="error">
            <text:p>#DIV/0!</text:p>
          </table:table-cell>
          <table:table-cell table:formula="of:=IF(AND([.O40] &gt; 0; [.N40] &gt; 0.25; [.M40] &lt; 0.25); &quot;Core&quot;; IF(AND([.O40] &gt; 0; [.N40] &gt; 0.25); &quot;Rim&quot;; IF(AND([.O40] &gt; 0; [.N40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TRP</text:p>
          </table:table-cell>
          <table:table-cell table:number-columns-repeated="2" office:value-type="float" office:value="1.27" calcext:value-type="float">
            <text:p>1,27</text:p>
          </table:table-cell>
          <table:table-cell table:formula="of:=[.F41]-[.E41]" office:value-type="float" office:value="0" calcext:value-type="float">
            <text:p>0</text:p>
          </table:table-cell>
          <table:table-cell table:formula="of:=[.G41]/[.F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41]/[.L41]" office:value-type="string" office:string-value="" calcext:value-type="error">
            <text:p>#DIV/0!</text:p>
          </table:table-cell>
          <table:table-cell table:formula="of:=[.F41]/[.L41]" office:value-type="string" office:string-value="" calcext:value-type="error">
            <text:p>#DIV/0!</text:p>
          </table:table-cell>
          <table:table-cell table:formula="of:=[.G41]/[.L41]" office:value-type="string" office:string-value="" calcext:value-type="error">
            <text:p>#DIV/0!</text:p>
          </table:table-cell>
          <table:table-cell table:formula="of:=IF(AND([.O41] &gt; 0; [.N41] &gt; 0.25; [.M41] &lt; 0.25); &quot;Core&quot;; IF(AND([.O41] &gt; 0; [.N41] &gt; 0.25); &quot;Rim&quot;; IF(AND([.O41] &gt; 0; [.N41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29.34" calcext:value-type="float">
            <text:p>29,34</text:p>
          </table:table-cell>
          <table:table-cell table:formula="of:=[.F42]-[.E42]" office:value-type="float" office:value="0" calcext:value-type="float">
            <text:p>0</text:p>
          </table:table-cell>
          <table:table-cell table:formula="of:=[.G42]/[.F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42]/[.L42]" office:value-type="string" office:string-value="" calcext:value-type="error">
            <text:p>#DIV/0!</text:p>
          </table:table-cell>
          <table:table-cell table:formula="of:=[.F42]/[.L42]" office:value-type="string" office:string-value="" calcext:value-type="error">
            <text:p>#DIV/0!</text:p>
          </table:table-cell>
          <table:table-cell table:formula="of:=[.G42]/[.L42]" office:value-type="string" office:string-value="" calcext:value-type="error">
            <text:p>#DIV/0!</text:p>
          </table:table-cell>
          <table:table-cell table:formula="of:=IF(AND([.O42] &gt; 0; [.N42] &gt; 0.25; [.M42] &lt; 0.25); &quot;Core&quot;; IF(AND([.O42] &gt; 0; [.N42] &gt; 0.25); &quot;Rim&quot;; IF(AND([.O42] &gt; 0; [.N42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20.16" calcext:value-type="float">
            <text:p>20,16</text:p>
          </table:table-cell>
          <table:table-cell table:formula="of:=[.F43]-[.E43]" office:value-type="float" office:value="0" calcext:value-type="float">
            <text:p>0</text:p>
          </table:table-cell>
          <table:table-cell table:formula="of:=[.G43]/[.F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43]/[.L43]" office:value-type="string" office:string-value="" calcext:value-type="error">
            <text:p>#DIV/0!</text:p>
          </table:table-cell>
          <table:table-cell table:formula="of:=[.F43]/[.L43]" office:value-type="string" office:string-value="" calcext:value-type="error">
            <text:p>#DIV/0!</text:p>
          </table:table-cell>
          <table:table-cell table:formula="of:=[.G43]/[.L43]" office:value-type="string" office:string-value="" calcext:value-type="error">
            <text:p>#DIV/0!</text:p>
          </table:table-cell>
          <table:table-cell table:formula="of:=IF(AND([.O43] &gt; 0; [.N43] &gt; 0.25; [.M43] &lt; 0.25); &quot;Core&quot;; IF(AND([.O43] &gt; 0; [.N43] &gt; 0.25); &quot;Rim&quot;; IF(AND([.O43] &gt; 0; [.N4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81.8" calcext:value-type="float">
            <text:p>81,8</text:p>
          </table:table-cell>
          <table:table-cell table:formula="of:=[.F44]-[.E44]" office:value-type="float" office:value="0" calcext:value-type="float">
            <text:p>0</text:p>
          </table:table-cell>
          <table:table-cell table:formula="of:=[.G44]/[.F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44]/[.L44]" office:value-type="string" office:string-value="" calcext:value-type="error">
            <text:p>#DIV/0!</text:p>
          </table:table-cell>
          <table:table-cell table:formula="of:=[.F44]/[.L44]" office:value-type="string" office:string-value="" calcext:value-type="error">
            <text:p>#DIV/0!</text:p>
          </table:table-cell>
          <table:table-cell table:formula="of:=[.G44]/[.L44]" office:value-type="string" office:string-value="" calcext:value-type="error">
            <text:p>#DIV/0!</text:p>
          </table:table-cell>
          <table:table-cell table:formula="of:=IF(AND([.O44] &gt; 0; [.N44] &gt; 0.25; [.M44] &lt; 0.25); &quot;Core&quot;; IF(AND([.O44] &gt; 0; [.N44] &gt; 0.25); &quot;Rim&quot;; IF(AND([.O44] &gt; 0; [.N4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57.42" calcext:value-type="float">
            <text:p>57,42</text:p>
          </table:table-cell>
          <table:table-cell table:formula="of:=[.F45]-[.E45]" office:value-type="float" office:value="0" calcext:value-type="float">
            <text:p>0</text:p>
          </table:table-cell>
          <table:table-cell table:formula="of:=[.G45]/[.F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45]/[.L45]" office:value-type="string" office:string-value="" calcext:value-type="error">
            <text:p>#DIV/0!</text:p>
          </table:table-cell>
          <table:table-cell table:formula="of:=[.F45]/[.L45]" office:value-type="string" office:string-value="" calcext:value-type="error">
            <text:p>#DIV/0!</text:p>
          </table:table-cell>
          <table:table-cell table:formula="of:=[.G45]/[.L45]" office:value-type="string" office:string-value="" calcext:value-type="error">
            <text:p>#DIV/0!</text:p>
          </table:table-cell>
          <table:table-cell table:formula="of:=IF(AND([.O45] &gt; 0; [.N45] &gt; 0.25; [.M45] &lt; 0.25); &quot;Core&quot;; IF(AND([.O45] &gt; 0; [.N45] &gt; 0.25); &quot;Rim&quot;; IF(AND([.O45] &gt; 0; [.N45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09.06" calcext:value-type="float">
            <text:p>109,06</text:p>
          </table:table-cell>
          <table:table-cell table:formula="of:=[.F46]-[.E46]" office:value-type="float" office:value="0" calcext:value-type="float">
            <text:p>0</text:p>
          </table:table-cell>
          <table:table-cell table:formula="of:=[.G46]/[.F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46]/[.L46]" office:value-type="string" office:string-value="" calcext:value-type="error">
            <text:p>#DIV/0!</text:p>
          </table:table-cell>
          <table:table-cell table:formula="of:=[.F46]/[.L46]" office:value-type="string" office:string-value="" calcext:value-type="error">
            <text:p>#DIV/0!</text:p>
          </table:table-cell>
          <table:table-cell table:formula="of:=[.G46]/[.L46]" office:value-type="string" office:string-value="" calcext:value-type="error">
            <text:p>#DIV/0!</text:p>
          </table:table-cell>
          <table:table-cell table:formula="of:=IF(AND([.O46] &gt; 0; [.N46] &gt; 0.25; [.M46] &lt; 0.25); &quot;Core&quot;; IF(AND([.O46] &gt; 0; [.N46] &gt; 0.25); &quot;Rim&quot;; IF(AND([.O46] &gt; 0; [.N46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72.11" calcext:value-type="float">
            <text:p>72,11</text:p>
          </table:table-cell>
          <table:table-cell table:formula="of:=[.F47]-[.E47]" office:value-type="float" office:value="0" calcext:value-type="float">
            <text:p>0</text:p>
          </table:table-cell>
          <table:table-cell table:formula="of:=[.G47]/[.F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47]/[.L47]" office:value-type="string" office:string-value="" calcext:value-type="error">
            <text:p>#DIV/0!</text:p>
          </table:table-cell>
          <table:table-cell table:formula="of:=[.F47]/[.L47]" office:value-type="string" office:string-value="" calcext:value-type="error">
            <text:p>#DIV/0!</text:p>
          </table:table-cell>
          <table:table-cell table:formula="of:=[.G47]/[.L47]" office:value-type="string" office:string-value="" calcext:value-type="error">
            <text:p>#DIV/0!</text:p>
          </table:table-cell>
          <table:table-cell table:formula="of:=IF(AND([.O47] &gt; 0; [.N47] &gt; 0.25; [.M47] &lt; 0.25); &quot;Core&quot;; IF(AND([.O47] &gt; 0; [.N47] &gt; 0.25); &quot;Rim&quot;; IF(AND([.O47] &gt; 0; [.N47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5.09" calcext:value-type="float">
            <text:p>35,09</text:p>
          </table:table-cell>
          <table:table-cell table:formula="of:=[.F48]-[.E48]" office:value-type="float" office:value="0" calcext:value-type="float">
            <text:p>0</text:p>
          </table:table-cell>
          <table:table-cell table:formula="of:=[.G48]/[.F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48]/[.L48]" office:value-type="string" office:string-value="" calcext:value-type="error">
            <text:p>#DIV/0!</text:p>
          </table:table-cell>
          <table:table-cell table:formula="of:=[.F48]/[.L48]" office:value-type="string" office:string-value="" calcext:value-type="error">
            <text:p>#DIV/0!</text:p>
          </table:table-cell>
          <table:table-cell table:formula="of:=[.G48]/[.L48]" office:value-type="string" office:string-value="" calcext:value-type="error">
            <text:p>#DIV/0!</text:p>
          </table:table-cell>
          <table:table-cell table:formula="of:=IF(AND([.O48] &gt; 0; [.N48] &gt; 0.25; [.M48] &lt; 0.25); &quot;Core&quot;; IF(AND([.O48] &gt; 0; [.N48] &gt; 0.25); &quot;Rim&quot;; IF(AND([.O48] &gt; 0; [.N48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HIS</text:p>
          </table:table-cell>
          <table:table-cell table:number-columns-repeated="2" office:value-type="float" office:value="120.76" calcext:value-type="float">
            <text:p>120,76</text:p>
          </table:table-cell>
          <table:table-cell table:formula="of:=[.F49]-[.E49]" office:value-type="float" office:value="0" calcext:value-type="float">
            <text:p>0</text:p>
          </table:table-cell>
          <table:table-cell table:formula="of:=[.G49]/[.F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49]/[.L49]" office:value-type="string" office:string-value="" calcext:value-type="error">
            <text:p>#DIV/0!</text:p>
          </table:table-cell>
          <table:table-cell table:formula="of:=[.F49]/[.L49]" office:value-type="string" office:string-value="" calcext:value-type="error">
            <text:p>#DIV/0!</text:p>
          </table:table-cell>
          <table:table-cell table:formula="of:=[.G49]/[.L49]" office:value-type="string" office:string-value="" calcext:value-type="error">
            <text:p>#DIV/0!</text:p>
          </table:table-cell>
          <table:table-cell table:formula="of:=IF(AND([.O49] &gt; 0; [.N49] &gt; 0.25; [.M49] &lt; 0.25); &quot;Core&quot;; IF(AND([.O49] &gt; 0; [.N49] &gt; 0.25); &quot;Rim&quot;; IF(AND([.O49] &gt; 0; [.N49] &lt; 0.25); &quot;Support&quot;; &quot;None applies&quot;)))" office:value-type="string" office:string-value="" calcext:value-type="error">
            <text:p>#DIV/0!</text:p>
          </table:table-cell>
          <table:table-cell office:value-type="string" calcext:value-type="string">
            <text:p>1(Stability)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139.3" calcext:value-type="float">
            <text:p>139,3</text:p>
          </table:table-cell>
          <table:table-cell table:formula="of:=[.F50]-[.E50]" office:value-type="float" office:value="0" calcext:value-type="float">
            <text:p>0</text:p>
          </table:table-cell>
          <table:table-cell table:formula="of:=[.G50]/[.F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50]/[.L50]" office:value-type="string" office:string-value="" calcext:value-type="error">
            <text:p>#DIV/0!</text:p>
          </table:table-cell>
          <table:table-cell table:formula="of:=[.F50]/[.L50]" office:value-type="string" office:string-value="" calcext:value-type="error">
            <text:p>#DIV/0!</text:p>
          </table:table-cell>
          <table:table-cell table:formula="of:=[.G50]/[.L50]" office:value-type="string" office:string-value="" calcext:value-type="error">
            <text:p>#DIV/0!</text:p>
          </table:table-cell>
          <table:table-cell table:formula="of:=IF(AND([.O50] &gt; 0; [.N50] &gt; 0.25; [.M50] &lt; 0.25); &quot;Core&quot;; IF(AND([.O50] &gt; 0; [.N50] &gt; 0.25); &quot;Rim&quot;; IF(AND([.O50] &gt; 0; [.N50] &lt; 0.25); &quot;Support&quot;; &quot;None applies&quot;)))" office:value-type="string" office:string-value="" calcext:value-type="error">
            <text:p>#DIV/0!</text:p>
          </table:table-cell>
          <table:table-cell office:value-type="string" calcext:value-type="string">
            <text:p>1(Stability)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45.28" calcext:value-type="float">
            <text:p>45,28</text:p>
          </table:table-cell>
          <table:table-cell table:formula="of:=[.F51]-[.E51]" office:value-type="float" office:value="0" calcext:value-type="float">
            <text:p>0</text:p>
          </table:table-cell>
          <table:table-cell table:formula="of:=[.G51]/[.F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51]/[.L51]" office:value-type="string" office:string-value="" calcext:value-type="error">
            <text:p>#DIV/0!</text:p>
          </table:table-cell>
          <table:table-cell table:formula="of:=[.F51]/[.L51]" office:value-type="string" office:string-value="" calcext:value-type="error">
            <text:p>#DIV/0!</text:p>
          </table:table-cell>
          <table:table-cell table:formula="of:=[.G51]/[.L51]" office:value-type="string" office:string-value="" calcext:value-type="error">
            <text:p>#DIV/0!</text:p>
          </table:table-cell>
          <table:table-cell table:formula="of:=IF(AND([.O51] &gt; 0; [.N51] &gt; 0.25; [.M51] &lt; 0.25); &quot;Core&quot;; IF(AND([.O51] &gt; 0; [.N51] &gt; 0.25); &quot;Rim&quot;; IF(AND([.O51] &gt; 0; [.N51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96.3" calcext:value-type="float">
            <text:p>96,3</text:p>
          </table:table-cell>
          <table:table-cell table:formula="of:=[.F52]-[.E52]" office:value-type="float" office:value="0" calcext:value-type="float">
            <text:p>0</text:p>
          </table:table-cell>
          <table:table-cell table:formula="of:=[.G52]/[.F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52]/[.L52]" office:value-type="string" office:string-value="" calcext:value-type="error">
            <text:p>#DIV/0!</text:p>
          </table:table-cell>
          <table:table-cell table:formula="of:=[.F52]/[.L52]" office:value-type="string" office:string-value="" calcext:value-type="error">
            <text:p>#DIV/0!</text:p>
          </table:table-cell>
          <table:table-cell table:formula="of:=[.G52]/[.L52]" office:value-type="string" office:string-value="" calcext:value-type="error">
            <text:p>#DIV/0!</text:p>
          </table:table-cell>
          <table:table-cell table:formula="of:=IF(AND([.O52] &gt; 0; [.N52] &gt; 0.25; [.M52] &lt; 0.25); &quot;Core&quot;; IF(AND([.O52] &gt; 0; [.N52] &gt; 0.25); &quot;Rim&quot;; IF(AND([.O52] &gt; 0; [.N52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31.2" calcext:value-type="float">
            <text:p>31,2</text:p>
          </table:table-cell>
          <table:table-cell table:formula="of:=[.F53]-[.E53]" office:value-type="float" office:value="0" calcext:value-type="float">
            <text:p>0</text:p>
          </table:table-cell>
          <table:table-cell table:formula="of:=[.G53]/[.F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53]/[.L53]" office:value-type="string" office:string-value="" calcext:value-type="error">
            <text:p>#DIV/0!</text:p>
          </table:table-cell>
          <table:table-cell table:formula="of:=[.F53]/[.L53]" office:value-type="string" office:string-value="" calcext:value-type="error">
            <text:p>#DIV/0!</text:p>
          </table:table-cell>
          <table:table-cell table:formula="of:=[.G53]/[.L53]" office:value-type="string" office:string-value="" calcext:value-type="error">
            <text:p>#DIV/0!</text:p>
          </table:table-cell>
          <table:table-cell table:formula="of:=IF(AND([.O53] &gt; 0; [.N53] &gt; 0.25; [.M53] &lt; 0.25); &quot;Core&quot;; IF(AND([.O53] &gt; 0; [.N53] &gt; 0.25); &quot;Rim&quot;; IF(AND([.O53] &gt; 0; [.N5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26.6" calcext:value-type="float">
            <text:p>126,6</text:p>
          </table:table-cell>
          <table:table-cell table:formula="of:=[.F54]-[.E54]" office:value-type="float" office:value="0" calcext:value-type="float">
            <text:p>0</text:p>
          </table:table-cell>
          <table:table-cell table:formula="of:=[.G54]/[.F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54]/[.L54]" office:value-type="string" office:string-value="" calcext:value-type="error">
            <text:p>#DIV/0!</text:p>
          </table:table-cell>
          <table:table-cell table:formula="of:=[.F54]/[.L54]" office:value-type="string" office:string-value="" calcext:value-type="error">
            <text:p>#DIV/0!</text:p>
          </table:table-cell>
          <table:table-cell table:formula="of:=[.G54]/[.L54]" office:value-type="string" office:string-value="" calcext:value-type="error">
            <text:p>#DIV/0!</text:p>
          </table:table-cell>
          <table:table-cell table:formula="of:=IF(AND([.O54] &gt; 0; [.N54] &gt; 0.25; [.M54] &lt; 0.25); &quot;Core&quot;; IF(AND([.O54] &gt; 0; [.N54] &gt; 0.25); &quot;Rim&quot;; IF(AND([.O54] &gt; 0; [.N5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87.17" calcext:value-type="float">
            <text:p>87,17</text:p>
          </table:table-cell>
          <table:table-cell table:formula="of:=[.F55]-[.E55]" office:value-type="float" office:value="0" calcext:value-type="float">
            <text:p>0</text:p>
          </table:table-cell>
          <table:table-cell table:formula="of:=[.G55]/[.F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55]/[.L55]" office:value-type="string" office:string-value="" calcext:value-type="error">
            <text:p>#DIV/0!</text:p>
          </table:table-cell>
          <table:table-cell table:formula="of:=[.F55]/[.L55]" office:value-type="string" office:string-value="" calcext:value-type="error">
            <text:p>#DIV/0!</text:p>
          </table:table-cell>
          <table:table-cell table:formula="of:=[.G55]/[.L55]" office:value-type="string" office:string-value="" calcext:value-type="error">
            <text:p>#DIV/0!</text:p>
          </table:table-cell>
          <table:table-cell table:formula="of:=IF(AND([.O55] &gt; 0; [.N55] &gt; 0.25; [.M55] &lt; 0.25); &quot;Core&quot;; IF(AND([.O55] &gt; 0; [.N55] &gt; 0.25); &quot;Rim&quot;; IF(AND([.O55] &gt; 0; [.N55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194.07" calcext:value-type="float">
            <text:p>194,07</text:p>
          </table:table-cell>
          <table:table-cell table:formula="of:=[.F56]-[.E56]" office:value-type="float" office:value="0" calcext:value-type="float">
            <text:p>0</text:p>
          </table:table-cell>
          <table:table-cell table:formula="of:=[.G56]/[.F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56]/[.L56]" office:value-type="string" office:string-value="" calcext:value-type="error">
            <text:p>#DIV/0!</text:p>
          </table:table-cell>
          <table:table-cell table:formula="of:=[.F56]/[.L56]" office:value-type="string" office:string-value="" calcext:value-type="error">
            <text:p>#DIV/0!</text:p>
          </table:table-cell>
          <table:table-cell table:formula="of:=[.G56]/[.L56]" office:value-type="string" office:string-value="" calcext:value-type="error">
            <text:p>#DIV/0!</text:p>
          </table:table-cell>
          <table:table-cell table:formula="of:=IF(AND([.O56] &gt; 0; [.N56] &gt; 0.25; [.M56] &lt; 0.25); &quot;Core&quot;; IF(AND([.O56] &gt; 0; [.N56] &gt; 0.25); &quot;Rim&quot;; IF(AND([.O56] &gt; 0; [.N56] &lt; 0.25); &quot;Support&quot;; &quot;None applies&quot;)))" office:value-type="string" office:string-value="" calcext:value-type="error">
            <text:p>#DIV/0!</text:p>
          </table:table-cell>
          <table:table-cell office:value-type="string" calcext:value-type="string">
            <text:p>1(Stability)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100.72" calcext:value-type="float">
            <text:p>100,72</text:p>
          </table:table-cell>
          <table:table-cell table:formula="of:=[.F57]-[.E57]" office:value-type="float" office:value="0" calcext:value-type="float">
            <text:p>0</text:p>
          </table:table-cell>
          <table:table-cell table:formula="of:=[.G57]/[.F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57]/[.L57]" office:value-type="string" office:string-value="" calcext:value-type="error">
            <text:p>#DIV/0!</text:p>
          </table:table-cell>
          <table:table-cell table:formula="of:=[.F57]/[.L57]" office:value-type="string" office:string-value="" calcext:value-type="error">
            <text:p>#DIV/0!</text:p>
          </table:table-cell>
          <table:table-cell table:formula="of:=[.G57]/[.L57]" office:value-type="string" office:string-value="" calcext:value-type="error">
            <text:p>#DIV/0!</text:p>
          </table:table-cell>
          <table:table-cell table:formula="of:=IF(AND([.O57] &gt; 0; [.N57] &gt; 0.25; [.M57] &lt; 0.25); &quot;Core&quot;; IF(AND([.O57] &gt; 0; [.N57] &gt; 0.25); &quot;Rim&quot;; IF(AND([.O57] &gt; 0; [.N57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66.52" calcext:value-type="float">
            <text:p>66,52</text:p>
          </table:table-cell>
          <table:table-cell table:formula="of:=[.F58]-[.E58]" office:value-type="float" office:value="0" calcext:value-type="float">
            <text:p>0</text:p>
          </table:table-cell>
          <table:table-cell table:formula="of:=[.G58]/[.F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58]/[.L58]" office:value-type="string" office:string-value="" calcext:value-type="error">
            <text:p>#DIV/0!</text:p>
          </table:table-cell>
          <table:table-cell table:formula="of:=[.F58]/[.L58]" office:value-type="string" office:string-value="" calcext:value-type="error">
            <text:p>#DIV/0!</text:p>
          </table:table-cell>
          <table:table-cell table:formula="of:=[.G58]/[.L58]" office:value-type="string" office:string-value="" calcext:value-type="error">
            <text:p>#DIV/0!</text:p>
          </table:table-cell>
          <table:table-cell table:formula="of:=IF(AND([.O58] &gt; 0; [.N58] &gt; 0.25; [.M58] &lt; 0.25); &quot;Core&quot;; IF(AND([.O58] &gt; 0; [.N58] &gt; 0.25); &quot;Rim&quot;; IF(AND([.O58] &gt; 0; [.N58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124.64" calcext:value-type="float">
            <text:p>124,64</text:p>
          </table:table-cell>
          <table:table-cell table:formula="of:=[.F59]-[.E59]" office:value-type="float" office:value="0" calcext:value-type="float">
            <text:p>0</text:p>
          </table:table-cell>
          <table:table-cell table:formula="of:=[.G59]/[.F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59]/[.L59]" office:value-type="string" office:string-value="" calcext:value-type="error">
            <text:p>#DIV/0!</text:p>
          </table:table-cell>
          <table:table-cell table:formula="of:=[.F59]/[.L59]" office:value-type="string" office:string-value="" calcext:value-type="error">
            <text:p>#DIV/0!</text:p>
          </table:table-cell>
          <table:table-cell table:formula="of:=[.G59]/[.L59]" office:value-type="string" office:string-value="" calcext:value-type="error">
            <text:p>#DIV/0!</text:p>
          </table:table-cell>
          <table:table-cell table:formula="of:=IF(AND([.O59] &gt; 0; [.N59] &gt; 0.25; [.M59] &lt; 0.25); &quot;Core&quot;; IF(AND([.O59] &gt; 0; [.N59] &gt; 0.25); &quot;Rim&quot;; IF(AND([.O59] &gt; 0; [.N59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93.93" calcext:value-type="float">
            <text:p>93,93</text:p>
          </table:table-cell>
          <table:table-cell table:formula="of:=[.F60]-[.E60]" office:value-type="float" office:value="0" calcext:value-type="float">
            <text:p>0</text:p>
          </table:table-cell>
          <table:table-cell table:formula="of:=[.G60]/[.F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60]/[.L60]" office:value-type="string" office:string-value="" calcext:value-type="error">
            <text:p>#DIV/0!</text:p>
          </table:table-cell>
          <table:table-cell table:formula="of:=[.F60]/[.L60]" office:value-type="string" office:string-value="" calcext:value-type="error">
            <text:p>#DIV/0!</text:p>
          </table:table-cell>
          <table:table-cell table:formula="of:=[.G60]/[.L60]" office:value-type="string" office:string-value="" calcext:value-type="error">
            <text:p>#DIV/0!</text:p>
          </table:table-cell>
          <table:table-cell table:formula="of:=IF(AND([.O60] &gt; 0; [.N60] &gt; 0.25; [.M60] &lt; 0.25); &quot;Core&quot;; IF(AND([.O60] &gt; 0; [.N60] &gt; 0.25); &quot;Rim&quot;; IF(AND([.O60] &gt; 0; [.N60] &lt; 0.25); &quot;Support&quot;; &quot;None applies&quot;)))" office:value-type="string" office:string-value="" calcext:value-type="error">
            <text:p>#DIV/0!</text:p>
          </table:table-cell>
          <table:table-cell office:value-type="string" calcext:value-type="string">
            <text:p>1(Stability)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144.57" calcext:value-type="float">
            <text:p>144,57</text:p>
          </table:table-cell>
          <table:table-cell table:formula="of:=[.F61]-[.E61]" office:value-type="float" office:value="0" calcext:value-type="float">
            <text:p>0</text:p>
          </table:table-cell>
          <table:table-cell table:formula="of:=[.G61]/[.F6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61]/[.L61]" office:value-type="string" office:string-value="" calcext:value-type="error">
            <text:p>#DIV/0!</text:p>
          </table:table-cell>
          <table:table-cell table:formula="of:=[.F61]/[.L61]" office:value-type="string" office:string-value="" calcext:value-type="error">
            <text:p>#DIV/0!</text:p>
          </table:table-cell>
          <table:table-cell table:formula="of:=[.G61]/[.L61]" office:value-type="string" office:string-value="" calcext:value-type="error">
            <text:p>#DIV/0!</text:p>
          </table:table-cell>
          <table:table-cell table:formula="of:=IF(AND([.O61] &gt; 0; [.N61] &gt; 0.25; [.M61] &lt; 0.25); &quot;Core&quot;; IF(AND([.O61] &gt; 0; [.N61] &gt; 0.25); &quot;Rim&quot;; IF(AND([.O61] &gt; 0; [.N61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76.36" calcext:value-type="float">
            <text:p>76,36</text:p>
          </table:table-cell>
          <table:table-cell table:formula="of:=[.F62]-[.E62]" office:value-type="float" office:value="0" calcext:value-type="float">
            <text:p>0</text:p>
          </table:table-cell>
          <table:table-cell table:formula="of:=[.G62]/[.F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62]/[.L62]" office:value-type="string" office:string-value="" calcext:value-type="error">
            <text:p>#DIV/0!</text:p>
          </table:table-cell>
          <table:table-cell table:formula="of:=[.F62]/[.L62]" office:value-type="string" office:string-value="" calcext:value-type="error">
            <text:p>#DIV/0!</text:p>
          </table:table-cell>
          <table:table-cell table:formula="of:=[.G62]/[.L62]" office:value-type="string" office:string-value="" calcext:value-type="error">
            <text:p>#DIV/0!</text:p>
          </table:table-cell>
          <table:table-cell table:formula="of:=IF(AND([.O62] &gt; 0; [.N62] &gt; 0.25; [.M62] &lt; 0.25); &quot;Core&quot;; IF(AND([.O62] &gt; 0; [.N62] &gt; 0.25); &quot;Rim&quot;; IF(AND([.O62] &gt; 0; [.N62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32.42" calcext:value-type="float">
            <text:p>32,42</text:p>
          </table:table-cell>
          <table:table-cell table:formula="of:=[.F63]-[.E63]" office:value-type="float" office:value="0" calcext:value-type="float">
            <text:p>0</text:p>
          </table:table-cell>
          <table:table-cell table:formula="of:=[.G63]/[.F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63]/[.L63]" office:value-type="string" office:string-value="" calcext:value-type="error">
            <text:p>#DIV/0!</text:p>
          </table:table-cell>
          <table:table-cell table:formula="of:=[.F63]/[.L63]" office:value-type="string" office:string-value="" calcext:value-type="error">
            <text:p>#DIV/0!</text:p>
          </table:table-cell>
          <table:table-cell table:formula="of:=[.G63]/[.L63]" office:value-type="string" office:string-value="" calcext:value-type="error">
            <text:p>#DIV/0!</text:p>
          </table:table-cell>
          <table:table-cell table:formula="of:=IF(AND([.O63] &gt; 0; [.N63] &gt; 0.25; [.M63] &lt; 0.25); &quot;Core&quot;; IF(AND([.O63] &gt; 0; [.N63] &gt; 0.25); &quot;Rim&quot;; IF(AND([.O63] &gt; 0; [.N6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30.68" calcext:value-type="float">
            <text:p>30,68</text:p>
          </table:table-cell>
          <table:table-cell table:formula="of:=[.F64]-[.E64]" office:value-type="float" office:value="0" calcext:value-type="float">
            <text:p>0</text:p>
          </table:table-cell>
          <table:table-cell table:formula="of:=[.G64]/[.F6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64]/[.L64]" office:value-type="string" office:string-value="" calcext:value-type="error">
            <text:p>#DIV/0!</text:p>
          </table:table-cell>
          <table:table-cell table:formula="of:=[.F64]/[.L64]" office:value-type="string" office:string-value="" calcext:value-type="error">
            <text:p>#DIV/0!</text:p>
          </table:table-cell>
          <table:table-cell table:formula="of:=[.G64]/[.L64]" office:value-type="string" office:string-value="" calcext:value-type="error">
            <text:p>#DIV/0!</text:p>
          </table:table-cell>
          <table:table-cell table:formula="of:=IF(AND([.O64] &gt; 0; [.N64] &gt; 0.25; [.M64] &lt; 0.25); &quot;Core&quot;; IF(AND([.O64] &gt; 0; [.N64] &gt; 0.25); &quot;Rim&quot;; IF(AND([.O64] &gt; 0; [.N6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76.06" calcext:value-type="float">
            <text:p>76,06</text:p>
          </table:table-cell>
          <table:table-cell table:formula="of:=[.F65]-[.E65]" office:value-type="float" office:value="0" calcext:value-type="float">
            <text:p>0</text:p>
          </table:table-cell>
          <table:table-cell table:formula="of:=[.G65]/[.F6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65]/[.L65]" office:value-type="string" office:string-value="" calcext:value-type="error">
            <text:p>#DIV/0!</text:p>
          </table:table-cell>
          <table:table-cell table:formula="of:=[.F65]/[.L65]" office:value-type="string" office:string-value="" calcext:value-type="error">
            <text:p>#DIV/0!</text:p>
          </table:table-cell>
          <table:table-cell table:formula="of:=[.G65]/[.L65]" office:value-type="string" office:string-value="" calcext:value-type="error">
            <text:p>#DIV/0!</text:p>
          </table:table-cell>
          <table:table-cell table:formula="of:=IF(AND([.O65] &gt; 0; [.N65] &gt; 0.25; [.M65] &lt; 0.25); &quot;Core&quot;; IF(AND([.O65] &gt; 0; [.N65] &gt; 0.25); &quot;Rim&quot;; IF(AND([.O65] &gt; 0; [.N65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6.8" calcext:value-type="float">
            <text:p>16,8</text:p>
          </table:table-cell>
          <table:table-cell table:formula="of:=[.F66]-[.E66]" office:value-type="float" office:value="0" calcext:value-type="float">
            <text:p>0</text:p>
          </table:table-cell>
          <table:table-cell table:formula="of:=[.G66]/[.F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66]/[.L66]" office:value-type="string" office:string-value="" calcext:value-type="error">
            <text:p>#DIV/0!</text:p>
          </table:table-cell>
          <table:table-cell table:formula="of:=[.F66]/[.L66]" office:value-type="string" office:string-value="" calcext:value-type="error">
            <text:p>#DIV/0!</text:p>
          </table:table-cell>
          <table:table-cell table:formula="of:=[.G66]/[.L66]" office:value-type="string" office:string-value="" calcext:value-type="error">
            <text:p>#DIV/0!</text:p>
          </table:table-cell>
          <table:table-cell table:formula="of:=IF(AND([.O66] &gt; 0; [.N66] &gt; 0.25; [.M66] &lt; 0.25); &quot;Core&quot;; IF(AND([.O66] &gt; 0; [.N66] &gt; 0.25); &quot;Rim&quot;; IF(AND([.O66] &gt; 0; [.N66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20.07" calcext:value-type="float">
            <text:p>20,07</text:p>
          </table:table-cell>
          <table:table-cell table:formula="of:=[.F67]-[.E67]" office:value-type="float" office:value="0" calcext:value-type="float">
            <text:p>0</text:p>
          </table:table-cell>
          <table:table-cell table:formula="of:=[.G67]/[.F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67]/[.L67]" office:value-type="string" office:string-value="" calcext:value-type="error">
            <text:p>#DIV/0!</text:p>
          </table:table-cell>
          <table:table-cell table:formula="of:=[.F67]/[.L67]" office:value-type="string" office:string-value="" calcext:value-type="error">
            <text:p>#DIV/0!</text:p>
          </table:table-cell>
          <table:table-cell table:formula="of:=[.G67]/[.L67]" office:value-type="string" office:string-value="" calcext:value-type="error">
            <text:p>#DIV/0!</text:p>
          </table:table-cell>
          <table:table-cell table:formula="of:=IF(AND([.O67] &gt; 0; [.N67] &gt; 0.25; [.M67] &lt; 0.25); &quot;Core&quot;; IF(AND([.O67] &gt; 0; [.N67] &gt; 0.25); &quot;Rim&quot;; IF(AND([.O67] &gt; 0; [.N67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1.49" calcext:value-type="float">
            <text:p>1,49</text:p>
          </table:table-cell>
          <table:table-cell table:formula="of:=[.F68]-[.E68]" office:value-type="float" office:value="0" calcext:value-type="float">
            <text:p>0</text:p>
          </table:table-cell>
          <table:table-cell table:formula="of:=[.G68]/[.F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68]/[.L68]" office:value-type="string" office:string-value="" calcext:value-type="error">
            <text:p>#DIV/0!</text:p>
          </table:table-cell>
          <table:table-cell table:formula="of:=[.F68]/[.L68]" office:value-type="string" office:string-value="" calcext:value-type="error">
            <text:p>#DIV/0!</text:p>
          </table:table-cell>
          <table:table-cell table:formula="of:=[.G68]/[.L68]" office:value-type="string" office:string-value="" calcext:value-type="error">
            <text:p>#DIV/0!</text:p>
          </table:table-cell>
          <table:table-cell table:formula="of:=IF(AND([.O68] &gt; 0; [.N68] &gt; 0.25; [.M68] &lt; 0.25); &quot;Core&quot;; IF(AND([.O68] &gt; 0; [.N68] &gt; 0.25); &quot;Rim&quot;; IF(AND([.O68] &gt; 0; [.N68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6.2" calcext:value-type="float">
            <text:p>36,2</text:p>
          </table:table-cell>
          <table:table-cell table:formula="of:=[.F69]-[.E69]" office:value-type="float" office:value="0" calcext:value-type="float">
            <text:p>0</text:p>
          </table:table-cell>
          <table:table-cell table:formula="of:=[.G69]/[.F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69]/[.L69]" office:value-type="string" office:string-value="" calcext:value-type="error">
            <text:p>#DIV/0!</text:p>
          </table:table-cell>
          <table:table-cell table:formula="of:=[.F69]/[.L69]" office:value-type="string" office:string-value="" calcext:value-type="error">
            <text:p>#DIV/0!</text:p>
          </table:table-cell>
          <table:table-cell table:formula="of:=[.G69]/[.L69]" office:value-type="string" office:string-value="" calcext:value-type="error">
            <text:p>#DIV/0!</text:p>
          </table:table-cell>
          <table:table-cell table:formula="of:=IF(AND([.O69] &gt; 0; [.N69] &gt; 0.25; [.M69] &lt; 0.25); &quot;Core&quot;; IF(AND([.O69] &gt; 0; [.N69] &gt; 0.25); &quot;Rim&quot;; IF(AND([.O69] &gt; 0; [.N69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3.16" calcext:value-type="float">
            <text:p>3,16</text:p>
          </table:table-cell>
          <table:table-cell table:formula="of:=[.F70]-[.E70]" office:value-type="float" office:value="0" calcext:value-type="float">
            <text:p>0</text:p>
          </table:table-cell>
          <table:table-cell table:formula="of:=[.G70]/[.F7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70]/[.L70]" office:value-type="string" office:string-value="" calcext:value-type="error">
            <text:p>#DIV/0!</text:p>
          </table:table-cell>
          <table:table-cell table:formula="of:=[.F70]/[.L70]" office:value-type="string" office:string-value="" calcext:value-type="error">
            <text:p>#DIV/0!</text:p>
          </table:table-cell>
          <table:table-cell table:formula="of:=[.G70]/[.L70]" office:value-type="string" office:string-value="" calcext:value-type="error">
            <text:p>#DIV/0!</text:p>
          </table:table-cell>
          <table:table-cell table:formula="of:=IF(AND([.O70] &gt; 0; [.N70] &gt; 0.25; [.M70] &lt; 0.25); &quot;Core&quot;; IF(AND([.O70] &gt; 0; [.N70] &gt; 0.25); &quot;Rim&quot;; IF(AND([.O70] &gt; 0; [.N70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49.54" calcext:value-type="float">
            <text:p>49,54</text:p>
          </table:table-cell>
          <table:table-cell table:formula="of:=[.F71]-[.E71]" office:value-type="float" office:value="0" calcext:value-type="float">
            <text:p>0</text:p>
          </table:table-cell>
          <table:table-cell table:formula="of:=[.G71]/[.F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71]/[.L71]" office:value-type="string" office:string-value="" calcext:value-type="error">
            <text:p>#DIV/0!</text:p>
          </table:table-cell>
          <table:table-cell table:formula="of:=[.F71]/[.L71]" office:value-type="string" office:string-value="" calcext:value-type="error">
            <text:p>#DIV/0!</text:p>
          </table:table-cell>
          <table:table-cell table:formula="of:=[.G71]/[.L71]" office:value-type="string" office:string-value="" calcext:value-type="error">
            <text:p>#DIV/0!</text:p>
          </table:table-cell>
          <table:table-cell table:formula="of:=IF(AND([.O71] &gt; 0; [.N71] &gt; 0.25; [.M71] &lt; 0.25); &quot;Core&quot;; IF(AND([.O71] &gt; 0; [.N71] &gt; 0.25); &quot;Rim&quot;; IF(AND([.O71] &gt; 0; [.N71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4.6" calcext:value-type="float">
            <text:p>4,6</text:p>
          </table:table-cell>
          <table:table-cell table:formula="of:=[.F72]-[.E72]" office:value-type="float" office:value="0" calcext:value-type="float">
            <text:p>0</text:p>
          </table:table-cell>
          <table:table-cell table:formula="of:=[.G72]/[.F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72]/[.L72]" office:value-type="string" office:string-value="" calcext:value-type="error">
            <text:p>#DIV/0!</text:p>
          </table:table-cell>
          <table:table-cell table:formula="of:=[.F72]/[.L72]" office:value-type="string" office:string-value="" calcext:value-type="error">
            <text:p>#DIV/0!</text:p>
          </table:table-cell>
          <table:table-cell table:formula="of:=[.G72]/[.L72]" office:value-type="string" office:string-value="" calcext:value-type="error">
            <text:p>#DIV/0!</text:p>
          </table:table-cell>
          <table:table-cell table:formula="of:=IF(AND([.O72] &gt; 0; [.N72] &gt; 0.25; [.M72] &lt; 0.25); &quot;Core&quot;; IF(AND([.O72] &gt; 0; [.N72] &gt; 0.25); &quot;Rim&quot;; IF(AND([.O72] &gt; 0; [.N72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12.71" calcext:value-type="float">
            <text:p>112,71</text:p>
          </table:table-cell>
          <table:table-cell table:formula="of:=[.F73]-[.E73]" office:value-type="float" office:value="0" calcext:value-type="float">
            <text:p>0</text:p>
          </table:table-cell>
          <table:table-cell table:formula="of:=[.G73]/[.F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73]/[.L73]" office:value-type="string" office:string-value="" calcext:value-type="error">
            <text:p>#DIV/0!</text:p>
          </table:table-cell>
          <table:table-cell table:formula="of:=[.F73]/[.L73]" office:value-type="string" office:string-value="" calcext:value-type="error">
            <text:p>#DIV/0!</text:p>
          </table:table-cell>
          <table:table-cell table:formula="of:=[.G73]/[.L73]" office:value-type="string" office:string-value="" calcext:value-type="error">
            <text:p>#DIV/0!</text:p>
          </table:table-cell>
          <table:table-cell table:formula="of:=IF(AND([.O73] &gt; 0; [.N73] &gt; 0.25; [.M73] &lt; 0.25); &quot;Core&quot;; IF(AND([.O73] &gt; 0; [.N73] &gt; 0.25); &quot;Rim&quot;; IF(AND([.O73] &gt; 0; [.N7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HIS</text:p>
          </table:table-cell>
          <table:table-cell table:number-columns-repeated="2" office:value-type="float" office:value="31.41" calcext:value-type="float">
            <text:p>31,41</text:p>
          </table:table-cell>
          <table:table-cell table:formula="of:=[.F74]-[.E74]" office:value-type="float" office:value="0" calcext:value-type="float">
            <text:p>0</text:p>
          </table:table-cell>
          <table:table-cell table:formula="of:=[.G74]/[.F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74]/[.L74]" office:value-type="string" office:string-value="" calcext:value-type="error">
            <text:p>#DIV/0!</text:p>
          </table:table-cell>
          <table:table-cell table:formula="of:=[.F74]/[.L74]" office:value-type="string" office:string-value="" calcext:value-type="error">
            <text:p>#DIV/0!</text:p>
          </table:table-cell>
          <table:table-cell table:formula="of:=[.G74]/[.L74]" office:value-type="string" office:string-value="" calcext:value-type="error">
            <text:p>#DIV/0!</text:p>
          </table:table-cell>
          <table:table-cell table:formula="of:=IF(AND([.O74] &gt; 0; [.N74] &gt; 0.25; [.M74] &lt; 0.25); &quot;Core&quot;; IF(AND([.O74] &gt; 0; [.N74] &gt; 0.25); &quot;Rim&quot;; IF(AND([.O74] &gt; 0; [.N7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GLN</text:p>
          </table:table-cell>
          <table:table-cell office:value-type="float" office:value="87.13" calcext:value-type="float">
            <text:p>87,13</text:p>
          </table:table-cell>
          <table:table-cell office:value-type="float" office:value="140.21" calcext:value-type="float">
            <text:p>140,21</text:p>
          </table:table-cell>
          <table:table-cell table:formula="of:=[.F75]-[.E75]" office:value-type="float" office:value="53.08" calcext:value-type="float">
            <text:p>53,08</text:p>
          </table:table-cell>
          <table:table-cell table:formula="of:=[.G75]/[.F75]" office:value-type="float" office:value="0.378574994650881" calcext:value-type="float">
            <text:p>0,3785749946508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E75]/[.L75]" office:value-type="float" office:value="0.461005291005291" calcext:value-type="float">
            <text:p>0,461005291005291</text:p>
          </table:table-cell>
          <table:table-cell table:formula="of:=[.F75]/[.L75]" office:value-type="float" office:value="0.741851851851852" calcext:value-type="float">
            <text:p>0,741851851851852</text:p>
          </table:table-cell>
          <table:table-cell table:formula="of:=[.G75]/[.L75]" office:value-type="float" office:value="0.280846560846561" calcext:value-type="float">
            <text:p>0,280846560846561</text:p>
          </table:table-cell>
          <table:table-cell table:formula="of:=IF(AND([.O75] &gt; 0; [.N75] &gt; 0.25; [.M75] &lt; 0.25); &quot;Core&quot;; IF(AND([.O75] &gt; 0; [.N75] &gt; 0.25); &quot;Rim&quot;; IF(AND([.O75] &gt; 0; [.N75] &lt; 0.25); &quot;Support&quot;; &quot;None applies&quot;)))" office:value-type="string" office:string-value="Rim" calcext:value-type="string">
            <text:p>Rim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32.73" calcext:value-type="float">
            <text:p>32,73</text:p>
          </table:table-cell>
          <table:table-cell table:formula="of:=[.F76]-[.E76]" office:value-type="float" office:value="0" calcext:value-type="float">
            <text:p>0</text:p>
          </table:table-cell>
          <table:table-cell table:formula="of:=[.G76]/[.F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76]/[.L76]" office:value-type="string" office:string-value="" calcext:value-type="error">
            <text:p>#DIV/0!</text:p>
          </table:table-cell>
          <table:table-cell table:formula="of:=[.F76]/[.L76]" office:value-type="string" office:string-value="" calcext:value-type="error">
            <text:p>#DIV/0!</text:p>
          </table:table-cell>
          <table:table-cell table:formula="of:=[.G76]/[.L76]" office:value-type="string" office:string-value="" calcext:value-type="error">
            <text:p>#DIV/0!</text:p>
          </table:table-cell>
          <table:table-cell table:formula="of:=IF(AND([.O76] &gt; 0; [.N76] &gt; 0.25; [.M76] &lt; 0.25); &quot;Core&quot;; IF(AND([.O76] &gt; 0; [.N76] &gt; 0.25); &quot;Rim&quot;; IF(AND([.O76] &gt; 0; [.N76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TRP</text:p>
          </table:table-cell>
          <table:table-cell table:number-columns-repeated="2" office:value-type="float" office:value="23.07" calcext:value-type="float">
            <text:p>23,07</text:p>
          </table:table-cell>
          <table:table-cell table:formula="of:=[.F77]-[.E77]" office:value-type="float" office:value="0" calcext:value-type="float">
            <text:p>0</text:p>
          </table:table-cell>
          <table:table-cell table:formula="of:=[.G77]/[.F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77]/[.L77]" office:value-type="string" office:string-value="" calcext:value-type="error">
            <text:p>#DIV/0!</text:p>
          </table:table-cell>
          <table:table-cell table:formula="of:=[.F77]/[.L77]" office:value-type="string" office:string-value="" calcext:value-type="error">
            <text:p>#DIV/0!</text:p>
          </table:table-cell>
          <table:table-cell table:formula="of:=[.G77]/[.L77]" office:value-type="string" office:string-value="" calcext:value-type="error">
            <text:p>#DIV/0!</text:p>
          </table:table-cell>
          <table:table-cell table:formula="of:=IF(AND([.O77] &gt; 0; [.N77] &gt; 0.25; [.M77] &lt; 0.25); &quot;Core&quot;; IF(AND([.O77] &gt; 0; [.N77] &gt; 0.25); &quot;Rim&quot;; IF(AND([.O77] &gt; 0; [.N77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37.83" calcext:value-type="float">
            <text:p>37,83</text:p>
          </table:table-cell>
          <table:table-cell table:formula="of:=[.F78]-[.E78]" office:value-type="float" office:value="0" calcext:value-type="float">
            <text:p>0</text:p>
          </table:table-cell>
          <table:table-cell table:formula="of:=[.G78]/[.F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78]/[.L78]" office:value-type="string" office:string-value="" calcext:value-type="error">
            <text:p>#DIV/0!</text:p>
          </table:table-cell>
          <table:table-cell table:formula="of:=[.F78]/[.L78]" office:value-type="string" office:string-value="" calcext:value-type="error">
            <text:p>#DIV/0!</text:p>
          </table:table-cell>
          <table:table-cell table:formula="of:=[.G78]/[.L78]" office:value-type="string" office:string-value="" calcext:value-type="error">
            <text:p>#DIV/0!</text:p>
          </table:table-cell>
          <table:table-cell table:formula="of:=IF(AND([.O78] &gt; 0; [.N78] &gt; 0.25; [.M78] &lt; 0.25); &quot;Core&quot;; IF(AND([.O78] &gt; 0; [.N78] &gt; 0.25); &quot;Rim&quot;; IF(AND([.O78] &gt; 0; [.N78] &lt; 0.25); &quot;Support&quot;; &quot;None applies&quot;)))" office:value-type="string" office:string-value="" calcext:value-type="error">
            <text:p>#DIV/0!</text:p>
          </table:table-cell>
          <table:table-cell office:value-type="string" calcext:value-type="string">
            <text:p>1(Functional)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115.98" calcext:value-type="float">
            <text:p>115,98</text:p>
          </table:table-cell>
          <table:table-cell table:formula="of:=[.F79]-[.E79]" office:value-type="float" office:value="0" calcext:value-type="float">
            <text:p>0</text:p>
          </table:table-cell>
          <table:table-cell table:formula="of:=[.G79]/[.F7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79]/[.L79]" office:value-type="string" office:string-value="" calcext:value-type="error">
            <text:p>#DIV/0!</text:p>
          </table:table-cell>
          <table:table-cell table:formula="of:=[.F79]/[.L79]" office:value-type="string" office:string-value="" calcext:value-type="error">
            <text:p>#DIV/0!</text:p>
          </table:table-cell>
          <table:table-cell table:formula="of:=[.G79]/[.L79]" office:value-type="string" office:string-value="" calcext:value-type="error">
            <text:p>#DIV/0!</text:p>
          </table:table-cell>
          <table:table-cell table:formula="of:=IF(AND([.O79] &gt; 0; [.N79] &gt; 0.25; [.M79] &lt; 0.25); &quot;Core&quot;; IF(AND([.O79] &gt; 0; [.N79] &gt; 0.25); &quot;Rim&quot;; IF(AND([.O79] &gt; 0; [.N79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42.11" calcext:value-type="float">
            <text:p>42,11</text:p>
          </table:table-cell>
          <table:table-cell table:formula="of:=[.F80]-[.E80]" office:value-type="float" office:value="0" calcext:value-type="float">
            <text:p>0</text:p>
          </table:table-cell>
          <table:table-cell table:formula="of:=[.G80]/[.F8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80]/[.L80]" office:value-type="string" office:string-value="" calcext:value-type="error">
            <text:p>#DIV/0!</text:p>
          </table:table-cell>
          <table:table-cell table:formula="of:=[.F80]/[.L80]" office:value-type="string" office:string-value="" calcext:value-type="error">
            <text:p>#DIV/0!</text:p>
          </table:table-cell>
          <table:table-cell table:formula="of:=[.G80]/[.L80]" office:value-type="string" office:string-value="" calcext:value-type="error">
            <text:p>#DIV/0!</text:p>
          </table:table-cell>
          <table:table-cell table:formula="of:=IF(AND([.O80] &gt; 0; [.N80] &gt; 0.25; [.M80] &lt; 0.25); &quot;Core&quot;; IF(AND([.O80] &gt; 0; [.N80] &gt; 0.25); &quot;Rim&quot;; IF(AND([.O80] &gt; 0; [.N80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66.35" calcext:value-type="float">
            <text:p>66,35</text:p>
          </table:table-cell>
          <table:table-cell table:formula="of:=[.F81]-[.E81]" office:value-type="float" office:value="0" calcext:value-type="float">
            <text:p>0</text:p>
          </table:table-cell>
          <table:table-cell table:formula="of:=[.G81]/[.F8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81]/[.L81]" office:value-type="string" office:string-value="" calcext:value-type="error">
            <text:p>#DIV/0!</text:p>
          </table:table-cell>
          <table:table-cell table:formula="of:=[.F81]/[.L81]" office:value-type="string" office:string-value="" calcext:value-type="error">
            <text:p>#DIV/0!</text:p>
          </table:table-cell>
          <table:table-cell table:formula="of:=[.G81]/[.L81]" office:value-type="string" office:string-value="" calcext:value-type="error">
            <text:p>#DIV/0!</text:p>
          </table:table-cell>
          <table:table-cell table:formula="of:=IF(AND([.O81] &gt; 0; [.N81] &gt; 0.25; [.M81] &lt; 0.25); &quot;Core&quot;; IF(AND([.O81] &gt; 0; [.N81] &gt; 0.25); &quot;Rim&quot;; IF(AND([.O81] &gt; 0; [.N81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75.71" calcext:value-type="float">
            <text:p>75,71</text:p>
          </table:table-cell>
          <table:table-cell table:formula="of:=[.F82]-[.E82]" office:value-type="float" office:value="0" calcext:value-type="float">
            <text:p>0</text:p>
          </table:table-cell>
          <table:table-cell table:formula="of:=[.G82]/[.F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82]/[.L82]" office:value-type="string" office:string-value="" calcext:value-type="error">
            <text:p>#DIV/0!</text:p>
          </table:table-cell>
          <table:table-cell table:formula="of:=[.F82]/[.L82]" office:value-type="string" office:string-value="" calcext:value-type="error">
            <text:p>#DIV/0!</text:p>
          </table:table-cell>
          <table:table-cell table:formula="of:=[.G82]/[.L82]" office:value-type="string" office:string-value="" calcext:value-type="error">
            <text:p>#DIV/0!</text:p>
          </table:table-cell>
          <table:table-cell table:formula="of:=IF(AND([.O82] &gt; 0; [.N82] &gt; 0.25; [.M82] &lt; 0.25); &quot;Core&quot;; IF(AND([.O82] &gt; 0; [.N82] &gt; 0.25); &quot;Rim&quot;; IF(AND([.O82] &gt; 0; [.N82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2.48" calcext:value-type="float">
            <text:p>2,48</text:p>
          </table:table-cell>
          <table:table-cell table:formula="of:=[.F83]-[.E83]" office:value-type="float" office:value="0" calcext:value-type="float">
            <text:p>0</text:p>
          </table:table-cell>
          <table:table-cell table:formula="of:=[.G83]/[.F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83]/[.L83]" office:value-type="string" office:string-value="" calcext:value-type="error">
            <text:p>#DIV/0!</text:p>
          </table:table-cell>
          <table:table-cell table:formula="of:=[.F83]/[.L83]" office:value-type="string" office:string-value="" calcext:value-type="error">
            <text:p>#DIV/0!</text:p>
          </table:table-cell>
          <table:table-cell table:formula="of:=[.G83]/[.L83]" office:value-type="string" office:string-value="" calcext:value-type="error">
            <text:p>#DIV/0!</text:p>
          </table:table-cell>
          <table:table-cell table:formula="of:=IF(AND([.O83] &gt; 0; [.N83] &gt; 0.25; [.M83] &lt; 0.25); &quot;Core&quot;; IF(AND([.O83] &gt; 0; [.N83] &gt; 0.25); &quot;Rim&quot;; IF(AND([.O83] &gt; 0; [.N8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58.55" calcext:value-type="float">
            <text:p>58,55</text:p>
          </table:table-cell>
          <table:table-cell table:formula="of:=[.F84]-[.E84]" office:value-type="float" office:value="0" calcext:value-type="float">
            <text:p>0</text:p>
          </table:table-cell>
          <table:table-cell table:formula="of:=[.G84]/[.F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84]/[.L84]" office:value-type="string" office:string-value="" calcext:value-type="error">
            <text:p>#DIV/0!</text:p>
          </table:table-cell>
          <table:table-cell table:formula="of:=[.F84]/[.L84]" office:value-type="string" office:string-value="" calcext:value-type="error">
            <text:p>#DIV/0!</text:p>
          </table:table-cell>
          <table:table-cell table:formula="of:=[.G84]/[.L84]" office:value-type="string" office:string-value="" calcext:value-type="error">
            <text:p>#DIV/0!</text:p>
          </table:table-cell>
          <table:table-cell table:formula="of:=IF(AND([.O84] &gt; 0; [.N84] &gt; 0.25; [.M84] &lt; 0.25); &quot;Core&quot;; IF(AND([.O84] &gt; 0; [.N84] &gt; 0.25); &quot;Rim&quot;; IF(AND([.O84] &gt; 0; [.N8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YS</text:p>
          </table:table-cell>
          <table:table-cell table:number-columns-repeated="2" office:value-type="float" office:value="0.01" calcext:value-type="float">
            <text:p>0,01</text:p>
          </table:table-cell>
          <table:table-cell table:formula="of:=[.F85]-[.E85]" office:value-type="float" office:value="0" calcext:value-type="float">
            <text:p>0</text:p>
          </table:table-cell>
          <table:table-cell table:formula="of:=[.G85]/[.F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85]/[.L85]" office:value-type="string" office:string-value="" calcext:value-type="error">
            <text:p>#DIV/0!</text:p>
          </table:table-cell>
          <table:table-cell table:formula="of:=[.F85]/[.L85]" office:value-type="string" office:string-value="" calcext:value-type="error">
            <text:p>#DIV/0!</text:p>
          </table:table-cell>
          <table:table-cell table:formula="of:=[.G85]/[.L85]" office:value-type="string" office:string-value="" calcext:value-type="error">
            <text:p>#DIV/0!</text:p>
          </table:table-cell>
          <table:table-cell table:formula="of:=IF(AND([.O85] &gt; 0; [.N85] &gt; 0.25; [.M85] &lt; 0.25); &quot;Core&quot;; IF(AND([.O85] &gt; 0; [.N85] &gt; 0.25); &quot;Rim&quot;; IF(AND([.O85] &gt; 0; [.N85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53.39" calcext:value-type="float">
            <text:p>53,39</text:p>
          </table:table-cell>
          <table:table-cell table:formula="of:=[.F86]-[.E86]" office:value-type="float" office:value="0" calcext:value-type="float">
            <text:p>0</text:p>
          </table:table-cell>
          <table:table-cell table:formula="of:=[.G86]/[.F8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86]/[.L86]" office:value-type="string" office:string-value="" calcext:value-type="error">
            <text:p>#DIV/0!</text:p>
          </table:table-cell>
          <table:table-cell table:formula="of:=[.F86]/[.L86]" office:value-type="string" office:string-value="" calcext:value-type="error">
            <text:p>#DIV/0!</text:p>
          </table:table-cell>
          <table:table-cell table:formula="of:=[.G86]/[.L86]" office:value-type="string" office:string-value="" calcext:value-type="error">
            <text:p>#DIV/0!</text:p>
          </table:table-cell>
          <table:table-cell table:formula="of:=IF(AND([.O86] &gt; 0; [.N86] &gt; 0.25; [.M86] &lt; 0.25); &quot;Core&quot;; IF(AND([.O86] &gt; 0; [.N86] &gt; 0.25); &quot;Rim&quot;; IF(AND([.O86] &gt; 0; [.N86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6.52" calcext:value-type="float">
            <text:p>6,52</text:p>
          </table:table-cell>
          <table:table-cell table:formula="of:=[.F87]-[.E87]" office:value-type="float" office:value="0" calcext:value-type="float">
            <text:p>0</text:p>
          </table:table-cell>
          <table:table-cell table:formula="of:=[.G87]/[.F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87]/[.L87]" office:value-type="string" office:string-value="" calcext:value-type="error">
            <text:p>#DIV/0!</text:p>
          </table:table-cell>
          <table:table-cell table:formula="of:=[.F87]/[.L87]" office:value-type="string" office:string-value="" calcext:value-type="error">
            <text:p>#DIV/0!</text:p>
          </table:table-cell>
          <table:table-cell table:formula="of:=[.G87]/[.L87]" office:value-type="string" office:string-value="" calcext:value-type="error">
            <text:p>#DIV/0!</text:p>
          </table:table-cell>
          <table:table-cell table:formula="of:=IF(AND([.O87] &gt; 0; [.N87] &gt; 0.25; [.M87] &lt; 0.25); &quot;Core&quot;; IF(AND([.O87] &gt; 0; [.N87] &gt; 0.25); &quot;Rim&quot;; IF(AND([.O87] &gt; 0; [.N87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35.38" calcext:value-type="float">
            <text:p>35,38</text:p>
          </table:table-cell>
          <table:table-cell table:formula="of:=[.F88]-[.E88]" office:value-type="float" office:value="0" calcext:value-type="float">
            <text:p>0</text:p>
          </table:table-cell>
          <table:table-cell table:formula="of:=[.G88]/[.F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88]/[.L88]" office:value-type="string" office:string-value="" calcext:value-type="error">
            <text:p>#DIV/0!</text:p>
          </table:table-cell>
          <table:table-cell table:formula="of:=[.F88]/[.L88]" office:value-type="string" office:string-value="" calcext:value-type="error">
            <text:p>#DIV/0!</text:p>
          </table:table-cell>
          <table:table-cell table:formula="of:=[.G88]/[.L88]" office:value-type="string" office:string-value="" calcext:value-type="error">
            <text:p>#DIV/0!</text:p>
          </table:table-cell>
          <table:table-cell table:formula="of:=IF(AND([.O88] &gt; 0; [.N88] &gt; 0.25; [.M88] &lt; 0.25); &quot;Core&quot;; IF(AND([.O88] &gt; 0; [.N88] &gt; 0.25); &quot;Rim&quot;; IF(AND([.O88] &gt; 0; [.N88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25.66" calcext:value-type="float">
            <text:p>25,66</text:p>
          </table:table-cell>
          <table:table-cell table:formula="of:=[.F89]-[.E89]" office:value-type="float" office:value="0" calcext:value-type="float">
            <text:p>0</text:p>
          </table:table-cell>
          <table:table-cell table:formula="of:=[.G89]/[.F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89]/[.L89]" office:value-type="string" office:string-value="" calcext:value-type="error">
            <text:p>#DIV/0!</text:p>
          </table:table-cell>
          <table:table-cell table:formula="of:=[.F89]/[.L89]" office:value-type="string" office:string-value="" calcext:value-type="error">
            <text:p>#DIV/0!</text:p>
          </table:table-cell>
          <table:table-cell table:formula="of:=[.G89]/[.L89]" office:value-type="string" office:string-value="" calcext:value-type="error">
            <text:p>#DIV/0!</text:p>
          </table:table-cell>
          <table:table-cell table:formula="of:=IF(AND([.O89] &gt; 0; [.N89] &gt; 0.25; [.M89] &lt; 0.25); &quot;Core&quot;; IF(AND([.O89] &gt; 0; [.N89] &gt; 0.25); &quot;Rim&quot;; IF(AND([.O89] &gt; 0; [.N89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81.78" calcext:value-type="float">
            <text:p>181,78</text:p>
          </table:table-cell>
          <table:table-cell table:formula="of:=[.F90]-[.E90]" office:value-type="float" office:value="0" calcext:value-type="float">
            <text:p>0</text:p>
          </table:table-cell>
          <table:table-cell table:formula="of:=[.G90]/[.F9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90]/[.L90]" office:value-type="string" office:string-value="" calcext:value-type="error">
            <text:p>#DIV/0!</text:p>
          </table:table-cell>
          <table:table-cell table:formula="of:=[.F90]/[.L90]" office:value-type="string" office:string-value="" calcext:value-type="error">
            <text:p>#DIV/0!</text:p>
          </table:table-cell>
          <table:table-cell table:formula="of:=[.G90]/[.L90]" office:value-type="string" office:string-value="" calcext:value-type="error">
            <text:p>#DIV/0!</text:p>
          </table:table-cell>
          <table:table-cell table:formula="of:=IF(AND([.O90] &gt; 0; [.N90] &gt; 0.25; [.M90] &lt; 0.25); &quot;Core&quot;; IF(AND([.O90] &gt; 0; [.N90] &gt; 0.25); &quot;Rim&quot;; IF(AND([.O90] &gt; 0; [.N90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57.86" calcext:value-type="float">
            <text:p>57,86</text:p>
          </table:table-cell>
          <table:table-cell table:formula="of:=[.F91]-[.E91]" office:value-type="float" office:value="0" calcext:value-type="float">
            <text:p>0</text:p>
          </table:table-cell>
          <table:table-cell table:formula="of:=[.G91]/[.F9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91]/[.L91]" office:value-type="string" office:string-value="" calcext:value-type="error">
            <text:p>#DIV/0!</text:p>
          </table:table-cell>
          <table:table-cell table:formula="of:=[.F91]/[.L91]" office:value-type="string" office:string-value="" calcext:value-type="error">
            <text:p>#DIV/0!</text:p>
          </table:table-cell>
          <table:table-cell table:formula="of:=[.G91]/[.L91]" office:value-type="string" office:string-value="" calcext:value-type="error">
            <text:p>#DIV/0!</text:p>
          </table:table-cell>
          <table:table-cell table:formula="of:=IF(AND([.O91] &gt; 0; [.N91] &gt; 0.25; [.M91] &lt; 0.25); &quot;Core&quot;; IF(AND([.O91] &gt; 0; [.N91] &gt; 0.25); &quot;Rim&quot;; IF(AND([.O91] &gt; 0; [.N91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38.56" calcext:value-type="float">
            <text:p>38,56</text:p>
          </table:table-cell>
          <table:table-cell table:formula="of:=[.F92]-[.E92]" office:value-type="float" office:value="0" calcext:value-type="float">
            <text:p>0</text:p>
          </table:table-cell>
          <table:table-cell table:formula="of:=[.G92]/[.F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92]/[.L92]" office:value-type="string" office:string-value="" calcext:value-type="error">
            <text:p>#DIV/0!</text:p>
          </table:table-cell>
          <table:table-cell table:formula="of:=[.F92]/[.L92]" office:value-type="string" office:string-value="" calcext:value-type="error">
            <text:p>#DIV/0!</text:p>
          </table:table-cell>
          <table:table-cell table:formula="of:=[.G92]/[.L92]" office:value-type="string" office:string-value="" calcext:value-type="error">
            <text:p>#DIV/0!</text:p>
          </table:table-cell>
          <table:table-cell table:formula="of:=IF(AND([.O92] &gt; 0; [.N92] &gt; 0.25; [.M92] &lt; 0.25); &quot;Core&quot;; IF(AND([.O92] &gt; 0; [.N92] &gt; 0.25); &quot;Rim&quot;; IF(AND([.O92] &gt; 0; [.N92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132.72" calcext:value-type="float">
            <text:p>132,72</text:p>
          </table:table-cell>
          <table:table-cell table:formula="of:=[.F93]-[.E93]" office:value-type="float" office:value="0" calcext:value-type="float">
            <text:p>0</text:p>
          </table:table-cell>
          <table:table-cell table:formula="of:=[.G93]/[.F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93]/[.L93]" office:value-type="string" office:string-value="" calcext:value-type="error">
            <text:p>#DIV/0!</text:p>
          </table:table-cell>
          <table:table-cell table:formula="of:=[.F93]/[.L93]" office:value-type="string" office:string-value="" calcext:value-type="error">
            <text:p>#DIV/0!</text:p>
          </table:table-cell>
          <table:table-cell table:formula="of:=[.G93]/[.L93]" office:value-type="string" office:string-value="" calcext:value-type="error">
            <text:p>#DIV/0!</text:p>
          </table:table-cell>
          <table:table-cell table:formula="of:=IF(AND([.O93] &gt; 0; [.N93] &gt; 0.25; [.M93] &lt; 0.25); &quot;Core&quot;; IF(AND([.O93] &gt; 0; [.N93] &gt; 0.25); &quot;Rim&quot;; IF(AND([.O93] &gt; 0; [.N9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57.64" calcext:value-type="float">
            <text:p>57,64</text:p>
          </table:table-cell>
          <table:table-cell table:formula="of:=[.F94]-[.E94]" office:value-type="float" office:value="0" calcext:value-type="float">
            <text:p>0</text:p>
          </table:table-cell>
          <table:table-cell table:formula="of:=[.G94]/[.F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94]/[.L94]" office:value-type="string" office:string-value="" calcext:value-type="error">
            <text:p>#DIV/0!</text:p>
          </table:table-cell>
          <table:table-cell table:formula="of:=[.F94]/[.L94]" office:value-type="string" office:string-value="" calcext:value-type="error">
            <text:p>#DIV/0!</text:p>
          </table:table-cell>
          <table:table-cell table:formula="of:=[.G94]/[.L94]" office:value-type="string" office:string-value="" calcext:value-type="error">
            <text:p>#DIV/0!</text:p>
          </table:table-cell>
          <table:table-cell table:formula="of:=IF(AND([.O94] &gt; 0; [.N94] &gt; 0.25; [.M94] &lt; 0.25); &quot;Core&quot;; IF(AND([.O94] &gt; 0; [.N94] &gt; 0.25); &quot;Rim&quot;; IF(AND([.O94] &gt; 0; [.N9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77.35" calcext:value-type="float">
            <text:p>77,35</text:p>
          </table:table-cell>
          <table:table-cell table:formula="of:=[.F95]-[.E95]" office:value-type="float" office:value="0" calcext:value-type="float">
            <text:p>0</text:p>
          </table:table-cell>
          <table:table-cell table:formula="of:=[.G95]/[.F9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95]/[.L95]" office:value-type="string" office:string-value="" calcext:value-type="error">
            <text:p>#DIV/0!</text:p>
          </table:table-cell>
          <table:table-cell table:formula="of:=[.F95]/[.L95]" office:value-type="string" office:string-value="" calcext:value-type="error">
            <text:p>#DIV/0!</text:p>
          </table:table-cell>
          <table:table-cell table:formula="of:=[.G95]/[.L95]" office:value-type="string" office:string-value="" calcext:value-type="error">
            <text:p>#DIV/0!</text:p>
          </table:table-cell>
          <table:table-cell table:formula="of:=IF(AND([.O95] &gt; 0; [.N95] &gt; 0.25; [.M95] &lt; 0.25); &quot;Core&quot;; IF(AND([.O95] &gt; 0; [.N95] &gt; 0.25); &quot;Rim&quot;; IF(AND([.O95] &gt; 0; [.N95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ILE</text:p>
          </table:table-cell>
          <table:table-cell table:number-columns-repeated="2" office:value-type="float" office:value="56.62" calcext:value-type="float">
            <text:p>56,62</text:p>
          </table:table-cell>
          <table:table-cell table:formula="of:=[.F96]-[.E96]" office:value-type="float" office:value="0" calcext:value-type="float">
            <text:p>0</text:p>
          </table:table-cell>
          <table:table-cell table:formula="of:=[.G96]/[.F9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96]/[.L96]" office:value-type="string" office:string-value="" calcext:value-type="error">
            <text:p>#DIV/0!</text:p>
          </table:table-cell>
          <table:table-cell table:formula="of:=[.F96]/[.L96]" office:value-type="string" office:string-value="" calcext:value-type="error">
            <text:p>#DIV/0!</text:p>
          </table:table-cell>
          <table:table-cell table:formula="of:=[.G96]/[.L96]" office:value-type="string" office:string-value="" calcext:value-type="error">
            <text:p>#DIV/0!</text:p>
          </table:table-cell>
          <table:table-cell table:formula="of:=IF(AND([.O96] &gt; 0; [.N96] &gt; 0.25; [.M96] &lt; 0.25); &quot;Core&quot;; IF(AND([.O96] &gt; 0; [.N96] &gt; 0.25); &quot;Rim&quot;; IF(AND([.O96] &gt; 0; [.N96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78.05" calcext:value-type="float">
            <text:p>78,05</text:p>
          </table:table-cell>
          <table:table-cell table:formula="of:=[.F97]-[.E97]" office:value-type="float" office:value="0" calcext:value-type="float">
            <text:p>0</text:p>
          </table:table-cell>
          <table:table-cell table:formula="of:=[.G97]/[.F9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97]/[.L97]" office:value-type="string" office:string-value="" calcext:value-type="error">
            <text:p>#DIV/0!</text:p>
          </table:table-cell>
          <table:table-cell table:formula="of:=[.F97]/[.L97]" office:value-type="string" office:string-value="" calcext:value-type="error">
            <text:p>#DIV/0!</text:p>
          </table:table-cell>
          <table:table-cell table:formula="of:=[.G97]/[.L97]" office:value-type="string" office:string-value="" calcext:value-type="error">
            <text:p>#DIV/0!</text:p>
          </table:table-cell>
          <table:table-cell table:formula="of:=IF(AND([.O97] &gt; 0; [.N97] &gt; 0.25; [.M97] &lt; 0.25); &quot;Core&quot;; IF(AND([.O97] &gt; 0; [.N97] &gt; 0.25); &quot;Rim&quot;; IF(AND([.O97] &gt; 0; [.N97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63.49" calcext:value-type="float">
            <text:p>63,49</text:p>
          </table:table-cell>
          <table:table-cell table:formula="of:=[.F98]-[.E98]" office:value-type="float" office:value="0" calcext:value-type="float">
            <text:p>0</text:p>
          </table:table-cell>
          <table:table-cell table:formula="of:=[.G98]/[.F9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98]/[.L98]" office:value-type="string" office:string-value="" calcext:value-type="error">
            <text:p>#DIV/0!</text:p>
          </table:table-cell>
          <table:table-cell table:formula="of:=[.F98]/[.L98]" office:value-type="string" office:string-value="" calcext:value-type="error">
            <text:p>#DIV/0!</text:p>
          </table:table-cell>
          <table:table-cell table:formula="of:=[.G98]/[.L98]" office:value-type="string" office:string-value="" calcext:value-type="error">
            <text:p>#DIV/0!</text:p>
          </table:table-cell>
          <table:table-cell table:formula="of:=IF(AND([.O98] &gt; 0; [.N98] &gt; 0.25; [.M98] &lt; 0.25); &quot;Core&quot;; IF(AND([.O98] &gt; 0; [.N98] &gt; 0.25); &quot;Rim&quot;; IF(AND([.O98] &gt; 0; [.N98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74.33" calcext:value-type="float">
            <text:p>74,33</text:p>
          </table:table-cell>
          <table:table-cell table:formula="of:=[.F99]-[.E99]" office:value-type="float" office:value="0" calcext:value-type="float">
            <text:p>0</text:p>
          </table:table-cell>
          <table:table-cell table:formula="of:=[.G99]/[.F9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99]/[.L99]" office:value-type="string" office:string-value="" calcext:value-type="error">
            <text:p>#DIV/0!</text:p>
          </table:table-cell>
          <table:table-cell table:formula="of:=[.F99]/[.L99]" office:value-type="string" office:string-value="" calcext:value-type="error">
            <text:p>#DIV/0!</text:p>
          </table:table-cell>
          <table:table-cell table:formula="of:=[.G99]/[.L99]" office:value-type="string" office:string-value="" calcext:value-type="error">
            <text:p>#DIV/0!</text:p>
          </table:table-cell>
          <table:table-cell table:formula="of:=IF(AND([.O99] &gt; 0; [.N99] &gt; 0.25; [.M99] &lt; 0.25); &quot;Core&quot;; IF(AND([.O99] &gt; 0; [.N99] &gt; 0.25); &quot;Rim&quot;; IF(AND([.O99] &gt; 0; [.N99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LE</text:p>
          </table:table-cell>
          <table:table-cell table:number-columns-repeated="2" office:value-type="float" office:value="31.97" calcext:value-type="float">
            <text:p>31,97</text:p>
          </table:table-cell>
          <table:table-cell table:formula="of:=[.F100]-[.E100]" office:value-type="float" office:value="0" calcext:value-type="float">
            <text:p>0</text:p>
          </table:table-cell>
          <table:table-cell table:formula="of:=[.G100]/[.F10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00]/[.L100]" office:value-type="string" office:string-value="" calcext:value-type="error">
            <text:p>#DIV/0!</text:p>
          </table:table-cell>
          <table:table-cell table:formula="of:=[.F100]/[.L100]" office:value-type="string" office:string-value="" calcext:value-type="error">
            <text:p>#DIV/0!</text:p>
          </table:table-cell>
          <table:table-cell table:formula="of:=[.G100]/[.L100]" office:value-type="string" office:string-value="" calcext:value-type="error">
            <text:p>#DIV/0!</text:p>
          </table:table-cell>
          <table:table-cell table:formula="of:=IF(AND([.O100] &gt; 0; [.N100] &gt; 0.25; [.M100] &lt; 0.25); &quot;Core&quot;; IF(AND([.O100] &gt; 0; [.N100] &gt; 0.25); &quot;Rim&quot;; IF(AND([.O100] &gt; 0; [.N100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34.7" calcext:value-type="float">
            <text:p>34,7</text:p>
          </table:table-cell>
          <table:table-cell table:formula="of:=[.F101]-[.E101]" office:value-type="float" office:value="0" calcext:value-type="float">
            <text:p>0</text:p>
          </table:table-cell>
          <table:table-cell table:formula="of:=[.G101]/[.F10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01]/[.L101]" office:value-type="string" office:string-value="" calcext:value-type="error">
            <text:p>#DIV/0!</text:p>
          </table:table-cell>
          <table:table-cell table:formula="of:=[.F101]/[.L101]" office:value-type="string" office:string-value="" calcext:value-type="error">
            <text:p>#DIV/0!</text:p>
          </table:table-cell>
          <table:table-cell table:formula="of:=[.G101]/[.L101]" office:value-type="string" office:string-value="" calcext:value-type="error">
            <text:p>#DIV/0!</text:p>
          </table:table-cell>
          <table:table-cell table:formula="of:=IF(AND([.O101] &gt; 0; [.N101] &gt; 0.25; [.M101] &lt; 0.25); &quot;Core&quot;; IF(AND([.O101] &gt; 0; [.N101] &gt; 0.25); &quot;Rim&quot;; IF(AND([.O101] &gt; 0; [.N101] &lt; 0.25); &quot;Support&quot;; &quot;None applies&quot;)))" office:value-type="string" office:string-value="" calcext:value-type="error">
            <text:p>#DIV/0!</text:p>
          </table:table-cell>
          <table:table-cell office:value-type="string" calcext:value-type="string">
            <text:p>1(Functional)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30.48" calcext:value-type="float">
            <text:p>30,48</text:p>
          </table:table-cell>
          <table:table-cell table:formula="of:=[.F102]-[.E102]" office:value-type="float" office:value="0" calcext:value-type="float">
            <text:p>0</text:p>
          </table:table-cell>
          <table:table-cell table:formula="of:=[.G102]/[.F1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02]/[.L102]" office:value-type="string" office:string-value="" calcext:value-type="error">
            <text:p>#DIV/0!</text:p>
          </table:table-cell>
          <table:table-cell table:formula="of:=[.F102]/[.L102]" office:value-type="string" office:string-value="" calcext:value-type="error">
            <text:p>#DIV/0!</text:p>
          </table:table-cell>
          <table:table-cell table:formula="of:=[.G102]/[.L102]" office:value-type="string" office:string-value="" calcext:value-type="error">
            <text:p>#DIV/0!</text:p>
          </table:table-cell>
          <table:table-cell table:formula="of:=IF(AND([.O102] &gt; 0; [.N102] &gt; 0.25; [.M102] &lt; 0.25); &quot;Core&quot;; IF(AND([.O102] &gt; 0; [.N102] &gt; 0.25); &quot;Rim&quot;; IF(AND([.O102] &gt; 0; [.N102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47.85" calcext:value-type="float">
            <text:p>47,85</text:p>
          </table:table-cell>
          <table:table-cell table:formula="of:=[.F103]-[.E103]" office:value-type="float" office:value="0" calcext:value-type="float">
            <text:p>0</text:p>
          </table:table-cell>
          <table:table-cell table:formula="of:=[.G103]/[.F10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03]/[.L103]" office:value-type="string" office:string-value="" calcext:value-type="error">
            <text:p>#DIV/0!</text:p>
          </table:table-cell>
          <table:table-cell table:formula="of:=[.F103]/[.L103]" office:value-type="string" office:string-value="" calcext:value-type="error">
            <text:p>#DIV/0!</text:p>
          </table:table-cell>
          <table:table-cell table:formula="of:=[.G103]/[.L103]" office:value-type="string" office:string-value="" calcext:value-type="error">
            <text:p>#DIV/0!</text:p>
          </table:table-cell>
          <table:table-cell table:formula="of:=IF(AND([.O103] &gt; 0; [.N103] &gt; 0.25; [.M103] &lt; 0.25); &quot;Core&quot;; IF(AND([.O103] &gt; 0; [.N103] &gt; 0.25); &quot;Rim&quot;; IF(AND([.O103] &gt; 0; [.N103] &lt; 0.25); &quot;Support&quot;; &quot;None applies&quot;)))" office:value-type="string" office:string-value="" calcext:value-type="error">
            <text:p>#DIV/0!</text:p>
          </table:table-cell>
          <table:table-cell office:value-type="string" calcext:value-type="string">
            <text:p>1(Functional)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69.49" calcext:value-type="float">
            <text:p>169,49</text:p>
          </table:table-cell>
          <table:table-cell table:formula="of:=[.F104]-[.E104]" office:value-type="float" office:value="0" calcext:value-type="float">
            <text:p>0</text:p>
          </table:table-cell>
          <table:table-cell table:formula="of:=[.G104]/[.F10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04]/[.L104]" office:value-type="string" office:string-value="" calcext:value-type="error">
            <text:p>#DIV/0!</text:p>
          </table:table-cell>
          <table:table-cell table:formula="of:=[.F104]/[.L104]" office:value-type="string" office:string-value="" calcext:value-type="error">
            <text:p>#DIV/0!</text:p>
          </table:table-cell>
          <table:table-cell table:formula="of:=[.G104]/[.L104]" office:value-type="string" office:string-value="" calcext:value-type="error">
            <text:p>#DIV/0!</text:p>
          </table:table-cell>
          <table:table-cell table:formula="of:=IF(AND([.O104] &gt; 0; [.N104] &gt; 0.25; [.M104] &lt; 0.25); &quot;Core&quot;; IF(AND([.O104] &gt; 0; [.N104] &gt; 0.25); &quot;Rim&quot;; IF(AND([.O104] &gt; 0; [.N10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38.11" calcext:value-type="float">
            <text:p>38,11</text:p>
          </table:table-cell>
          <table:table-cell table:formula="of:=[.F105]-[.E105]" office:value-type="float" office:value="0" calcext:value-type="float">
            <text:p>0</text:p>
          </table:table-cell>
          <table:table-cell table:formula="of:=[.G105]/[.F10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05]/[.L105]" office:value-type="string" office:string-value="" calcext:value-type="error">
            <text:p>#DIV/0!</text:p>
          </table:table-cell>
          <table:table-cell table:formula="of:=[.F105]/[.L105]" office:value-type="string" office:string-value="" calcext:value-type="error">
            <text:p>#DIV/0!</text:p>
          </table:table-cell>
          <table:table-cell table:formula="of:=[.G105]/[.L105]" office:value-type="string" office:string-value="" calcext:value-type="error">
            <text:p>#DIV/0!</text:p>
          </table:table-cell>
          <table:table-cell table:formula="of:=IF(AND([.O105] &gt; 0; [.N105] &gt; 0.25; [.M105] &lt; 0.25); &quot;Core&quot;; IF(AND([.O105] &gt; 0; [.N105] &gt; 0.25); &quot;Rim&quot;; IF(AND([.O105] &gt; 0; [.N105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166.18" calcext:value-type="float">
            <text:p>166,18</text:p>
          </table:table-cell>
          <table:table-cell table:formula="of:=[.F106]-[.E106]" office:value-type="float" office:value="0" calcext:value-type="float">
            <text:p>0</text:p>
          </table:table-cell>
          <table:table-cell table:formula="of:=[.G106]/[.F10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06]/[.L106]" office:value-type="string" office:string-value="" calcext:value-type="error">
            <text:p>#DIV/0!</text:p>
          </table:table-cell>
          <table:table-cell table:formula="of:=[.F106]/[.L106]" office:value-type="string" office:string-value="" calcext:value-type="error">
            <text:p>#DIV/0!</text:p>
          </table:table-cell>
          <table:table-cell table:formula="of:=[.G106]/[.L106]" office:value-type="string" office:string-value="" calcext:value-type="error">
            <text:p>#DIV/0!</text:p>
          </table:table-cell>
          <table:table-cell table:formula="of:=IF(AND([.O106] &gt; 0; [.N106] &gt; 0.25; [.M106] &lt; 0.25); &quot;Core&quot;; IF(AND([.O106] &gt; 0; [.N106] &gt; 0.25); &quot;Rim&quot;; IF(AND([.O106] &gt; 0; [.N106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59.91" calcext:value-type="float">
            <text:p>59,91</text:p>
          </table:table-cell>
          <table:table-cell table:formula="of:=[.F107]-[.E107]" office:value-type="float" office:value="0" calcext:value-type="float">
            <text:p>0</text:p>
          </table:table-cell>
          <table:table-cell table:formula="of:=[.G107]/[.F1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07]/[.L107]" office:value-type="string" office:string-value="" calcext:value-type="error">
            <text:p>#DIV/0!</text:p>
          </table:table-cell>
          <table:table-cell table:formula="of:=[.F107]/[.L107]" office:value-type="string" office:string-value="" calcext:value-type="error">
            <text:p>#DIV/0!</text:p>
          </table:table-cell>
          <table:table-cell table:formula="of:=[.G107]/[.L107]" office:value-type="string" office:string-value="" calcext:value-type="error">
            <text:p>#DIV/0!</text:p>
          </table:table-cell>
          <table:table-cell table:formula="of:=IF(AND([.O107] &gt; 0; [.N107] &gt; 0.25; [.M107] &lt; 0.25); &quot;Core&quot;; IF(AND([.O107] &gt; 0; [.N107] &gt; 0.25); &quot;Rim&quot;; IF(AND([.O107] &gt; 0; [.N107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115.98" calcext:value-type="float">
            <text:p>115,98</text:p>
          </table:table-cell>
          <table:table-cell table:formula="of:=[.F108]-[.E108]" office:value-type="float" office:value="0" calcext:value-type="float">
            <text:p>0</text:p>
          </table:table-cell>
          <table:table-cell table:formula="of:=[.G108]/[.F10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08]/[.L108]" office:value-type="string" office:string-value="" calcext:value-type="error">
            <text:p>#DIV/0!</text:p>
          </table:table-cell>
          <table:table-cell table:formula="of:=[.F108]/[.L108]" office:value-type="string" office:string-value="" calcext:value-type="error">
            <text:p>#DIV/0!</text:p>
          </table:table-cell>
          <table:table-cell table:formula="of:=[.G108]/[.L108]" office:value-type="string" office:string-value="" calcext:value-type="error">
            <text:p>#DIV/0!</text:p>
          </table:table-cell>
          <table:table-cell table:formula="of:=IF(AND([.O108] &gt; 0; [.N108] &gt; 0.25; [.M108] &lt; 0.25); &quot;Core&quot;; IF(AND([.O108] &gt; 0; [.N108] &gt; 0.25); &quot;Rim&quot;; IF(AND([.O108] &gt; 0; [.N108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91.85" calcext:value-type="float">
            <text:p>91,85</text:p>
          </table:table-cell>
          <table:table-cell table:formula="of:=[.F109]-[.E109]" office:value-type="float" office:value="0" calcext:value-type="float">
            <text:p>0</text:p>
          </table:table-cell>
          <table:table-cell table:formula="of:=[.G109]/[.F10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09]/[.L109]" office:value-type="string" office:string-value="" calcext:value-type="error">
            <text:p>#DIV/0!</text:p>
          </table:table-cell>
          <table:table-cell table:formula="of:=[.F109]/[.L109]" office:value-type="string" office:string-value="" calcext:value-type="error">
            <text:p>#DIV/0!</text:p>
          </table:table-cell>
          <table:table-cell table:formula="of:=[.G109]/[.L109]" office:value-type="string" office:string-value="" calcext:value-type="error">
            <text:p>#DIV/0!</text:p>
          </table:table-cell>
          <table:table-cell table:formula="of:=IF(AND([.O109] &gt; 0; [.N109] &gt; 0.25; [.M109] &lt; 0.25); &quot;Core&quot;; IF(AND([.O109] &gt; 0; [.N109] &gt; 0.25); &quot;Rim&quot;; IF(AND([.O109] &gt; 0; [.N109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3.1" calcext:value-type="float">
            <text:p>3,1</text:p>
          </table:table-cell>
          <table:table-cell table:formula="of:=[.F110]-[.E110]" office:value-type="float" office:value="0" calcext:value-type="float">
            <text:p>0</text:p>
          </table:table-cell>
          <table:table-cell table:formula="of:=[.G110]/[.F1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10]/[.L110]" office:value-type="string" office:string-value="" calcext:value-type="error">
            <text:p>#DIV/0!</text:p>
          </table:table-cell>
          <table:table-cell table:formula="of:=[.F110]/[.L110]" office:value-type="string" office:string-value="" calcext:value-type="error">
            <text:p>#DIV/0!</text:p>
          </table:table-cell>
          <table:table-cell table:formula="of:=[.G110]/[.L110]" office:value-type="string" office:string-value="" calcext:value-type="error">
            <text:p>#DIV/0!</text:p>
          </table:table-cell>
          <table:table-cell table:formula="of:=IF(AND([.O110] &gt; 0; [.N110] &gt; 0.25; [.M110] &lt; 0.25); &quot;Core&quot;; IF(AND([.O110] &gt; 0; [.N110] &gt; 0.25); &quot;Rim&quot;; IF(AND([.O110] &gt; 0; [.N110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90.72" calcext:value-type="float">
            <text:p>90,72</text:p>
          </table:table-cell>
          <table:table-cell table:formula="of:=[.F111]-[.E111]" office:value-type="float" office:value="0" calcext:value-type="float">
            <text:p>0</text:p>
          </table:table-cell>
          <table:table-cell table:formula="of:=[.G111]/[.F1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11]/[.L111]" office:value-type="string" office:string-value="" calcext:value-type="error">
            <text:p>#DIV/0!</text:p>
          </table:table-cell>
          <table:table-cell table:formula="of:=[.F111]/[.L111]" office:value-type="string" office:string-value="" calcext:value-type="error">
            <text:p>#DIV/0!</text:p>
          </table:table-cell>
          <table:table-cell table:formula="of:=[.G111]/[.L111]" office:value-type="string" office:string-value="" calcext:value-type="error">
            <text:p>#DIV/0!</text:p>
          </table:table-cell>
          <table:table-cell table:formula="of:=IF(AND([.O111] &gt; 0; [.N111] &gt; 0.25; [.M111] &lt; 0.25); &quot;Core&quot;; IF(AND([.O111] &gt; 0; [.N111] &gt; 0.25); &quot;Rim&quot;; IF(AND([.O111] &gt; 0; [.N111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3.99" calcext:value-type="float">
            <text:p>13,99</text:p>
          </table:table-cell>
          <table:table-cell table:formula="of:=[.F112]-[.E112]" office:value-type="float" office:value="0" calcext:value-type="float">
            <text:p>0</text:p>
          </table:table-cell>
          <table:table-cell table:formula="of:=[.G112]/[.F1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12]/[.L112]" office:value-type="string" office:string-value="" calcext:value-type="error">
            <text:p>#DIV/0!</text:p>
          </table:table-cell>
          <table:table-cell table:formula="of:=[.F112]/[.L112]" office:value-type="string" office:string-value="" calcext:value-type="error">
            <text:p>#DIV/0!</text:p>
          </table:table-cell>
          <table:table-cell table:formula="of:=[.G112]/[.L112]" office:value-type="string" office:string-value="" calcext:value-type="error">
            <text:p>#DIV/0!</text:p>
          </table:table-cell>
          <table:table-cell table:formula="of:=IF(AND([.O112] &gt; 0; [.N112] &gt; 0.25; [.M112] &lt; 0.25); &quot;Core&quot;; IF(AND([.O112] &gt; 0; [.N112] &gt; 0.25); &quot;Rim&quot;; IF(AND([.O112] &gt; 0; [.N112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80.61" calcext:value-type="float">
            <text:p>80,61</text:p>
          </table:table-cell>
          <table:table-cell table:formula="of:=[.F113]-[.E113]" office:value-type="float" office:value="0" calcext:value-type="float">
            <text:p>0</text:p>
          </table:table-cell>
          <table:table-cell table:formula="of:=[.G113]/[.F1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13]/[.L113]" office:value-type="string" office:string-value="" calcext:value-type="error">
            <text:p>#DIV/0!</text:p>
          </table:table-cell>
          <table:table-cell table:formula="of:=[.F113]/[.L113]" office:value-type="string" office:string-value="" calcext:value-type="error">
            <text:p>#DIV/0!</text:p>
          </table:table-cell>
          <table:table-cell table:formula="of:=[.G113]/[.L113]" office:value-type="string" office:string-value="" calcext:value-type="error">
            <text:p>#DIV/0!</text:p>
          </table:table-cell>
          <table:table-cell table:formula="of:=IF(AND([.O113] &gt; 0; [.N113] &gt; 0.25; [.M113] &lt; 0.25); &quot;Core&quot;; IF(AND([.O113] &gt; 0; [.N113] &gt; 0.25); &quot;Rim&quot;; IF(AND([.O113] &gt; 0; [.N11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26.26" calcext:value-type="float">
            <text:p>26,26</text:p>
          </table:table-cell>
          <table:table-cell table:formula="of:=[.F114]-[.E114]" office:value-type="float" office:value="0" calcext:value-type="float">
            <text:p>0</text:p>
          </table:table-cell>
          <table:table-cell table:formula="of:=[.G114]/[.F1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14]/[.L114]" office:value-type="string" office:string-value="" calcext:value-type="error">
            <text:p>#DIV/0!</text:p>
          </table:table-cell>
          <table:table-cell table:formula="of:=[.F114]/[.L114]" office:value-type="string" office:string-value="" calcext:value-type="error">
            <text:p>#DIV/0!</text:p>
          </table:table-cell>
          <table:table-cell table:formula="of:=[.G114]/[.L114]" office:value-type="string" office:string-value="" calcext:value-type="error">
            <text:p>#DIV/0!</text:p>
          </table:table-cell>
          <table:table-cell table:formula="of:=IF(AND([.O114] &gt; 0; [.N114] &gt; 0.25; [.M114] &lt; 0.25); &quot;Core&quot;; IF(AND([.O114] &gt; 0; [.N114] &gt; 0.25); &quot;Rim&quot;; IF(AND([.O114] &gt; 0; [.N11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69.73" calcext:value-type="float">
            <text:p>69,73</text:p>
          </table:table-cell>
          <table:table-cell table:formula="of:=[.F115]-[.E115]" office:value-type="float" office:value="0" calcext:value-type="float">
            <text:p>0</text:p>
          </table:table-cell>
          <table:table-cell table:formula="of:=[.G115]/[.F1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15]/[.L115]" office:value-type="string" office:string-value="" calcext:value-type="error">
            <text:p>#DIV/0!</text:p>
          </table:table-cell>
          <table:table-cell table:formula="of:=[.F115]/[.L115]" office:value-type="string" office:string-value="" calcext:value-type="error">
            <text:p>#DIV/0!</text:p>
          </table:table-cell>
          <table:table-cell table:formula="of:=[.G115]/[.L115]" office:value-type="string" office:string-value="" calcext:value-type="error">
            <text:p>#DIV/0!</text:p>
          </table:table-cell>
          <table:table-cell table:formula="of:=IF(AND([.O115] &gt; 0; [.N115] &gt; 0.25; [.M115] &lt; 0.25); &quot;Core&quot;; IF(AND([.O115] &gt; 0; [.N115] &gt; 0.25); &quot;Rim&quot;; IF(AND([.O115] &gt; 0; [.N115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72.9" calcext:value-type="float">
            <text:p>72,9</text:p>
          </table:table-cell>
          <table:table-cell table:formula="of:=[.F116]-[.E116]" office:value-type="float" office:value="0" calcext:value-type="float">
            <text:p>0</text:p>
          </table:table-cell>
          <table:table-cell table:formula="of:=[.G116]/[.F1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16]/[.L116]" office:value-type="string" office:string-value="" calcext:value-type="error">
            <text:p>#DIV/0!</text:p>
          </table:table-cell>
          <table:table-cell table:formula="of:=[.F116]/[.L116]" office:value-type="string" office:string-value="" calcext:value-type="error">
            <text:p>#DIV/0!</text:p>
          </table:table-cell>
          <table:table-cell table:formula="of:=[.G116]/[.L116]" office:value-type="string" office:string-value="" calcext:value-type="error">
            <text:p>#DIV/0!</text:p>
          </table:table-cell>
          <table:table-cell table:formula="of:=IF(AND([.O116] &gt; 0; [.N116] &gt; 0.25; [.M116] &lt; 0.25); &quot;Core&quot;; IF(AND([.O116] &gt; 0; [.N116] &gt; 0.25); &quot;Rim&quot;; IF(AND([.O116] &gt; 0; [.N116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17.25" calcext:value-type="float">
            <text:p>17,25</text:p>
          </table:table-cell>
          <table:table-cell table:formula="of:=[.F117]-[.E117]" office:value-type="float" office:value="0" calcext:value-type="float">
            <text:p>0</text:p>
          </table:table-cell>
          <table:table-cell table:formula="of:=[.G117]/[.F1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17]/[.L117]" office:value-type="string" office:string-value="" calcext:value-type="error">
            <text:p>#DIV/0!</text:p>
          </table:table-cell>
          <table:table-cell table:formula="of:=[.F117]/[.L117]" office:value-type="string" office:string-value="" calcext:value-type="error">
            <text:p>#DIV/0!</text:p>
          </table:table-cell>
          <table:table-cell table:formula="of:=[.G117]/[.L117]" office:value-type="string" office:string-value="" calcext:value-type="error">
            <text:p>#DIV/0!</text:p>
          </table:table-cell>
          <table:table-cell table:formula="of:=IF(AND([.O117] &gt; 0; [.N117] &gt; 0.25; [.M117] &lt; 0.25); &quot;Core&quot;; IF(AND([.O117] &gt; 0; [.N117] &gt; 0.25); &quot;Rim&quot;; IF(AND([.O117] &gt; 0; [.N117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62.46" calcext:value-type="float">
            <text:p>62,46</text:p>
          </table:table-cell>
          <table:table-cell table:formula="of:=[.F118]-[.E118]" office:value-type="float" office:value="0" calcext:value-type="float">
            <text:p>0</text:p>
          </table:table-cell>
          <table:table-cell table:formula="of:=[.G118]/[.F1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18]/[.L118]" office:value-type="string" office:string-value="" calcext:value-type="error">
            <text:p>#DIV/0!</text:p>
          </table:table-cell>
          <table:table-cell table:formula="of:=[.F118]/[.L118]" office:value-type="string" office:string-value="" calcext:value-type="error">
            <text:p>#DIV/0!</text:p>
          </table:table-cell>
          <table:table-cell table:formula="of:=[.G118]/[.L118]" office:value-type="string" office:string-value="" calcext:value-type="error">
            <text:p>#DIV/0!</text:p>
          </table:table-cell>
          <table:table-cell table:formula="of:=IF(AND([.O118] &gt; 0; [.N118] &gt; 0.25; [.M118] &lt; 0.25); &quot;Core&quot;; IF(AND([.O118] &gt; 0; [.N118] &gt; 0.25); &quot;Rim&quot;; IF(AND([.O118] &gt; 0; [.N118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235.21" calcext:value-type="float">
            <text:p>235,21</text:p>
          </table:table-cell>
          <table:table-cell table:formula="of:=[.F119]-[.E119]" office:value-type="float" office:value="0" calcext:value-type="float">
            <text:p>0</text:p>
          </table:table-cell>
          <table:table-cell table:formula="of:=[.G119]/[.F1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19]/[.L119]" office:value-type="string" office:string-value="" calcext:value-type="error">
            <text:p>#DIV/0!</text:p>
          </table:table-cell>
          <table:table-cell table:formula="of:=[.F119]/[.L119]" office:value-type="string" office:string-value="" calcext:value-type="error">
            <text:p>#DIV/0!</text:p>
          </table:table-cell>
          <table:table-cell table:formula="of:=[.G119]/[.L119]" office:value-type="string" office:string-value="" calcext:value-type="error">
            <text:p>#DIV/0!</text:p>
          </table:table-cell>
          <table:table-cell table:formula="of:=IF(AND([.O119] &gt; 0; [.N119] &gt; 0.25; [.M119] &lt; 0.25); &quot;Core&quot;; IF(AND([.O119] &gt; 0; [.N119] &gt; 0.25); &quot;Rim&quot;; IF(AND([.O119] &gt; 0; [.N119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157.33" calcext:value-type="float">
            <text:p>157,33</text:p>
          </table:table-cell>
          <table:table-cell table:formula="of:=[.F120]-[.E120]" office:value-type="float" office:value="0" calcext:value-type="float">
            <text:p>0</text:p>
          </table:table-cell>
          <table:table-cell table:formula="of:=[.G120]/[.F1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20]/[.L120]" office:value-type="string" office:string-value="" calcext:value-type="error">
            <text:p>#DIV/0!</text:p>
          </table:table-cell>
          <table:table-cell table:formula="of:=[.F120]/[.L120]" office:value-type="string" office:string-value="" calcext:value-type="error">
            <text:p>#DIV/0!</text:p>
          </table:table-cell>
          <table:table-cell table:formula="of:=[.G120]/[.L120]" office:value-type="string" office:string-value="" calcext:value-type="error">
            <text:p>#DIV/0!</text:p>
          </table:table-cell>
          <table:table-cell table:formula="of:=IF(AND([.O120] &gt; 0; [.N120] &gt; 0.25; [.M120] &lt; 0.25); &quot;Core&quot;; IF(AND([.O120] &gt; 0; [.N120] &gt; 0.25); &quot;Rim&quot;; IF(AND([.O120] &gt; 0; [.N120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55.85" calcext:value-type="float">
            <text:p>55,85</text:p>
          </table:table-cell>
          <table:table-cell table:formula="of:=[.F121]-[.E121]" office:value-type="float" office:value="0" calcext:value-type="float">
            <text:p>0</text:p>
          </table:table-cell>
          <table:table-cell table:formula="of:=[.G121]/[.F1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21]/[.L121]" office:value-type="string" office:string-value="" calcext:value-type="error">
            <text:p>#DIV/0!</text:p>
          </table:table-cell>
          <table:table-cell table:formula="of:=[.F121]/[.L121]" office:value-type="string" office:string-value="" calcext:value-type="error">
            <text:p>#DIV/0!</text:p>
          </table:table-cell>
          <table:table-cell table:formula="of:=[.G121]/[.L121]" office:value-type="string" office:string-value="" calcext:value-type="error">
            <text:p>#DIV/0!</text:p>
          </table:table-cell>
          <table:table-cell table:formula="of:=IF(AND([.O121] &gt; 0; [.N121] &gt; 0.25; [.M121] &lt; 0.25); &quot;Core&quot;; IF(AND([.O121] &gt; 0; [.N121] &gt; 0.25); &quot;Rim&quot;; IF(AND([.O121] &gt; 0; [.N121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MET</text:p>
          </table:table-cell>
          <table:table-cell table:number-columns-repeated="2" office:value-type="float" office:value="49.93" calcext:value-type="float">
            <text:p>49,93</text:p>
          </table:table-cell>
          <table:table-cell table:formula="of:=[.F122]-[.E122]" office:value-type="float" office:value="0" calcext:value-type="float">
            <text:p>0</text:p>
          </table:table-cell>
          <table:table-cell table:formula="of:=[.G122]/[.F1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22]/[.L122]" office:value-type="string" office:string-value="" calcext:value-type="error">
            <text:p>#DIV/0!</text:p>
          </table:table-cell>
          <table:table-cell table:formula="of:=[.F122]/[.L122]" office:value-type="string" office:string-value="" calcext:value-type="error">
            <text:p>#DIV/0!</text:p>
          </table:table-cell>
          <table:table-cell table:formula="of:=[.G122]/[.L122]" office:value-type="string" office:string-value="" calcext:value-type="error">
            <text:p>#DIV/0!</text:p>
          </table:table-cell>
          <table:table-cell table:formula="of:=IF(AND([.O122] &gt; 0; [.N122] &gt; 0.25; [.M122] &lt; 0.25); &quot;Core&quot;; IF(AND([.O122] &gt; 0; [.N122] &gt; 0.25); &quot;Rim&quot;; IF(AND([.O122] &gt; 0; [.N122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122.61" calcext:value-type="float">
            <text:p>122,61</text:p>
          </table:table-cell>
          <table:table-cell table:formula="of:=[.F123]-[.E123]" office:value-type="float" office:value="0" calcext:value-type="float">
            <text:p>0</text:p>
          </table:table-cell>
          <table:table-cell table:formula="of:=[.G123]/[.F1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23]/[.L123]" office:value-type="string" office:string-value="" calcext:value-type="error">
            <text:p>#DIV/0!</text:p>
          </table:table-cell>
          <table:table-cell table:formula="of:=[.F123]/[.L123]" office:value-type="string" office:string-value="" calcext:value-type="error">
            <text:p>#DIV/0!</text:p>
          </table:table-cell>
          <table:table-cell table:formula="of:=[.G123]/[.L123]" office:value-type="string" office:string-value="" calcext:value-type="error">
            <text:p>#DIV/0!</text:p>
          </table:table-cell>
          <table:table-cell table:formula="of:=IF(AND([.O123] &gt; 0; [.N123] &gt; 0.25; [.M123] &lt; 0.25); &quot;Core&quot;; IF(AND([.O123] &gt; 0; [.N123] &gt; 0.25); &quot;Rim&quot;; IF(AND([.O123] &gt; 0; [.N12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35.77" calcext:value-type="float">
            <text:p>135,77</text:p>
          </table:table-cell>
          <table:table-cell table:formula="of:=[.F124]-[.E124]" office:value-type="float" office:value="0" calcext:value-type="float">
            <text:p>0</text:p>
          </table:table-cell>
          <table:table-cell table:formula="of:=[.G124]/[.F1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24]/[.L124]" office:value-type="string" office:string-value="" calcext:value-type="error">
            <text:p>#DIV/0!</text:p>
          </table:table-cell>
          <table:table-cell table:formula="of:=[.F124]/[.L124]" office:value-type="string" office:string-value="" calcext:value-type="error">
            <text:p>#DIV/0!</text:p>
          </table:table-cell>
          <table:table-cell table:formula="of:=[.G124]/[.L124]" office:value-type="string" office:string-value="" calcext:value-type="error">
            <text:p>#DIV/0!</text:p>
          </table:table-cell>
          <table:table-cell table:formula="of:=IF(AND([.O124] &gt; 0; [.N124] &gt; 0.25; [.M124] &lt; 0.25); &quot;Core&quot;; IF(AND([.O124] &gt; 0; [.N124] &gt; 0.25); &quot;Rim&quot;; IF(AND([.O124] &gt; 0; [.N12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129.25" calcext:value-type="float">
            <text:p>129,25</text:p>
          </table:table-cell>
          <table:table-cell table:formula="of:=[.F125]-[.E125]" office:value-type="float" office:value="0" calcext:value-type="float">
            <text:p>0</text:p>
          </table:table-cell>
          <table:table-cell table:formula="of:=[.G125]/[.F1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25]/[.L125]" office:value-type="string" office:string-value="" calcext:value-type="error">
            <text:p>#DIV/0!</text:p>
          </table:table-cell>
          <table:table-cell table:formula="of:=[.F125]/[.L125]" office:value-type="string" office:string-value="" calcext:value-type="error">
            <text:p>#DIV/0!</text:p>
          </table:table-cell>
          <table:table-cell table:formula="of:=[.G125]/[.L125]" office:value-type="string" office:string-value="" calcext:value-type="error">
            <text:p>#DIV/0!</text:p>
          </table:table-cell>
          <table:table-cell table:formula="of:=IF(AND([.O125] &gt; 0; [.N125] &gt; 0.25; [.M125] &lt; 0.25); &quot;Core&quot;; IF(AND([.O125] &gt; 0; [.N125] &gt; 0.25); &quot;Rim&quot;; IF(AND([.O125] &gt; 0; [.N125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92.38" calcext:value-type="float">
            <text:p>92,38</text:p>
          </table:table-cell>
          <table:table-cell table:formula="of:=[.F126]-[.E126]" office:value-type="float" office:value="0" calcext:value-type="float">
            <text:p>0</text:p>
          </table:table-cell>
          <table:table-cell table:formula="of:=[.G126]/[.F1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26]/[.L126]" office:value-type="string" office:string-value="" calcext:value-type="error">
            <text:p>#DIV/0!</text:p>
          </table:table-cell>
          <table:table-cell table:formula="of:=[.F126]/[.L126]" office:value-type="string" office:string-value="" calcext:value-type="error">
            <text:p>#DIV/0!</text:p>
          </table:table-cell>
          <table:table-cell table:formula="of:=[.G126]/[.L126]" office:value-type="string" office:string-value="" calcext:value-type="error">
            <text:p>#DIV/0!</text:p>
          </table:table-cell>
          <table:table-cell table:formula="of:=IF(AND([.O126] &gt; 0; [.N126] &gt; 0.25; [.M126] &lt; 0.25); &quot;Core&quot;; IF(AND([.O126] &gt; 0; [.N126] &gt; 0.25); &quot;Rim&quot;; IF(AND([.O126] &gt; 0; [.N126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0.13" calcext:value-type="float">
            <text:p>0,13</text:p>
          </table:table-cell>
          <table:table-cell table:formula="of:=[.F127]-[.E127]" office:value-type="float" office:value="0" calcext:value-type="float">
            <text:p>0</text:p>
          </table:table-cell>
          <table:table-cell table:formula="of:=[.G127]/[.F1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27]/[.L127]" office:value-type="string" office:string-value="" calcext:value-type="error">
            <text:p>#DIV/0!</text:p>
          </table:table-cell>
          <table:table-cell table:formula="of:=[.F127]/[.L127]" office:value-type="string" office:string-value="" calcext:value-type="error">
            <text:p>#DIV/0!</text:p>
          </table:table-cell>
          <table:table-cell table:formula="of:=[.G127]/[.L127]" office:value-type="string" office:string-value="" calcext:value-type="error">
            <text:p>#DIV/0!</text:p>
          </table:table-cell>
          <table:table-cell table:formula="of:=IF(AND([.O127] &gt; 0; [.N127] &gt; 0.25; [.M127] &lt; 0.25); &quot;Core&quot;; IF(AND([.O127] &gt; 0; [.N127] &gt; 0.25); &quot;Rim&quot;; IF(AND([.O127] &gt; 0; [.N127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19.04" calcext:value-type="float">
            <text:p>19,04</text:p>
          </table:table-cell>
          <table:table-cell table:formula="of:=[.F128]-[.E128]" office:value-type="float" office:value="0" calcext:value-type="float">
            <text:p>0</text:p>
          </table:table-cell>
          <table:table-cell table:formula="of:=[.G128]/[.F1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28]/[.L128]" office:value-type="string" office:string-value="" calcext:value-type="error">
            <text:p>#DIV/0!</text:p>
          </table:table-cell>
          <table:table-cell table:formula="of:=[.F128]/[.L128]" office:value-type="string" office:string-value="" calcext:value-type="error">
            <text:p>#DIV/0!</text:p>
          </table:table-cell>
          <table:table-cell table:formula="of:=[.G128]/[.L128]" office:value-type="string" office:string-value="" calcext:value-type="error">
            <text:p>#DIV/0!</text:p>
          </table:table-cell>
          <table:table-cell table:formula="of:=IF(AND([.O128] &gt; 0; [.N128] &gt; 0.25; [.M128] &lt; 0.25); &quot;Core&quot;; IF(AND([.O128] &gt; 0; [.N128] &gt; 0.25); &quot;Rim&quot;; IF(AND([.O128] &gt; 0; [.N128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9]-[.E129]" office:value-type="float" office:value="0" calcext:value-type="float">
            <text:p>0</text:p>
          </table:table-cell>
          <table:table-cell table:formula="of:=[.G129]/[.F129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29]/[.L129]" office:value-type="string" office:string-value="" calcext:value-type="error">
            <text:p>#DIV/0!</text:p>
          </table:table-cell>
          <table:table-cell table:formula="of:=[.F129]/[.L129]" office:value-type="string" office:string-value="" calcext:value-type="error">
            <text:p>#DIV/0!</text:p>
          </table:table-cell>
          <table:table-cell table:formula="of:=[.G129]/[.L129]" office:value-type="string" office:string-value="" calcext:value-type="error">
            <text:p>#DIV/0!</text:p>
          </table:table-cell>
          <table:table-cell table:formula="of:=IF(AND([.O129] &gt; 0; [.N129] &gt; 0.25; [.M129] &lt; 0.25); &quot;Core&quot;; IF(AND([.O129] &gt; 0; [.N129] &gt; 0.25); &quot;Rim&quot;; IF(AND([.O129] &gt; 0; [.N129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27.51" calcext:value-type="float">
            <text:p>27,51</text:p>
          </table:table-cell>
          <table:table-cell table:formula="of:=[.F130]-[.E130]" office:value-type="float" office:value="0" calcext:value-type="float">
            <text:p>0</text:p>
          </table:table-cell>
          <table:table-cell table:formula="of:=[.G130]/[.F1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30]/[.L130]" office:value-type="string" office:string-value="" calcext:value-type="error">
            <text:p>#DIV/0!</text:p>
          </table:table-cell>
          <table:table-cell table:formula="of:=[.F130]/[.L130]" office:value-type="string" office:string-value="" calcext:value-type="error">
            <text:p>#DIV/0!</text:p>
          </table:table-cell>
          <table:table-cell table:formula="of:=[.G130]/[.L130]" office:value-type="string" office:string-value="" calcext:value-type="error">
            <text:p>#DIV/0!</text:p>
          </table:table-cell>
          <table:table-cell table:formula="of:=IF(AND([.O130] &gt; 0; [.N130] &gt; 0.25; [.M130] &lt; 0.25); &quot;Core&quot;; IF(AND([.O130] &gt; 0; [.N130] &gt; 0.25); &quot;Rim&quot;; IF(AND([.O130] &gt; 0; [.N130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CY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1]-[.E131]" office:value-type="float" office:value="0" calcext:value-type="float">
            <text:p>0</text:p>
          </table:table-cell>
          <table:table-cell table:formula="of:=[.G131]/[.F131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31]/[.L131]" office:value-type="string" office:string-value="" calcext:value-type="error">
            <text:p>#DIV/0!</text:p>
          </table:table-cell>
          <table:table-cell table:formula="of:=[.F131]/[.L131]" office:value-type="string" office:string-value="" calcext:value-type="error">
            <text:p>#DIV/0!</text:p>
          </table:table-cell>
          <table:table-cell table:formula="of:=[.G131]/[.L131]" office:value-type="string" office:string-value="" calcext:value-type="error">
            <text:p>#DIV/0!</text:p>
          </table:table-cell>
          <table:table-cell table:formula="of:=IF(AND([.O131] &gt; 0; [.N131] &gt; 0.25; [.M131] &lt; 0.25); &quot;Core&quot;; IF(AND([.O131] &gt; 0; [.N131] &gt; 0.25); &quot;Rim&quot;; IF(AND([.O131] &gt; 0; [.N131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24.68" calcext:value-type="float">
            <text:p>24,68</text:p>
          </table:table-cell>
          <table:table-cell table:formula="of:=[.F132]-[.E132]" office:value-type="float" office:value="0" calcext:value-type="float">
            <text:p>0</text:p>
          </table:table-cell>
          <table:table-cell table:formula="of:=[.G132]/[.F1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32]/[.L132]" office:value-type="string" office:string-value="" calcext:value-type="error">
            <text:p>#DIV/0!</text:p>
          </table:table-cell>
          <table:table-cell table:formula="of:=[.F132]/[.L132]" office:value-type="string" office:string-value="" calcext:value-type="error">
            <text:p>#DIV/0!</text:p>
          </table:table-cell>
          <table:table-cell table:formula="of:=[.G132]/[.L132]" office:value-type="string" office:string-value="" calcext:value-type="error">
            <text:p>#DIV/0!</text:p>
          </table:table-cell>
          <table:table-cell table:formula="of:=IF(AND([.O132] &gt; 0; [.N132] &gt; 0.25; [.M132] &lt; 0.25); &quot;Core&quot;; IF(AND([.O132] &gt; 0; [.N132] &gt; 0.25); &quot;Rim&quot;; IF(AND([.O132] &gt; 0; [.N132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3]-[.E133]" office:value-type="float" office:value="0" calcext:value-type="float">
            <text:p>0</text:p>
          </table:table-cell>
          <table:table-cell table:formula="of:=[.G133]/[.F13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33]/[.L133]" office:value-type="string" office:string-value="" calcext:value-type="error">
            <text:p>#DIV/0!</text:p>
          </table:table-cell>
          <table:table-cell table:formula="of:=[.F133]/[.L133]" office:value-type="string" office:string-value="" calcext:value-type="error">
            <text:p>#DIV/0!</text:p>
          </table:table-cell>
          <table:table-cell table:formula="of:=[.G133]/[.L133]" office:value-type="string" office:string-value="" calcext:value-type="error">
            <text:p>#DIV/0!</text:p>
          </table:table-cell>
          <table:table-cell table:formula="of:=IF(AND([.O133] &gt; 0; [.N133] &gt; 0.25; [.M133] &lt; 0.25); &quot;Core&quot;; IF(AND([.O133] &gt; 0; [.N133] &gt; 0.25); &quot;Rim&quot;; IF(AND([.O133] &gt; 0; [.N13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81.8" calcext:value-type="float">
            <text:p>81,8</text:p>
          </table:table-cell>
          <table:table-cell table:formula="of:=[.F134]-[.E134]" office:value-type="float" office:value="0" calcext:value-type="float">
            <text:p>0</text:p>
          </table:table-cell>
          <table:table-cell table:formula="of:=[.G134]/[.F1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34]/[.L134]" office:value-type="string" office:string-value="" calcext:value-type="error">
            <text:p>#DIV/0!</text:p>
          </table:table-cell>
          <table:table-cell table:formula="of:=[.F134]/[.L134]" office:value-type="string" office:string-value="" calcext:value-type="error">
            <text:p>#DIV/0!</text:p>
          </table:table-cell>
          <table:table-cell table:formula="of:=[.G134]/[.L134]" office:value-type="string" office:string-value="" calcext:value-type="error">
            <text:p>#DIV/0!</text:p>
          </table:table-cell>
          <table:table-cell table:formula="of:=IF(AND([.O134] &gt; 0; [.N134] &gt; 0.25; [.M134] &lt; 0.25); &quot;Core&quot;; IF(AND([.O134] &gt; 0; [.N134] &gt; 0.25); &quot;Rim&quot;; IF(AND([.O134] &gt; 0; [.N13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16.61" calcext:value-type="float">
            <text:p>16,61</text:p>
          </table:table-cell>
          <table:table-cell table:formula="of:=[.F135]-[.E135]" office:value-type="float" office:value="0" calcext:value-type="float">
            <text:p>0</text:p>
          </table:table-cell>
          <table:table-cell table:formula="of:=[.G135]/[.F1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35]/[.L135]" office:value-type="string" office:string-value="" calcext:value-type="error">
            <text:p>#DIV/0!</text:p>
          </table:table-cell>
          <table:table-cell table:formula="of:=[.F135]/[.L135]" office:value-type="string" office:string-value="" calcext:value-type="error">
            <text:p>#DIV/0!</text:p>
          </table:table-cell>
          <table:table-cell table:formula="of:=[.G135]/[.L135]" office:value-type="string" office:string-value="" calcext:value-type="error">
            <text:p>#DIV/0!</text:p>
          </table:table-cell>
          <table:table-cell table:formula="of:=IF(AND([.O135] &gt; 0; [.N135] &gt; 0.25; [.M135] &lt; 0.25); &quot;Core&quot;; IF(AND([.O135] &gt; 0; [.N135] &gt; 0.25); &quot;Rim&quot;; IF(AND([.O135] &gt; 0; [.N135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6]-[.E136]" office:value-type="float" office:value="0" calcext:value-type="float">
            <text:p>0</text:p>
          </table:table-cell>
          <table:table-cell table:formula="of:=[.G136]/[.F136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36]/[.L136]" office:value-type="string" office:string-value="" calcext:value-type="error">
            <text:p>#DIV/0!</text:p>
          </table:table-cell>
          <table:table-cell table:formula="of:=[.F136]/[.L136]" office:value-type="string" office:string-value="" calcext:value-type="error">
            <text:p>#DIV/0!</text:p>
          </table:table-cell>
          <table:table-cell table:formula="of:=[.G136]/[.L136]" office:value-type="string" office:string-value="" calcext:value-type="error">
            <text:p>#DIV/0!</text:p>
          </table:table-cell>
          <table:table-cell table:formula="of:=IF(AND([.O136] &gt; 0; [.N136] &gt; 0.25; [.M136] &lt; 0.25); &quot;Core&quot;; IF(AND([.O136] &gt; 0; [.N136] &gt; 0.25); &quot;Rim&quot;; IF(AND([.O136] &gt; 0; [.N136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57.23" calcext:value-type="float">
            <text:p>57,23</text:p>
          </table:table-cell>
          <table:table-cell table:formula="of:=[.F137]-[.E137]" office:value-type="float" office:value="0" calcext:value-type="float">
            <text:p>0</text:p>
          </table:table-cell>
          <table:table-cell table:formula="of:=[.G137]/[.F1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37]/[.L137]" office:value-type="string" office:string-value="" calcext:value-type="error">
            <text:p>#DIV/0!</text:p>
          </table:table-cell>
          <table:table-cell table:formula="of:=[.F137]/[.L137]" office:value-type="string" office:string-value="" calcext:value-type="error">
            <text:p>#DIV/0!</text:p>
          </table:table-cell>
          <table:table-cell table:formula="of:=[.G137]/[.L137]" office:value-type="string" office:string-value="" calcext:value-type="error">
            <text:p>#DIV/0!</text:p>
          </table:table-cell>
          <table:table-cell table:formula="of:=IF(AND([.O137] &gt; 0; [.N137] &gt; 0.25; [.M137] &lt; 0.25); &quot;Core&quot;; IF(AND([.O137] &gt; 0; [.N137] &gt; 0.25); &quot;Rim&quot;; IF(AND([.O137] &gt; 0; [.N137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1.95" calcext:value-type="float">
            <text:p>1,95</text:p>
          </table:table-cell>
          <table:table-cell table:formula="of:=[.F138]-[.E138]" office:value-type="float" office:value="0" calcext:value-type="float">
            <text:p>0</text:p>
          </table:table-cell>
          <table:table-cell table:formula="of:=[.G138]/[.F1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38]/[.L138]" office:value-type="string" office:string-value="" calcext:value-type="error">
            <text:p>#DIV/0!</text:p>
          </table:table-cell>
          <table:table-cell table:formula="of:=[.F138]/[.L138]" office:value-type="string" office:string-value="" calcext:value-type="error">
            <text:p>#DIV/0!</text:p>
          </table:table-cell>
          <table:table-cell table:formula="of:=[.G138]/[.L138]" office:value-type="string" office:string-value="" calcext:value-type="error">
            <text:p>#DIV/0!</text:p>
          </table:table-cell>
          <table:table-cell table:formula="of:=IF(AND([.O138] &gt; 0; [.N138] &gt; 0.25; [.M138] &lt; 0.25); &quot;Core&quot;; IF(AND([.O138] &gt; 0; [.N138] &gt; 0.25); &quot;Rim&quot;; IF(AND([.O138] &gt; 0; [.N138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34.95" calcext:value-type="float">
            <text:p>34,95</text:p>
          </table:table-cell>
          <table:table-cell table:formula="of:=[.F139]-[.E139]" office:value-type="float" office:value="0" calcext:value-type="float">
            <text:p>0</text:p>
          </table:table-cell>
          <table:table-cell table:formula="of:=[.G139]/[.F1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39]/[.L139]" office:value-type="string" office:string-value="" calcext:value-type="error">
            <text:p>#DIV/0!</text:p>
          </table:table-cell>
          <table:table-cell table:formula="of:=[.F139]/[.L139]" office:value-type="string" office:string-value="" calcext:value-type="error">
            <text:p>#DIV/0!</text:p>
          </table:table-cell>
          <table:table-cell table:formula="of:=[.G139]/[.L139]" office:value-type="string" office:string-value="" calcext:value-type="error">
            <text:p>#DIV/0!</text:p>
          </table:table-cell>
          <table:table-cell table:formula="of:=IF(AND([.O139] &gt; 0; [.N139] &gt; 0.25; [.M139] &lt; 0.25); &quot;Core&quot;; IF(AND([.O139] &gt; 0; [.N139] &gt; 0.25); &quot;Rim&quot;; IF(AND([.O139] &gt; 0; [.N139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70.16" calcext:value-type="float">
            <text:p>70,16</text:p>
          </table:table-cell>
          <table:table-cell table:formula="of:=[.F140]-[.E140]" office:value-type="float" office:value="0" calcext:value-type="float">
            <text:p>0</text:p>
          </table:table-cell>
          <table:table-cell table:formula="of:=[.G140]/[.F1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40]/[.L140]" office:value-type="string" office:string-value="" calcext:value-type="error">
            <text:p>#DIV/0!</text:p>
          </table:table-cell>
          <table:table-cell table:formula="of:=[.F140]/[.L140]" office:value-type="string" office:string-value="" calcext:value-type="error">
            <text:p>#DIV/0!</text:p>
          </table:table-cell>
          <table:table-cell table:formula="of:=[.G140]/[.L140]" office:value-type="string" office:string-value="" calcext:value-type="error">
            <text:p>#DIV/0!</text:p>
          </table:table-cell>
          <table:table-cell table:formula="of:=IF(AND([.O140] &gt; 0; [.N140] &gt; 0.25; [.M140] &lt; 0.25); &quot;Core&quot;; IF(AND([.O140] &gt; 0; [.N140] &gt; 0.25); &quot;Rim&quot;; IF(AND([.O140] &gt; 0; [.N140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ILE</text:p>
          </table:table-cell>
          <table:table-cell table:number-columns-repeated="2" office:value-type="float" office:value="19.54" calcext:value-type="float">
            <text:p>19,54</text:p>
          </table:table-cell>
          <table:table-cell table:formula="of:=[.F141]-[.E141]" office:value-type="float" office:value="0" calcext:value-type="float">
            <text:p>0</text:p>
          </table:table-cell>
          <table:table-cell table:formula="of:=[.G141]/[.F1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41]/[.L141]" office:value-type="string" office:string-value="" calcext:value-type="error">
            <text:p>#DIV/0!</text:p>
          </table:table-cell>
          <table:table-cell table:formula="of:=[.F141]/[.L141]" office:value-type="string" office:string-value="" calcext:value-type="error">
            <text:p>#DIV/0!</text:p>
          </table:table-cell>
          <table:table-cell table:formula="of:=[.G141]/[.L141]" office:value-type="string" office:string-value="" calcext:value-type="error">
            <text:p>#DIV/0!</text:p>
          </table:table-cell>
          <table:table-cell table:formula="of:=IF(AND([.O141] &gt; 0; [.N141] &gt; 0.25; [.M141] &lt; 0.25); &quot;Core&quot;; IF(AND([.O141] &gt; 0; [.N141] &gt; 0.25); &quot;Rim&quot;; IF(AND([.O141] &gt; 0; [.N141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22.53" calcext:value-type="float">
            <text:p>22,53</text:p>
          </table:table-cell>
          <table:table-cell table:formula="of:=[.F142]-[.E142]" office:value-type="float" office:value="0" calcext:value-type="float">
            <text:p>0</text:p>
          </table:table-cell>
          <table:table-cell table:formula="of:=[.G142]/[.F1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42]/[.L142]" office:value-type="string" office:string-value="" calcext:value-type="error">
            <text:p>#DIV/0!</text:p>
          </table:table-cell>
          <table:table-cell table:formula="of:=[.F142]/[.L142]" office:value-type="string" office:string-value="" calcext:value-type="error">
            <text:p>#DIV/0!</text:p>
          </table:table-cell>
          <table:table-cell table:formula="of:=[.G142]/[.L142]" office:value-type="string" office:string-value="" calcext:value-type="error">
            <text:p>#DIV/0!</text:p>
          </table:table-cell>
          <table:table-cell table:formula="of:=IF(AND([.O142] &gt; 0; [.N142] &gt; 0.25; [.M142] &lt; 0.25); &quot;Core&quot;; IF(AND([.O142] &gt; 0; [.N142] &gt; 0.25); &quot;Rim&quot;; IF(AND([.O142] &gt; 0; [.N142] &lt; 0.25); &quot;Support&quot;; &quot;None applies&quot;)))" office:value-type="string" office:string-value="" calcext:value-type="error">
            <text:p>#DIV/0!</text:p>
          </table:table-cell>
          <table:table-cell office:value-type="string" calcext:value-type="string">
            <text:p>1(Functional)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2.62" calcext:value-type="float">
            <text:p>12,62</text:p>
          </table:table-cell>
          <table:table-cell table:formula="of:=[.F143]-[.E143]" office:value-type="float" office:value="0" calcext:value-type="float">
            <text:p>0</text:p>
          </table:table-cell>
          <table:table-cell table:formula="of:=[.G143]/[.F1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43]/[.L143]" office:value-type="string" office:string-value="" calcext:value-type="error">
            <text:p>#DIV/0!</text:p>
          </table:table-cell>
          <table:table-cell table:formula="of:=[.F143]/[.L143]" office:value-type="string" office:string-value="" calcext:value-type="error">
            <text:p>#DIV/0!</text:p>
          </table:table-cell>
          <table:table-cell table:formula="of:=[.G143]/[.L143]" office:value-type="string" office:string-value="" calcext:value-type="error">
            <text:p>#DIV/0!</text:p>
          </table:table-cell>
          <table:table-cell table:formula="of:=IF(AND([.O143] &gt; 0; [.N143] &gt; 0.25; [.M143] &lt; 0.25); &quot;Core&quot;; IF(AND([.O143] &gt; 0; [.N143] &gt; 0.25); &quot;Rim&quot;; IF(AND([.O143] &gt; 0; [.N14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GLU</text:p>
          </table:table-cell>
          <table:table-cell office:value-type="float" office:value="22.17" calcext:value-type="float">
            <text:p>22,17</text:p>
          </table:table-cell>
          <table:table-cell office:value-type="float" office:value="35.63" calcext:value-type="float">
            <text:p>35,63</text:p>
          </table:table-cell>
          <table:table-cell table:formula="of:=[.F144]-[.E144]" office:value-type="float" office:value="13.46" calcext:value-type="float">
            <text:p>13,46</text:p>
          </table:table-cell>
          <table:table-cell table:formula="of:=[.G144]/[.F144]" office:value-type="float" office:value="0.377771540836374" calcext:value-type="float">
            <text:p>0,3777715408363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table:formula="of:=[.E144]/[.L144]" office:value-type="float" office:value="0.121147540983607" calcext:value-type="float">
            <text:p>0,121147540983607</text:p>
          </table:table-cell>
          <table:table-cell table:formula="of:=[.F144]/[.L144]" office:value-type="float" office:value="0.194699453551913" calcext:value-type="float">
            <text:p>0,194699453551913</text:p>
          </table:table-cell>
          <table:table-cell table:formula="of:=[.G144]/[.L144]" office:value-type="float" office:value="0.073551912568306" calcext:value-type="float">
            <text:p>0,073551912568306</text:p>
          </table:table-cell>
          <table:table-cell table:formula="of:=IF(AND([.O144] &gt; 0; [.N144] &gt; 0.25; [.M144] &lt; 0.25); &quot;Core&quot;; IF(AND([.O144] &gt; 0; [.N144] &gt; 0.25); &quot;Rim&quot;; IF(AND([.O144] &gt; 0; [.N144] &lt; 0.25); &quot;Support&quot;; &quot;None applies&quot;)))" office:value-type="string" office:string-value="Support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TRP</text:p>
          </table:table-cell>
          <table:table-cell table:number-columns-repeated="2" office:value-type="float" office:value="1.33" calcext:value-type="float">
            <text:p>1,33</text:p>
          </table:table-cell>
          <table:table-cell table:formula="of:=[.F145]-[.E145]" office:value-type="float" office:value="0" calcext:value-type="float">
            <text:p>0</text:p>
          </table:table-cell>
          <table:table-cell table:formula="of:=[.G145]/[.F1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[.E145]/[.L145]" office:value-type="float" office:value="0.00513513513513514" calcext:value-type="float">
            <text:p>0,005135135135135</text:p>
          </table:table-cell>
          <table:table-cell table:formula="of:=[.F145]/[.L145]" office:value-type="float" office:value="0.00513513513513514" calcext:value-type="float">
            <text:p>0,005135135135135</text:p>
          </table:table-cell>
          <table:table-cell table:formula="of:=[.G145]/[.L145]" office:value-type="float" office:value="0" calcext:value-type="float">
            <text:p>0</text:p>
          </table:table-cell>
          <table:table-cell table:formula="of:=IF(AND([.O145] &gt; 0; [.N145] &gt; 0.25; [.M145] &lt; 0.25); &quot;Core&quot;; IF(AND([.O145] &gt; 0; [.N145] &gt; 0.25); &quot;Rim&quot;; IF(AND([.O145] &gt; 0; [.N145] &lt; 0.25); &quot;Support&quot;; &quot;None applies&quot;)))" office:value-type="string" office:string-value="None applies" calcext:value-type="string">
            <text:p>None applies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GLU</text:p>
          </table:table-cell>
          <table:table-cell office:value-type="float" office:value="12.88" calcext:value-type="float">
            <text:p>12,88</text:p>
          </table:table-cell>
          <table:table-cell office:value-type="float" office:value="41.64" calcext:value-type="float">
            <text:p>41,64</text:p>
          </table:table-cell>
          <table:table-cell table:formula="of:=[.F146]-[.E146]" office:value-type="float" office:value="28.76" calcext:value-type="float">
            <text:p>28,76</text:p>
          </table:table-cell>
          <table:table-cell table:formula="of:=[.G146]/[.F146]" office:value-type="float" office:value="0.690682036503362" calcext:value-type="float">
            <text:p>0,6906820365033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.E146]/[.L146]" office:value-type="float" office:value="0.0703825136612022" calcext:value-type="float">
            <text:p>0,070382513661202</text:p>
          </table:table-cell>
          <table:table-cell table:formula="of:=[.F146]/[.L146]" office:value-type="float" office:value="0.227540983606557" calcext:value-type="float">
            <text:p>0,227540983606557</text:p>
          </table:table-cell>
          <table:table-cell table:formula="of:=[.G146]/[.L146]" office:value-type="float" office:value="0.157158469945355" calcext:value-type="float">
            <text:p>0,157158469945355</text:p>
          </table:table-cell>
          <table:table-cell table:formula="of:=IF(AND([.O146] &gt; 0; [.N146] &gt; 0.25; [.M146] &lt; 0.25); &quot;Core&quot;; IF(AND([.O146] &gt; 0; [.N146] &gt; 0.25); &quot;Rim&quot;; IF(AND([.O146] &gt; 0; [.N146] &lt; 0.25); &quot;Support&quot;; &quot;None applies&quot;)))" office:value-type="string" office:string-value="Support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15.58" calcext:value-type="float">
            <text:p>15,58</text:p>
          </table:table-cell>
          <table:table-cell table:formula="of:=[.F147]-[.E147]" office:value-type="float" office:value="0" calcext:value-type="float">
            <text:p>0</text:p>
          </table:table-cell>
          <table:table-cell table:formula="of:=[.G147]/[.F1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147]/[.L147]" office:value-type="string" office:string-value="" calcext:value-type="error">
            <text:p>#DIV/0!</text:p>
          </table:table-cell>
          <table:table-cell table:formula="of:=[.F147]/[.L147]" office:value-type="string" office:string-value="" calcext:value-type="error">
            <text:p>#DIV/0!</text:p>
          </table:table-cell>
          <table:table-cell table:formula="of:=[.G147]/[.L147]" office:value-type="string" office:string-value="" calcext:value-type="error">
            <text:p>#DIV/0!</text:p>
          </table:table-cell>
          <table:table-cell table:formula="of:=IF(AND([.O147] &gt; 0; [.N147] &gt; 0.25; [.M147] &lt; 0.25); &quot;Core&quot;; IF(AND([.O147] &gt; 0; [.N147] &gt; 0.25); &quot;Rim&quot;; IF(AND([.O147] &gt; 0; [.N147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109.68" calcext:value-type="float">
            <text:p>109,68</text:p>
          </table:table-cell>
          <table:table-cell table:formula="of:=[.F148]-[.E148]" office:value-type="float" office:value="0" calcext:value-type="float">
            <text:p>0</text:p>
          </table:table-cell>
          <table:table-cell table:formula="of:=[.G148]/[.F1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148]/[.L148]" office:value-type="string" office:string-value="" calcext:value-type="error">
            <text:p>#DIV/0!</text:p>
          </table:table-cell>
          <table:table-cell table:formula="of:=[.F148]/[.L148]" office:value-type="string" office:string-value="" calcext:value-type="error">
            <text:p>#DIV/0!</text:p>
          </table:table-cell>
          <table:table-cell table:formula="of:=[.G148]/[.L148]" office:value-type="string" office:string-value="" calcext:value-type="error">
            <text:p>#DIV/0!</text:p>
          </table:table-cell>
          <table:table-cell table:formula="of:=IF(AND([.O148] &gt; 0; [.N148] &gt; 0.25; [.M148] &lt; 0.25); &quot;Core&quot;; IF(AND([.O148] &gt; 0; [.N148] &gt; 0.25); &quot;Rim&quot;; IF(AND([.O148] &gt; 0; [.N148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GLY</text:p>
          </table:table-cell>
          <table:table-cell office:value-type="float" office:value="64.57" calcext:value-type="float">
            <text:p>64,57</text:p>
          </table:table-cell>
          <table:table-cell office:value-type="float" office:value="79.5" calcext:value-type="float">
            <text:p>79,5</text:p>
          </table:table-cell>
          <table:table-cell table:formula="of:=[.F149]-[.E149]" office:value-type="float" office:value="14.93" calcext:value-type="float">
            <text:p>14,93</text:p>
          </table:table-cell>
          <table:table-cell table:formula="of:=[.G149]/[.F149]" office:value-type="float" office:value="0.187798742138365" calcext:value-type="float">
            <text:p>0,1877987421383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E149]/[.L149]" office:value-type="float" office:value="0.759647058823529" calcext:value-type="float">
            <text:p>0,759647058823529</text:p>
          </table:table-cell>
          <table:table-cell table:formula="of:=[.F149]/[.L149]" office:value-type="float" office:value="0.935294117647059" calcext:value-type="float">
            <text:p>0,935294117647059</text:p>
          </table:table-cell>
          <table:table-cell table:formula="of:=[.G149]/[.L149]" office:value-type="float" office:value="0.175647058823529" calcext:value-type="float">
            <text:p>0,175647058823529</text:p>
          </table:table-cell>
          <table:table-cell table:formula="of:=IF(AND([.O149] &gt; 0; [.N149] &gt; 0.25; [.M149] &lt; 0.25); &quot;Core&quot;; IF(AND([.O149] &gt; 0; [.N149] &gt; 0.25); &quot;Rim&quot;; IF(AND([.O149] &gt; 0; [.N149] &lt; 0.25); &quot;Support&quot;; &quot;None applies&quot;)))" office:value-type="string" office:string-value="Rim" calcext:value-type="string">
            <text:p>Rim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128.38" calcext:value-type="float">
            <text:p>128,38</text:p>
          </table:table-cell>
          <table:table-cell table:formula="of:=[.F150]-[.E150]" office:value-type="float" office:value="0" calcext:value-type="float">
            <text:p>0</text:p>
          </table:table-cell>
          <table:table-cell table:formula="of:=[.G150]/[.F1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[.E150]/[.L150]" office:value-type="float" office:value="0.679259259259259" calcext:value-type="float">
            <text:p>0,679259259259259</text:p>
          </table:table-cell>
          <table:table-cell table:formula="of:=[.F150]/[.L150]" office:value-type="float" office:value="0.679259259259259" calcext:value-type="float">
            <text:p>0,679259259259259</text:p>
          </table:table-cell>
          <table:table-cell table:formula="of:=[.G150]/[.L150]" office:value-type="float" office:value="0" calcext:value-type="float">
            <text:p>0</text:p>
          </table:table-cell>
          <table:table-cell table:formula="of:=IF(AND([.O150] &gt; 0; [.N150] &gt; 0.25; [.M150] &lt; 0.25); &quot;Core&quot;; IF(AND([.O150] &gt; 0; [.N150] &gt; 0.25); &quot;Rim&quot;; IF(AND([.O150] &gt; 0; [.N150] &lt; 0.25); &quot;Support&quot;; &quot;None applies&quot;)))" office:value-type="string" office:string-value="None applies" calcext:value-type="string">
            <text:p>None applies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PRO</text:p>
          </table:table-cell>
          <table:table-cell office:value-type="float" office:value="75.41" calcext:value-type="float">
            <text:p>75,41</text:p>
          </table:table-cell>
          <table:table-cell office:value-type="float" office:value="83.95" calcext:value-type="float">
            <text:p>83,95</text:p>
          </table:table-cell>
          <table:table-cell table:formula="of:=[.F151]-[.E151]" office:value-type="float" office:value="8.54000000000001" calcext:value-type="float">
            <text:p>8,54000000000001</text:p>
          </table:table-cell>
          <table:table-cell table:formula="of:=[.G151]/[.F151]" office:value-type="float" office:value="0.10172721858249" calcext:value-type="float">
            <text:p>0,101727218582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E151]/[.L151]" office:value-type="float" office:value="0.527342657342657" calcext:value-type="float">
            <text:p>0,527342657342657</text:p>
          </table:table-cell>
          <table:table-cell table:formula="of:=[.F151]/[.L151]" office:value-type="float" office:value="0.587062937062937" calcext:value-type="float">
            <text:p>0,587062937062937</text:p>
          </table:table-cell>
          <table:table-cell table:formula="of:=[.G151]/[.L151]" office:value-type="float" office:value="0.0597202797202798" calcext:value-type="float">
            <text:p>0,05972027972028</text:p>
          </table:table-cell>
          <table:table-cell table:formula="of:=IF(AND([.O151] &gt; 0; [.N151] &gt; 0.25; [.M151] &lt; 0.25); &quot;Core&quot;; IF(AND([.O151] &gt; 0; [.N151] &gt; 0.25); &quot;Rim&quot;; IF(AND([.O151] &gt; 0; [.N151] &lt; 0.25); &quot;Support&quot;; &quot;None applies&quot;)))" office:value-type="string" office:string-value="Rim" calcext:value-type="string">
            <text:p>Rim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27.28" calcext:value-type="float">
            <text:p>27,28</text:p>
          </table:table-cell>
          <table:table-cell table:formula="of:=[.F152]-[.E152]" office:value-type="float" office:value="0" calcext:value-type="float">
            <text:p>0</text:p>
          </table:table-cell>
          <table:table-cell table:formula="of:=[.G152]/[.F1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52]/[.L152]" office:value-type="string" office:string-value="" calcext:value-type="error">
            <text:p>#DIV/0!</text:p>
          </table:table-cell>
          <table:table-cell table:formula="of:=[.F152]/[.L152]" office:value-type="string" office:string-value="" calcext:value-type="error">
            <text:p>#DIV/0!</text:p>
          </table:table-cell>
          <table:table-cell table:formula="of:=[.G152]/[.L152]" office:value-type="string" office:string-value="" calcext:value-type="error">
            <text:p>#DIV/0!</text:p>
          </table:table-cell>
          <table:table-cell table:formula="of:=IF(AND([.O152] &gt; 0; [.N152] &gt; 0.25; [.M152] &lt; 0.25); &quot;Core&quot;; IF(AND([.O152] &gt; 0; [.N152] &gt; 0.25); &quot;Rim&quot;; IF(AND([.O152] &gt; 0; [.N152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121.98" calcext:value-type="float">
            <text:p>121,98</text:p>
          </table:table-cell>
          <table:table-cell table:formula="of:=[.F153]-[.E153]" office:value-type="float" office:value="0" calcext:value-type="float">
            <text:p>0</text:p>
          </table:table-cell>
          <table:table-cell table:formula="of:=[.G153]/[.F1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53]/[.L153]" office:value-type="string" office:string-value="" calcext:value-type="error">
            <text:p>#DIV/0!</text:p>
          </table:table-cell>
          <table:table-cell table:formula="of:=[.F153]/[.L153]" office:value-type="string" office:string-value="" calcext:value-type="error">
            <text:p>#DIV/0!</text:p>
          </table:table-cell>
          <table:table-cell table:formula="of:=[.G153]/[.L153]" office:value-type="string" office:string-value="" calcext:value-type="error">
            <text:p>#DIV/0!</text:p>
          </table:table-cell>
          <table:table-cell table:formula="of:=IF(AND([.O153] &gt; 0; [.N153] &gt; 0.25; [.M153] &lt; 0.25); &quot;Core&quot;; IF(AND([.O153] &gt; 0; [.N153] &gt; 0.25); &quot;Rim&quot;; IF(AND([.O153] &gt; 0; [.N15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96.37" calcext:value-type="float">
            <text:p>96,37</text:p>
          </table:table-cell>
          <table:table-cell table:formula="of:=[.F154]-[.E154]" office:value-type="float" office:value="0" calcext:value-type="float">
            <text:p>0</text:p>
          </table:table-cell>
          <table:table-cell table:formula="of:=[.G154]/[.F1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54]/[.L154]" office:value-type="string" office:string-value="" calcext:value-type="error">
            <text:p>#DIV/0!</text:p>
          </table:table-cell>
          <table:table-cell table:formula="of:=[.F154]/[.L154]" office:value-type="string" office:string-value="" calcext:value-type="error">
            <text:p>#DIV/0!</text:p>
          </table:table-cell>
          <table:table-cell table:formula="of:=[.G154]/[.L154]" office:value-type="string" office:string-value="" calcext:value-type="error">
            <text:p>#DIV/0!</text:p>
          </table:table-cell>
          <table:table-cell table:formula="of:=IF(AND([.O154] &gt; 0; [.N154] &gt; 0.25; [.M154] &lt; 0.25); &quot;Core&quot;; IF(AND([.O154] &gt; 0; [.N154] &gt; 0.25); &quot;Rim&quot;; IF(AND([.O154] &gt; 0; [.N15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58.5" calcext:value-type="float">
            <text:p>58,5</text:p>
          </table:table-cell>
          <table:table-cell table:formula="of:=[.F155]-[.E155]" office:value-type="float" office:value="0" calcext:value-type="float">
            <text:p>0</text:p>
          </table:table-cell>
          <table:table-cell table:formula="of:=[.G155]/[.F1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55]/[.L155]" office:value-type="string" office:string-value="" calcext:value-type="error">
            <text:p>#DIV/0!</text:p>
          </table:table-cell>
          <table:table-cell table:formula="of:=[.F155]/[.L155]" office:value-type="string" office:string-value="" calcext:value-type="error">
            <text:p>#DIV/0!</text:p>
          </table:table-cell>
          <table:table-cell table:formula="of:=[.G155]/[.L155]" office:value-type="string" office:string-value="" calcext:value-type="error">
            <text:p>#DIV/0!</text:p>
          </table:table-cell>
          <table:table-cell table:formula="of:=IF(AND([.O155] &gt; 0; [.N155] &gt; 0.25; [.M155] &lt; 0.25); &quot;Core&quot;; IF(AND([.O155] &gt; 0; [.N155] &gt; 0.25); &quot;Rim&quot;; IF(AND([.O155] &gt; 0; [.N155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62.08" calcext:value-type="float">
            <text:p>162,08</text:p>
          </table:table-cell>
          <table:table-cell table:formula="of:=[.F156]-[.E156]" office:value-type="float" office:value="0" calcext:value-type="float">
            <text:p>0</text:p>
          </table:table-cell>
          <table:table-cell table:formula="of:=[.G156]/[.F1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56]/[.L156]" office:value-type="string" office:string-value="" calcext:value-type="error">
            <text:p>#DIV/0!</text:p>
          </table:table-cell>
          <table:table-cell table:formula="of:=[.F156]/[.L156]" office:value-type="string" office:string-value="" calcext:value-type="error">
            <text:p>#DIV/0!</text:p>
          </table:table-cell>
          <table:table-cell table:formula="of:=[.G156]/[.L156]" office:value-type="string" office:string-value="" calcext:value-type="error">
            <text:p>#DIV/0!</text:p>
          </table:table-cell>
          <table:table-cell table:formula="of:=IF(AND([.O156] &gt; 0; [.N156] &gt; 0.25; [.M156] &lt; 0.25); &quot;Core&quot;; IF(AND([.O156] &gt; 0; [.N156] &gt; 0.25); &quot;Rim&quot;; IF(AND([.O156] &gt; 0; [.N156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52.62" calcext:value-type="float">
            <text:p>52,62</text:p>
          </table:table-cell>
          <table:table-cell table:formula="of:=[.F157]-[.E157]" office:value-type="float" office:value="0" calcext:value-type="float">
            <text:p>0</text:p>
          </table:table-cell>
          <table:table-cell table:formula="of:=[.G157]/[.F1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57]/[.L157]" office:value-type="string" office:string-value="" calcext:value-type="error">
            <text:p>#DIV/0!</text:p>
          </table:table-cell>
          <table:table-cell table:formula="of:=[.F157]/[.L157]" office:value-type="string" office:string-value="" calcext:value-type="error">
            <text:p>#DIV/0!</text:p>
          </table:table-cell>
          <table:table-cell table:formula="of:=[.G157]/[.L157]" office:value-type="string" office:string-value="" calcext:value-type="error">
            <text:p>#DIV/0!</text:p>
          </table:table-cell>
          <table:table-cell table:formula="of:=IF(AND([.O157] &gt; 0; [.N157] &gt; 0.25; [.M157] &lt; 0.25); &quot;Core&quot;; IF(AND([.O157] &gt; 0; [.N157] &gt; 0.25); &quot;Rim&quot;; IF(AND([.O157] &gt; 0; [.N157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70.17" calcext:value-type="float">
            <text:p>70,17</text:p>
          </table:table-cell>
          <table:table-cell table:formula="of:=[.F158]-[.E158]" office:value-type="float" office:value="0" calcext:value-type="float">
            <text:p>0</text:p>
          </table:table-cell>
          <table:table-cell table:formula="of:=[.G158]/[.F1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58]/[.L158]" office:value-type="string" office:string-value="" calcext:value-type="error">
            <text:p>#DIV/0!</text:p>
          </table:table-cell>
          <table:table-cell table:formula="of:=[.F158]/[.L158]" office:value-type="string" office:string-value="" calcext:value-type="error">
            <text:p>#DIV/0!</text:p>
          </table:table-cell>
          <table:table-cell table:formula="of:=[.G158]/[.L158]" office:value-type="string" office:string-value="" calcext:value-type="error">
            <text:p>#DIV/0!</text:p>
          </table:table-cell>
          <table:table-cell table:formula="of:=IF(AND([.O158] &gt; 0; [.N158] &gt; 0.25; [.M158] &lt; 0.25); &quot;Core&quot;; IF(AND([.O158] &gt; 0; [.N158] &gt; 0.25); &quot;Rim&quot;; IF(AND([.O158] &gt; 0; [.N158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97.04" calcext:value-type="float">
            <text:p>97,04</text:p>
          </table:table-cell>
          <table:table-cell table:formula="of:=[.F159]-[.E159]" office:value-type="float" office:value="0" calcext:value-type="float">
            <text:p>0</text:p>
          </table:table-cell>
          <table:table-cell table:formula="of:=[.G159]/[.F1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59]/[.L159]" office:value-type="string" office:string-value="" calcext:value-type="error">
            <text:p>#DIV/0!</text:p>
          </table:table-cell>
          <table:table-cell table:formula="of:=[.F159]/[.L159]" office:value-type="string" office:string-value="" calcext:value-type="error">
            <text:p>#DIV/0!</text:p>
          </table:table-cell>
          <table:table-cell table:formula="of:=[.G159]/[.L159]" office:value-type="string" office:string-value="" calcext:value-type="error">
            <text:p>#DIV/0!</text:p>
          </table:table-cell>
          <table:table-cell table:formula="of:=IF(AND([.O159] &gt; 0; [.N159] &gt; 0.25; [.M159] &lt; 0.25); &quot;Core&quot;; IF(AND([.O159] &gt; 0; [.N159] &gt; 0.25); &quot;Rim&quot;; IF(AND([.O159] &gt; 0; [.N159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51.34" calcext:value-type="float">
            <text:p>51,34</text:p>
          </table:table-cell>
          <table:table-cell table:formula="of:=[.F160]-[.E160]" office:value-type="float" office:value="0" calcext:value-type="float">
            <text:p>0</text:p>
          </table:table-cell>
          <table:table-cell table:formula="of:=[.G160]/[.F1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60]/[.L160]" office:value-type="string" office:string-value="" calcext:value-type="error">
            <text:p>#DIV/0!</text:p>
          </table:table-cell>
          <table:table-cell table:formula="of:=[.F160]/[.L160]" office:value-type="string" office:string-value="" calcext:value-type="error">
            <text:p>#DIV/0!</text:p>
          </table:table-cell>
          <table:table-cell table:formula="of:=[.G160]/[.L160]" office:value-type="string" office:string-value="" calcext:value-type="error">
            <text:p>#DIV/0!</text:p>
          </table:table-cell>
          <table:table-cell table:formula="of:=IF(AND([.O160] &gt; 0; [.N160] &gt; 0.25; [.M160] &lt; 0.25); &quot;Core&quot;; IF(AND([.O160] &gt; 0; [.N160] &gt; 0.25); &quot;Rim&quot;; IF(AND([.O160] &gt; 0; [.N160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70.45" calcext:value-type="float">
            <text:p>70,45</text:p>
          </table:table-cell>
          <table:table-cell table:formula="of:=[.F161]-[.E161]" office:value-type="float" office:value="0" calcext:value-type="float">
            <text:p>0</text:p>
          </table:table-cell>
          <table:table-cell table:formula="of:=[.G161]/[.F16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61]/[.L161]" office:value-type="string" office:string-value="" calcext:value-type="error">
            <text:p>#DIV/0!</text:p>
          </table:table-cell>
          <table:table-cell table:formula="of:=[.F161]/[.L161]" office:value-type="string" office:string-value="" calcext:value-type="error">
            <text:p>#DIV/0!</text:p>
          </table:table-cell>
          <table:table-cell table:formula="of:=[.G161]/[.L161]" office:value-type="string" office:string-value="" calcext:value-type="error">
            <text:p>#DIV/0!</text:p>
          </table:table-cell>
          <table:table-cell table:formula="of:=IF(AND([.O161] &gt; 0; [.N161] &gt; 0.25; [.M161] &lt; 0.25); &quot;Core&quot;; IF(AND([.O161] &gt; 0; [.N161] &gt; 0.25); &quot;Rim&quot;; IF(AND([.O161] &gt; 0; [.N161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19.95" calcext:value-type="float">
            <text:p>119,95</text:p>
          </table:table-cell>
          <table:table-cell table:formula="of:=[.F162]-[.E162]" office:value-type="float" office:value="0" calcext:value-type="float">
            <text:p>0</text:p>
          </table:table-cell>
          <table:table-cell table:formula="of:=[.G162]/[.F1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62]/[.L162]" office:value-type="string" office:string-value="" calcext:value-type="error">
            <text:p>#DIV/0!</text:p>
          </table:table-cell>
          <table:table-cell table:formula="of:=[.F162]/[.L162]" office:value-type="string" office:string-value="" calcext:value-type="error">
            <text:p>#DIV/0!</text:p>
          </table:table-cell>
          <table:table-cell table:formula="of:=[.G162]/[.L162]" office:value-type="string" office:string-value="" calcext:value-type="error">
            <text:p>#DIV/0!</text:p>
          </table:table-cell>
          <table:table-cell table:formula="of:=IF(AND([.O162] &gt; 0; [.N162] &gt; 0.25; [.M162] &lt; 0.25); &quot;Core&quot;; IF(AND([.O162] &gt; 0; [.N162] &gt; 0.25); &quot;Rim&quot;; IF(AND([.O162] &gt; 0; [.N162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50.17" calcext:value-type="float">
            <text:p>50,17</text:p>
          </table:table-cell>
          <table:table-cell table:formula="of:=[.F163]-[.E163]" office:value-type="float" office:value="0" calcext:value-type="float">
            <text:p>0</text:p>
          </table:table-cell>
          <table:table-cell table:formula="of:=[.G163]/[.F1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63]/[.L163]" office:value-type="string" office:string-value="" calcext:value-type="error">
            <text:p>#DIV/0!</text:p>
          </table:table-cell>
          <table:table-cell table:formula="of:=[.F163]/[.L163]" office:value-type="string" office:string-value="" calcext:value-type="error">
            <text:p>#DIV/0!</text:p>
          </table:table-cell>
          <table:table-cell table:formula="of:=[.G163]/[.L163]" office:value-type="string" office:string-value="" calcext:value-type="error">
            <text:p>#DIV/0!</text:p>
          </table:table-cell>
          <table:table-cell table:formula="of:=IF(AND([.O163] &gt; 0; [.N163] &gt; 0.25; [.M163] &lt; 0.25); &quot;Core&quot;; IF(AND([.O163] &gt; 0; [.N163] &gt; 0.25); &quot;Rim&quot;; IF(AND([.O163] &gt; 0; [.N16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121.77" calcext:value-type="float">
            <text:p>121,77</text:p>
          </table:table-cell>
          <table:table-cell table:formula="of:=[.F164]-[.E164]" office:value-type="float" office:value="0" calcext:value-type="float">
            <text:p>0</text:p>
          </table:table-cell>
          <table:table-cell table:formula="of:=[.G164]/[.F16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64]/[.L164]" office:value-type="string" office:string-value="" calcext:value-type="error">
            <text:p>#DIV/0!</text:p>
          </table:table-cell>
          <table:table-cell table:formula="of:=[.F164]/[.L164]" office:value-type="string" office:string-value="" calcext:value-type="error">
            <text:p>#DIV/0!</text:p>
          </table:table-cell>
          <table:table-cell table:formula="of:=[.G164]/[.L164]" office:value-type="string" office:string-value="" calcext:value-type="error">
            <text:p>#DIV/0!</text:p>
          </table:table-cell>
          <table:table-cell table:formula="of:=IF(AND([.O164] &gt; 0; [.N164] &gt; 0.25; [.M164] &lt; 0.25); &quot;Core&quot;; IF(AND([.O164] &gt; 0; [.N164] &gt; 0.25); &quot;Rim&quot;; IF(AND([.O164] &gt; 0; [.N16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81.42" calcext:value-type="float">
            <text:p>81,42</text:p>
          </table:table-cell>
          <table:table-cell table:formula="of:=[.F165]-[.E165]" office:value-type="float" office:value="0" calcext:value-type="float">
            <text:p>0</text:p>
          </table:table-cell>
          <table:table-cell table:formula="of:=[.G165]/[.F16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65]/[.L165]" office:value-type="string" office:string-value="" calcext:value-type="error">
            <text:p>#DIV/0!</text:p>
          </table:table-cell>
          <table:table-cell table:formula="of:=[.F165]/[.L165]" office:value-type="string" office:string-value="" calcext:value-type="error">
            <text:p>#DIV/0!</text:p>
          </table:table-cell>
          <table:table-cell table:formula="of:=[.G165]/[.L165]" office:value-type="string" office:string-value="" calcext:value-type="error">
            <text:p>#DIV/0!</text:p>
          </table:table-cell>
          <table:table-cell table:formula="of:=IF(AND([.O165] &gt; 0; [.N165] &gt; 0.25; [.M165] &lt; 0.25); &quot;Core&quot;; IF(AND([.O165] &gt; 0; [.N165] &gt; 0.25); &quot;Rim&quot;; IF(AND([.O165] &gt; 0; [.N165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39.52" calcext:value-type="float">
            <text:p>39,52</text:p>
          </table:table-cell>
          <table:table-cell table:formula="of:=[.F166]-[.E166]" office:value-type="float" office:value="0" calcext:value-type="float">
            <text:p>0</text:p>
          </table:table-cell>
          <table:table-cell table:formula="of:=[.G166]/[.F1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66]/[.L166]" office:value-type="string" office:string-value="" calcext:value-type="error">
            <text:p>#DIV/0!</text:p>
          </table:table-cell>
          <table:table-cell table:formula="of:=[.F166]/[.L166]" office:value-type="string" office:string-value="" calcext:value-type="error">
            <text:p>#DIV/0!</text:p>
          </table:table-cell>
          <table:table-cell table:formula="of:=[.G166]/[.L166]" office:value-type="string" office:string-value="" calcext:value-type="error">
            <text:p>#DIV/0!</text:p>
          </table:table-cell>
          <table:table-cell table:formula="of:=IF(AND([.O166] &gt; 0; [.N166] &gt; 0.25; [.M166] &lt; 0.25); &quot;Core&quot;; IF(AND([.O166] &gt; 0; [.N166] &gt; 0.25); &quot;Rim&quot;; IF(AND([.O166] &gt; 0; [.N166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0.71" calcext:value-type="float">
            <text:p>0,71</text:p>
          </table:table-cell>
          <table:table-cell table:formula="of:=[.F167]-[.E167]" office:value-type="float" office:value="0" calcext:value-type="float">
            <text:p>0</text:p>
          </table:table-cell>
          <table:table-cell table:formula="of:=[.G167]/[.F1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67]/[.L167]" office:value-type="string" office:string-value="" calcext:value-type="error">
            <text:p>#DIV/0!</text:p>
          </table:table-cell>
          <table:table-cell table:formula="of:=[.F167]/[.L167]" office:value-type="string" office:string-value="" calcext:value-type="error">
            <text:p>#DIV/0!</text:p>
          </table:table-cell>
          <table:table-cell table:formula="of:=[.G167]/[.L167]" office:value-type="string" office:string-value="" calcext:value-type="error">
            <text:p>#DIV/0!</text:p>
          </table:table-cell>
          <table:table-cell table:formula="of:=IF(AND([.O167] &gt; 0; [.N167] &gt; 0.25; [.M167] &lt; 0.25); &quot;Core&quot;; IF(AND([.O167] &gt; 0; [.N167] &gt; 0.25); &quot;Rim&quot;; IF(AND([.O167] &gt; 0; [.N167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33.3" calcext:value-type="float">
            <text:p>33,3</text:p>
          </table:table-cell>
          <table:table-cell table:formula="of:=[.F168]-[.E168]" office:value-type="float" office:value="0" calcext:value-type="float">
            <text:p>0</text:p>
          </table:table-cell>
          <table:table-cell table:formula="of:=[.G168]/[.F1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68]/[.L168]" office:value-type="string" office:string-value="" calcext:value-type="error">
            <text:p>#DIV/0!</text:p>
          </table:table-cell>
          <table:table-cell table:formula="of:=[.F168]/[.L168]" office:value-type="string" office:string-value="" calcext:value-type="error">
            <text:p>#DIV/0!</text:p>
          </table:table-cell>
          <table:table-cell table:formula="of:=[.G168]/[.L168]" office:value-type="string" office:string-value="" calcext:value-type="error">
            <text:p>#DIV/0!</text:p>
          </table:table-cell>
          <table:table-cell table:formula="of:=IF(AND([.O168] &gt; 0; [.N168] &gt; 0.25; [.M168] &lt; 0.25); &quot;Core&quot;; IF(AND([.O168] &gt; 0; [.N168] &gt; 0.25); &quot;Rim&quot;; IF(AND([.O168] &gt; 0; [.N168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55.3" calcext:value-type="float">
            <text:p>55,3</text:p>
          </table:table-cell>
          <table:table-cell table:formula="of:=[.F169]-[.E169]" office:value-type="float" office:value="0" calcext:value-type="float">
            <text:p>0</text:p>
          </table:table-cell>
          <table:table-cell table:formula="of:=[.G169]/[.F1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69]/[.L169]" office:value-type="string" office:string-value="" calcext:value-type="error">
            <text:p>#DIV/0!</text:p>
          </table:table-cell>
          <table:table-cell table:formula="of:=[.F169]/[.L169]" office:value-type="string" office:string-value="" calcext:value-type="error">
            <text:p>#DIV/0!</text:p>
          </table:table-cell>
          <table:table-cell table:formula="of:=[.G169]/[.L169]" office:value-type="string" office:string-value="" calcext:value-type="error">
            <text:p>#DIV/0!</text:p>
          </table:table-cell>
          <table:table-cell table:formula="of:=IF(AND([.O169] &gt; 0; [.N169] &gt; 0.25; [.M169] &lt; 0.25); &quot;Core&quot;; IF(AND([.O169] &gt; 0; [.N169] &gt; 0.25); &quot;Rim&quot;; IF(AND([.O169] &gt; 0; [.N169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6.36" calcext:value-type="float">
            <text:p>6,36</text:p>
          </table:table-cell>
          <table:table-cell table:formula="of:=[.F170]-[.E170]" office:value-type="float" office:value="0" calcext:value-type="float">
            <text:p>0</text:p>
          </table:table-cell>
          <table:table-cell table:formula="of:=[.G170]/[.F17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70]/[.L170]" office:value-type="string" office:string-value="" calcext:value-type="error">
            <text:p>#DIV/0!</text:p>
          </table:table-cell>
          <table:table-cell table:formula="of:=[.F170]/[.L170]" office:value-type="string" office:string-value="" calcext:value-type="error">
            <text:p>#DIV/0!</text:p>
          </table:table-cell>
          <table:table-cell table:formula="of:=[.G170]/[.L170]" office:value-type="string" office:string-value="" calcext:value-type="error">
            <text:p>#DIV/0!</text:p>
          </table:table-cell>
          <table:table-cell table:formula="of:=IF(AND([.O170] &gt; 0; [.N170] &gt; 0.25; [.M170] &lt; 0.25); &quot;Core&quot;; IF(AND([.O170] &gt; 0; [.N170] &gt; 0.25); &quot;Rim&quot;; IF(AND([.O170] &gt; 0; [.N170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85.19" calcext:value-type="float">
            <text:p>85,19</text:p>
          </table:table-cell>
          <table:table-cell table:formula="of:=[.F171]-[.E171]" office:value-type="float" office:value="0" calcext:value-type="float">
            <text:p>0</text:p>
          </table:table-cell>
          <table:table-cell table:formula="of:=[.G171]/[.F1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71]/[.L171]" office:value-type="string" office:string-value="" calcext:value-type="error">
            <text:p>#DIV/0!</text:p>
          </table:table-cell>
          <table:table-cell table:formula="of:=[.F171]/[.L171]" office:value-type="string" office:string-value="" calcext:value-type="error">
            <text:p>#DIV/0!</text:p>
          </table:table-cell>
          <table:table-cell table:formula="of:=[.G171]/[.L171]" office:value-type="string" office:string-value="" calcext:value-type="error">
            <text:p>#DIV/0!</text:p>
          </table:table-cell>
          <table:table-cell table:formula="of:=IF(AND([.O171] &gt; 0; [.N171] &gt; 0.25; [.M171] &lt; 0.25); &quot;Core&quot;; IF(AND([.O171] &gt; 0; [.N171] &gt; 0.25); &quot;Rim&quot;; IF(AND([.O171] &gt; 0; [.N171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0.45" calcext:value-type="float">
            <text:p>0,45</text:p>
          </table:table-cell>
          <table:table-cell table:formula="of:=[.F172]-[.E172]" office:value-type="float" office:value="0" calcext:value-type="float">
            <text:p>0</text:p>
          </table:table-cell>
          <table:table-cell table:formula="of:=[.G172]/[.F1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72]/[.L172]" office:value-type="string" office:string-value="" calcext:value-type="error">
            <text:p>#DIV/0!</text:p>
          </table:table-cell>
          <table:table-cell table:formula="of:=[.F172]/[.L172]" office:value-type="string" office:string-value="" calcext:value-type="error">
            <text:p>#DIV/0!</text:p>
          </table:table-cell>
          <table:table-cell table:formula="of:=[.G172]/[.L172]" office:value-type="string" office:string-value="" calcext:value-type="error">
            <text:p>#DIV/0!</text:p>
          </table:table-cell>
          <table:table-cell table:formula="of:=IF(AND([.O172] &gt; 0; [.N172] &gt; 0.25; [.M172] &lt; 0.25); &quot;Core&quot;; IF(AND([.O172] &gt; 0; [.N172] &gt; 0.25); &quot;Rim&quot;; IF(AND([.O172] &gt; 0; [.N172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01.73" calcext:value-type="float">
            <text:p>101,73</text:p>
          </table:table-cell>
          <table:table-cell table:formula="of:=[.F173]-[.E173]" office:value-type="float" office:value="0" calcext:value-type="float">
            <text:p>0</text:p>
          </table:table-cell>
          <table:table-cell table:formula="of:=[.G173]/[.F1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73]/[.L173]" office:value-type="string" office:string-value="" calcext:value-type="error">
            <text:p>#DIV/0!</text:p>
          </table:table-cell>
          <table:table-cell table:formula="of:=[.F173]/[.L173]" office:value-type="string" office:string-value="" calcext:value-type="error">
            <text:p>#DIV/0!</text:p>
          </table:table-cell>
          <table:table-cell table:formula="of:=[.G173]/[.L173]" office:value-type="string" office:string-value="" calcext:value-type="error">
            <text:p>#DIV/0!</text:p>
          </table:table-cell>
          <table:table-cell table:formula="of:=IF(AND([.O173] &gt; 0; [.N173] &gt; 0.25; [.M173] &lt; 0.25); &quot;Core&quot;; IF(AND([.O173] &gt; 0; [.N173] &gt; 0.25); &quot;Rim&quot;; IF(AND([.O173] &gt; 0; [.N17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4]-[.E174]" office:value-type="float" office:value="0" calcext:value-type="float">
            <text:p>0</text:p>
          </table:table-cell>
          <table:table-cell table:formula="of:=[.G174]/[.F174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74]/[.L174]" office:value-type="string" office:string-value="" calcext:value-type="error">
            <text:p>#DIV/0!</text:p>
          </table:table-cell>
          <table:table-cell table:formula="of:=[.F174]/[.L174]" office:value-type="string" office:string-value="" calcext:value-type="error">
            <text:p>#DIV/0!</text:p>
          </table:table-cell>
          <table:table-cell table:formula="of:=[.G174]/[.L174]" office:value-type="string" office:string-value="" calcext:value-type="error">
            <text:p>#DIV/0!</text:p>
          </table:table-cell>
          <table:table-cell table:formula="of:=IF(AND([.O174] &gt; 0; [.N174] &gt; 0.25; [.M174] &lt; 0.25); &quot;Core&quot;; IF(AND([.O174] &gt; 0; [.N174] &gt; 0.25); &quot;Rim&quot;; IF(AND([.O174] &gt; 0; [.N17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24.23" calcext:value-type="float">
            <text:p>24,23</text:p>
          </table:table-cell>
          <table:table-cell table:formula="of:=[.F175]-[.E175]" office:value-type="float" office:value="0" calcext:value-type="float">
            <text:p>0</text:p>
          </table:table-cell>
          <table:table-cell table:formula="of:=[.G175]/[.F1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75]/[.L175]" office:value-type="string" office:string-value="" calcext:value-type="error">
            <text:p>#DIV/0!</text:p>
          </table:table-cell>
          <table:table-cell table:formula="of:=[.F175]/[.L175]" office:value-type="string" office:string-value="" calcext:value-type="error">
            <text:p>#DIV/0!</text:p>
          </table:table-cell>
          <table:table-cell table:formula="of:=[.G175]/[.L175]" office:value-type="string" office:string-value="" calcext:value-type="error">
            <text:p>#DIV/0!</text:p>
          </table:table-cell>
          <table:table-cell table:formula="of:=IF(AND([.O175] &gt; 0; [.N175] &gt; 0.25; [.M175] &lt; 0.25); &quot;Core&quot;; IF(AND([.O175] &gt; 0; [.N175] &gt; 0.25); &quot;Rim&quot;; IF(AND([.O175] &gt; 0; [.N175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5.9" calcext:value-type="float">
            <text:p>5,9</text:p>
          </table:table-cell>
          <table:table-cell table:formula="of:=[.F176]-[.E176]" office:value-type="float" office:value="0" calcext:value-type="float">
            <text:p>0</text:p>
          </table:table-cell>
          <table:table-cell table:formula="of:=[.G176]/[.F1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76]/[.L176]" office:value-type="string" office:string-value="" calcext:value-type="error">
            <text:p>#DIV/0!</text:p>
          </table:table-cell>
          <table:table-cell table:formula="of:=[.F176]/[.L176]" office:value-type="string" office:string-value="" calcext:value-type="error">
            <text:p>#DIV/0!</text:p>
          </table:table-cell>
          <table:table-cell table:formula="of:=[.G176]/[.L176]" office:value-type="string" office:string-value="" calcext:value-type="error">
            <text:p>#DIV/0!</text:p>
          </table:table-cell>
          <table:table-cell table:formula="of:=IF(AND([.O176] &gt; 0; [.N176] &gt; 0.25; [.M176] &lt; 0.25); &quot;Core&quot;; IF(AND([.O176] &gt; 0; [.N176] &gt; 0.25); &quot;Rim&quot;; IF(AND([.O176] &gt; 0; [.N176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72.68" calcext:value-type="float">
            <text:p>72,68</text:p>
          </table:table-cell>
          <table:table-cell table:formula="of:=[.F177]-[.E177]" office:value-type="float" office:value="0" calcext:value-type="float">
            <text:p>0</text:p>
          </table:table-cell>
          <table:table-cell table:formula="of:=[.G177]/[.F1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77]/[.L177]" office:value-type="string" office:string-value="" calcext:value-type="error">
            <text:p>#DIV/0!</text:p>
          </table:table-cell>
          <table:table-cell table:formula="of:=[.F177]/[.L177]" office:value-type="string" office:string-value="" calcext:value-type="error">
            <text:p>#DIV/0!</text:p>
          </table:table-cell>
          <table:table-cell table:formula="of:=[.G177]/[.L177]" office:value-type="string" office:string-value="" calcext:value-type="error">
            <text:p>#DIV/0!</text:p>
          </table:table-cell>
          <table:table-cell table:formula="of:=IF(AND([.O177] &gt; 0; [.N177] &gt; 0.25; [.M177] &lt; 0.25); &quot;Core&quot;; IF(AND([.O177] &gt; 0; [.N177] &gt; 0.25); &quot;Rim&quot;; IF(AND([.O177] &gt; 0; [.N177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54.19" calcext:value-type="float">
            <text:p>54,19</text:p>
          </table:table-cell>
          <table:table-cell table:formula="of:=[.F178]-[.E178]" office:value-type="float" office:value="0" calcext:value-type="float">
            <text:p>0</text:p>
          </table:table-cell>
          <table:table-cell table:formula="of:=[.G178]/[.F1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78]/[.L178]" office:value-type="string" office:string-value="" calcext:value-type="error">
            <text:p>#DIV/0!</text:p>
          </table:table-cell>
          <table:table-cell table:formula="of:=[.F178]/[.L178]" office:value-type="string" office:string-value="" calcext:value-type="error">
            <text:p>#DIV/0!</text:p>
          </table:table-cell>
          <table:table-cell table:formula="of:=[.G178]/[.L178]" office:value-type="string" office:string-value="" calcext:value-type="error">
            <text:p>#DIV/0!</text:p>
          </table:table-cell>
          <table:table-cell table:formula="of:=IF(AND([.O178] &gt; 0; [.N178] &gt; 0.25; [.M178] &lt; 0.25); &quot;Core&quot;; IF(AND([.O178] &gt; 0; [.N178] &gt; 0.25); &quot;Rim&quot;; IF(AND([.O178] &gt; 0; [.N178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65.28" calcext:value-type="float">
            <text:p>65,28</text:p>
          </table:table-cell>
          <table:table-cell table:formula="of:=[.F179]-[.E179]" office:value-type="float" office:value="0" calcext:value-type="float">
            <text:p>0</text:p>
          </table:table-cell>
          <table:table-cell table:formula="of:=[.G179]/[.F17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79]/[.L179]" office:value-type="string" office:string-value="" calcext:value-type="error">
            <text:p>#DIV/0!</text:p>
          </table:table-cell>
          <table:table-cell table:formula="of:=[.F179]/[.L179]" office:value-type="string" office:string-value="" calcext:value-type="error">
            <text:p>#DIV/0!</text:p>
          </table:table-cell>
          <table:table-cell table:formula="of:=[.G179]/[.L179]" office:value-type="string" office:string-value="" calcext:value-type="error">
            <text:p>#DIV/0!</text:p>
          </table:table-cell>
          <table:table-cell table:formula="of:=IF(AND([.O179] &gt; 0; [.N179] &gt; 0.25; [.M179] &lt; 0.25); &quot;Core&quot;; IF(AND([.O179] &gt; 0; [.N179] &gt; 0.25); &quot;Rim&quot;; IF(AND([.O179] &gt; 0; [.N179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70.64" calcext:value-type="float">
            <text:p>70,64</text:p>
          </table:table-cell>
          <table:table-cell table:formula="of:=[.F180]-[.E180]" office:value-type="float" office:value="0" calcext:value-type="float">
            <text:p>0</text:p>
          </table:table-cell>
          <table:table-cell table:formula="of:=[.G180]/[.F18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80]/[.L180]" office:value-type="string" office:string-value="" calcext:value-type="error">
            <text:p>#DIV/0!</text:p>
          </table:table-cell>
          <table:table-cell table:formula="of:=[.F180]/[.L180]" office:value-type="string" office:string-value="" calcext:value-type="error">
            <text:p>#DIV/0!</text:p>
          </table:table-cell>
          <table:table-cell table:formula="of:=[.G180]/[.L180]" office:value-type="string" office:string-value="" calcext:value-type="error">
            <text:p>#DIV/0!</text:p>
          </table:table-cell>
          <table:table-cell table:formula="of:=IF(AND([.O180] &gt; 0; [.N180] &gt; 0.25; [.M180] &lt; 0.25); &quot;Core&quot;; IF(AND([.O180] &gt; 0; [.N180] &gt; 0.25); &quot;Rim&quot;; IF(AND([.O180] &gt; 0; [.N180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TRP</text:p>
          </table:table-cell>
          <table:table-cell table:number-columns-repeated="2" office:value-type="float" office:value="4.68" calcext:value-type="float">
            <text:p>4,68</text:p>
          </table:table-cell>
          <table:table-cell table:formula="of:=[.F181]-[.E181]" office:value-type="float" office:value="0" calcext:value-type="float">
            <text:p>0</text:p>
          </table:table-cell>
          <table:table-cell table:formula="of:=[.G181]/[.F18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81]/[.L181]" office:value-type="string" office:string-value="" calcext:value-type="error">
            <text:p>#DIV/0!</text:p>
          </table:table-cell>
          <table:table-cell table:formula="of:=[.F181]/[.L181]" office:value-type="string" office:string-value="" calcext:value-type="error">
            <text:p>#DIV/0!</text:p>
          </table:table-cell>
          <table:table-cell table:formula="of:=[.G181]/[.L181]" office:value-type="string" office:string-value="" calcext:value-type="error">
            <text:p>#DIV/0!</text:p>
          </table:table-cell>
          <table:table-cell table:formula="of:=IF(AND([.O181] &gt; 0; [.N181] &gt; 0.25; [.M181] &lt; 0.25); &quot;Core&quot;; IF(AND([.O181] &gt; 0; [.N181] &gt; 0.25); &quot;Rim&quot;; IF(AND([.O181] &gt; 0; [.N181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90.29" calcext:value-type="float">
            <text:p>90,29</text:p>
          </table:table-cell>
          <table:table-cell table:formula="of:=[.F182]-[.E182]" office:value-type="float" office:value="0" calcext:value-type="float">
            <text:p>0</text:p>
          </table:table-cell>
          <table:table-cell table:formula="of:=[.G182]/[.F1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82]/[.L182]" office:value-type="string" office:string-value="" calcext:value-type="error">
            <text:p>#DIV/0!</text:p>
          </table:table-cell>
          <table:table-cell table:formula="of:=[.F182]/[.L182]" office:value-type="string" office:string-value="" calcext:value-type="error">
            <text:p>#DIV/0!</text:p>
          </table:table-cell>
          <table:table-cell table:formula="of:=[.G182]/[.L182]" office:value-type="string" office:string-value="" calcext:value-type="error">
            <text:p>#DIV/0!</text:p>
          </table:table-cell>
          <table:table-cell table:formula="of:=IF(AND([.O182] &gt; 0; [.N182] &gt; 0.25; [.M182] &lt; 0.25); &quot;Core&quot;; IF(AND([.O182] &gt; 0; [.N182] &gt; 0.25); &quot;Rim&quot;; IF(AND([.O182] &gt; 0; [.N182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152.9" calcext:value-type="float">
            <text:p>152,9</text:p>
          </table:table-cell>
          <table:table-cell table:formula="of:=[.F183]-[.E183]" office:value-type="float" office:value="0" calcext:value-type="float">
            <text:p>0</text:p>
          </table:table-cell>
          <table:table-cell table:formula="of:=[.G183]/[.F1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83]/[.L183]" office:value-type="string" office:string-value="" calcext:value-type="error">
            <text:p>#DIV/0!</text:p>
          </table:table-cell>
          <table:table-cell table:formula="of:=[.F183]/[.L183]" office:value-type="string" office:string-value="" calcext:value-type="error">
            <text:p>#DIV/0!</text:p>
          </table:table-cell>
          <table:table-cell table:formula="of:=[.G183]/[.L183]" office:value-type="string" office:string-value="" calcext:value-type="error">
            <text:p>#DIV/0!</text:p>
          </table:table-cell>
          <table:table-cell table:formula="of:=IF(AND([.O183] &gt; 0; [.N183] &gt; 0.25; [.M183] &lt; 0.25); &quot;Core&quot;; IF(AND([.O183] &gt; 0; [.N183] &gt; 0.25); &quot;Rim&quot;; IF(AND([.O183] &gt; 0; [.N18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31.44" calcext:value-type="float">
            <text:p>31,44</text:p>
          </table:table-cell>
          <table:table-cell table:formula="of:=[.F184]-[.E184]" office:value-type="float" office:value="0" calcext:value-type="float">
            <text:p>0</text:p>
          </table:table-cell>
          <table:table-cell table:formula="of:=[.G184]/[.F1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84]/[.L184]" office:value-type="string" office:string-value="" calcext:value-type="error">
            <text:p>#DIV/0!</text:p>
          </table:table-cell>
          <table:table-cell table:formula="of:=[.F184]/[.L184]" office:value-type="string" office:string-value="" calcext:value-type="error">
            <text:p>#DIV/0!</text:p>
          </table:table-cell>
          <table:table-cell table:formula="of:=[.G184]/[.L184]" office:value-type="string" office:string-value="" calcext:value-type="error">
            <text:p>#DIV/0!</text:p>
          </table:table-cell>
          <table:table-cell table:formula="of:=IF(AND([.O184] &gt; 0; [.N184] &gt; 0.25; [.M184] &lt; 0.25); &quot;Core&quot;; IF(AND([.O184] &gt; 0; [.N184] &gt; 0.25); &quot;Rim&quot;; IF(AND([.O184] &gt; 0; [.N18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34.23" calcext:value-type="float">
            <text:p>34,23</text:p>
          </table:table-cell>
          <table:table-cell table:formula="of:=[.F185]-[.E185]" office:value-type="float" office:value="0" calcext:value-type="float">
            <text:p>0</text:p>
          </table:table-cell>
          <table:table-cell table:formula="of:=[.G185]/[.F1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85]/[.L185]" office:value-type="string" office:string-value="" calcext:value-type="error">
            <text:p>#DIV/0!</text:p>
          </table:table-cell>
          <table:table-cell table:formula="of:=[.F185]/[.L185]" office:value-type="string" office:string-value="" calcext:value-type="error">
            <text:p>#DIV/0!</text:p>
          </table:table-cell>
          <table:table-cell table:formula="of:=[.G185]/[.L185]" office:value-type="string" office:string-value="" calcext:value-type="error">
            <text:p>#DIV/0!</text:p>
          </table:table-cell>
          <table:table-cell table:formula="of:=IF(AND([.O185] &gt; 0; [.N185] &gt; 0.25; [.M185] &lt; 0.25); &quot;Core&quot;; IF(AND([.O185] &gt; 0; [.N185] &gt; 0.25); &quot;Rim&quot;; IF(AND([.O185] &gt; 0; [.N185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63.19" calcext:value-type="float">
            <text:p>63,19</text:p>
          </table:table-cell>
          <table:table-cell table:formula="of:=[.F186]-[.E186]" office:value-type="float" office:value="0" calcext:value-type="float">
            <text:p>0</text:p>
          </table:table-cell>
          <table:table-cell table:formula="of:=[.G186]/[.F18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86]/[.L186]" office:value-type="string" office:string-value="" calcext:value-type="error">
            <text:p>#DIV/0!</text:p>
          </table:table-cell>
          <table:table-cell table:formula="of:=[.F186]/[.L186]" office:value-type="string" office:string-value="" calcext:value-type="error">
            <text:p>#DIV/0!</text:p>
          </table:table-cell>
          <table:table-cell table:formula="of:=[.G186]/[.L186]" office:value-type="string" office:string-value="" calcext:value-type="error">
            <text:p>#DIV/0!</text:p>
          </table:table-cell>
          <table:table-cell table:formula="of:=IF(AND([.O186] &gt; 0; [.N186] &gt; 0.25; [.M186] &lt; 0.25); &quot;Core&quot;; IF(AND([.O186] &gt; 0; [.N186] &gt; 0.25); &quot;Rim&quot;; IF(AND([.O186] &gt; 0; [.N186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7]-[.E187]" office:value-type="float" office:value="0" calcext:value-type="float">
            <text:p>0</text:p>
          </table:table-cell>
          <table:table-cell table:formula="of:=[.G187]/[.F18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87]/[.L187]" office:value-type="string" office:string-value="" calcext:value-type="error">
            <text:p>#DIV/0!</text:p>
          </table:table-cell>
          <table:table-cell table:formula="of:=[.F187]/[.L187]" office:value-type="string" office:string-value="" calcext:value-type="error">
            <text:p>#DIV/0!</text:p>
          </table:table-cell>
          <table:table-cell table:formula="of:=[.G187]/[.L187]" office:value-type="string" office:string-value="" calcext:value-type="error">
            <text:p>#DIV/0!</text:p>
          </table:table-cell>
          <table:table-cell table:formula="of:=IF(AND([.O187] &gt; 0; [.N187] &gt; 0.25; [.M187] &lt; 0.25); &quot;Core&quot;; IF(AND([.O187] &gt; 0; [.N187] &gt; 0.25); &quot;Rim&quot;; IF(AND([.O187] &gt; 0; [.N187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10.16" calcext:value-type="float">
            <text:p>10,16</text:p>
          </table:table-cell>
          <table:table-cell table:formula="of:=[.F188]-[.E188]" office:value-type="float" office:value="0" calcext:value-type="float">
            <text:p>0</text:p>
          </table:table-cell>
          <table:table-cell table:formula="of:=[.G188]/[.F1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88]/[.L188]" office:value-type="string" office:string-value="" calcext:value-type="error">
            <text:p>#DIV/0!</text:p>
          </table:table-cell>
          <table:table-cell table:formula="of:=[.F188]/[.L188]" office:value-type="string" office:string-value="" calcext:value-type="error">
            <text:p>#DIV/0!</text:p>
          </table:table-cell>
          <table:table-cell table:formula="of:=[.G188]/[.L188]" office:value-type="string" office:string-value="" calcext:value-type="error">
            <text:p>#DIV/0!</text:p>
          </table:table-cell>
          <table:table-cell table:formula="of:=IF(AND([.O188] &gt; 0; [.N188] &gt; 0.25; [.M188] &lt; 0.25); &quot;Core&quot;; IF(AND([.O188] &gt; 0; [.N188] &gt; 0.25); &quot;Rim&quot;; IF(AND([.O188] &gt; 0; [.N188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CY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9]-[.E189]" office:value-type="float" office:value="0" calcext:value-type="float">
            <text:p>0</text:p>
          </table:table-cell>
          <table:table-cell table:formula="of:=[.G189]/[.F189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89]/[.L189]" office:value-type="string" office:string-value="" calcext:value-type="error">
            <text:p>#DIV/0!</text:p>
          </table:table-cell>
          <table:table-cell table:formula="of:=[.F189]/[.L189]" office:value-type="string" office:string-value="" calcext:value-type="error">
            <text:p>#DIV/0!</text:p>
          </table:table-cell>
          <table:table-cell table:formula="of:=[.G189]/[.L189]" office:value-type="string" office:string-value="" calcext:value-type="error">
            <text:p>#DIV/0!</text:p>
          </table:table-cell>
          <table:table-cell table:formula="of:=IF(AND([.O189] &gt; 0; [.N189] &gt; 0.25; [.M189] &lt; 0.25); &quot;Core&quot;; IF(AND([.O189] &gt; 0; [.N189] &gt; 0.25); &quot;Rim&quot;; IF(AND([.O189] &gt; 0; [.N189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SER</text:p>
          </table:table-cell>
          <table:table-cell office:value-type="float" office:value="0.42" calcext:value-type="float">
            <text:p>0,42</text:p>
          </table:table-cell>
          <table:table-cell office:value-type="float" office:value="2.36" calcext:value-type="float">
            <text:p>2,36</text:p>
          </table:table-cell>
          <table:table-cell table:formula="of:=[.F190]-[.E190]" office:value-type="float" office:value="1.94" calcext:value-type="float">
            <text:p>1,94</text:p>
          </table:table-cell>
          <table:table-cell table:formula="of:=[.G190]/[.F190]" office:value-type="float" office:value="0.822033898305085" calcext:value-type="float">
            <text:p>0,82203389830508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E190]/[.L190]" office:value-type="float" office:value="0.00344262295081967" calcext:value-type="float">
            <text:p>0,00344262295082</text:p>
          </table:table-cell>
          <table:table-cell table:formula="of:=[.F190]/[.L190]" office:value-type="float" office:value="0.019344262295082" calcext:value-type="float">
            <text:p>0,019344262295082</text:p>
          </table:table-cell>
          <table:table-cell table:formula="of:=[.G190]/[.L190]" office:value-type="float" office:value="0.0159016393442623" calcext:value-type="float">
            <text:p>0,015901639344262</text:p>
          </table:table-cell>
          <table:table-cell table:formula="of:=IF(AND([.O190] &gt; 0; [.N190] &gt; 0.25; [.M190] &lt; 0.25); &quot;Core&quot;; IF(AND([.O190] &gt; 0; [.N190] &gt; 0.25); &quot;Rim&quot;; IF(AND([.O190] &gt; 0; [.N190] &lt; 0.25); &quot;Support&quot;; &quot;None applies&quot;)))" office:value-type="string" office:string-value="Support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1]-[.E191]" office:value-type="float" office:value="0" calcext:value-type="float">
            <text:p>0</text:p>
          </table:table-cell>
          <table:table-cell table:formula="of:=[.G191]/[.F191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91]/[.L191]" office:value-type="string" office:string-value="" calcext:value-type="error">
            <text:p>#DIV/0!</text:p>
          </table:table-cell>
          <table:table-cell table:formula="of:=[.F191]/[.L191]" office:value-type="string" office:string-value="" calcext:value-type="error">
            <text:p>#DIV/0!</text:p>
          </table:table-cell>
          <table:table-cell table:formula="of:=[.G191]/[.L191]" office:value-type="string" office:string-value="" calcext:value-type="error">
            <text:p>#DIV/0!</text:p>
          </table:table-cell>
          <table:table-cell table:formula="of:=IF(AND([.O191] &gt; 0; [.N191] &gt; 0.25; [.M191] &lt; 0.25); &quot;Core&quot;; IF(AND([.O191] &gt; 0; [.N191] &gt; 0.25); &quot;Rim&quot;; IF(AND([.O191] &gt; 0; [.N191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ET</text:p>
          </table:table-cell>
          <table:table-cell office:value-type="float" office:value="3.89" calcext:value-type="float">
            <text:p>3,89</text:p>
          </table:table-cell>
          <table:table-cell office:value-type="float" office:value="12.43" calcext:value-type="float">
            <text:p>12,43</text:p>
          </table:table-cell>
          <table:table-cell table:formula="of:=[.F192]-[.E192]" office:value-type="float" office:value="8.54" calcext:value-type="float">
            <text:p>8,54</text:p>
          </table:table-cell>
          <table:table-cell table:formula="of:=[.G192]/[.F192]" office:value-type="float" office:value="0.687047465808528" calcext:value-type="float">
            <text:p>0,6870474658085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[.E192]/[.L192]" office:value-type="float" office:value="0.0190686274509804" calcext:value-type="float">
            <text:p>0,01906862745098</text:p>
          </table:table-cell>
          <table:table-cell table:formula="of:=[.F192]/[.L192]" office:value-type="float" office:value="0.0609313725490196" calcext:value-type="float">
            <text:p>0,06093137254902</text:p>
          </table:table-cell>
          <table:table-cell table:formula="of:=[.G192]/[.L192]" office:value-type="float" office:value="0.0418627450980392" calcext:value-type="float">
            <text:p>0,041862745098039</text:p>
          </table:table-cell>
          <table:table-cell table:formula="of:=IF(AND([.O192] &gt; 0; [.N192] &gt; 0.25; [.M192] &lt; 0.25); &quot;Core&quot;; IF(AND([.O192] &gt; 0; [.N192] &gt; 0.25); &quot;Rim&quot;; IF(AND([.O192] &gt; 0; [.N192] &lt; 0.25); &quot;Support&quot;; &quot;None applies&quot;)))" office:value-type="string" office:string-value="Support" calcext:value-type="string">
            <text:p>Support</text:p>
          </table:table-cell>
          <table:table-cell office:value-type="string" calcext:value-type="string">
            <text:p>1(Functional)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HIS</text:p>
          </table:table-cell>
          <table:table-cell table:number-columns-repeated="2" office:value-type="float" office:value="0.15" calcext:value-type="float">
            <text:p>0,15</text:p>
          </table:table-cell>
          <table:table-cell table:formula="of:=[.F193]-[.E193]" office:value-type="float" office:value="0" calcext:value-type="float">
            <text:p>0</text:p>
          </table:table-cell>
          <table:table-cell table:formula="of:=[.G193]/[.F1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93]/[.L193]" office:value-type="string" office:string-value="" calcext:value-type="error">
            <text:p>#DIV/0!</text:p>
          </table:table-cell>
          <table:table-cell table:formula="of:=[.F193]/[.L193]" office:value-type="string" office:string-value="" calcext:value-type="error">
            <text:p>#DIV/0!</text:p>
          </table:table-cell>
          <table:table-cell table:formula="of:=[.G193]/[.L193]" office:value-type="string" office:string-value="" calcext:value-type="error">
            <text:p>#DIV/0!</text:p>
          </table:table-cell>
          <table:table-cell table:formula="of:=IF(AND([.O193] &gt; 0; [.N193] &gt; 0.25; [.M193] &lt; 0.25); &quot;Core&quot;; IF(AND([.O193] &gt; 0; [.N193] &gt; 0.25); &quot;Rim&quot;; IF(AND([.O193] &gt; 0; [.N19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39.56" calcext:value-type="float">
            <text:p>39,56</text:p>
          </table:table-cell>
          <table:table-cell table:formula="of:=[.F194]-[.E194]" office:value-type="float" office:value="0" calcext:value-type="float">
            <text:p>0</text:p>
          </table:table-cell>
          <table:table-cell table:formula="of:=[.G194]/[.F1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94]/[.L194]" office:value-type="string" office:string-value="" calcext:value-type="error">
            <text:p>#DIV/0!</text:p>
          </table:table-cell>
          <table:table-cell table:formula="of:=[.F194]/[.L194]" office:value-type="string" office:string-value="" calcext:value-type="error">
            <text:p>#DIV/0!</text:p>
          </table:table-cell>
          <table:table-cell table:formula="of:=[.G194]/[.L194]" office:value-type="string" office:string-value="" calcext:value-type="error">
            <text:p>#DIV/0!</text:p>
          </table:table-cell>
          <table:table-cell table:formula="of:=IF(AND([.O194] &gt; 0; [.N194] &gt; 0.25; [.M194] &lt; 0.25); &quot;Core&quot;; IF(AND([.O194] &gt; 0; [.N194] &gt; 0.25); &quot;Rim&quot;; IF(AND([.O194] &gt; 0; [.N19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28.15" calcext:value-type="float">
            <text:p>28,15</text:p>
          </table:table-cell>
          <table:table-cell table:formula="of:=[.F195]-[.E195]" office:value-type="float" office:value="0" calcext:value-type="float">
            <text:p>0</text:p>
          </table:table-cell>
          <table:table-cell table:formula="of:=[.G195]/[.F19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95]/[.L195]" office:value-type="string" office:string-value="" calcext:value-type="error">
            <text:p>#DIV/0!</text:p>
          </table:table-cell>
          <table:table-cell table:formula="of:=[.F195]/[.L195]" office:value-type="string" office:string-value="" calcext:value-type="error">
            <text:p>#DIV/0!</text:p>
          </table:table-cell>
          <table:table-cell table:formula="of:=[.G195]/[.L195]" office:value-type="string" office:string-value="" calcext:value-type="error">
            <text:p>#DIV/0!</text:p>
          </table:table-cell>
          <table:table-cell table:formula="of:=IF(AND([.O195] &gt; 0; [.N195] &gt; 0.25; [.M195] &lt; 0.25); &quot;Core&quot;; IF(AND([.O195] &gt; 0; [.N195] &gt; 0.25); &quot;Rim&quot;; IF(AND([.O195] &gt; 0; [.N195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3.96" calcext:value-type="float">
            <text:p>13,96</text:p>
          </table:table-cell>
          <table:table-cell table:formula="of:=[.F196]-[.E196]" office:value-type="float" office:value="0" calcext:value-type="float">
            <text:p>0</text:p>
          </table:table-cell>
          <table:table-cell table:formula="of:=[.G196]/[.F19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196]/[.L196]" office:value-type="string" office:string-value="" calcext:value-type="error">
            <text:p>#DIV/0!</text:p>
          </table:table-cell>
          <table:table-cell table:formula="of:=[.F196]/[.L196]" office:value-type="string" office:string-value="" calcext:value-type="error">
            <text:p>#DIV/0!</text:p>
          </table:table-cell>
          <table:table-cell table:formula="of:=[.G196]/[.L196]" office:value-type="string" office:string-value="" calcext:value-type="error">
            <text:p>#DIV/0!</text:p>
          </table:table-cell>
          <table:table-cell table:formula="of:=IF(AND([.O196] &gt; 0; [.N196] &gt; 0.25; [.M196] &lt; 0.25); &quot;Core&quot;; IF(AND([.O196] &gt; 0; [.N196] &gt; 0.25); &quot;Rim&quot;; IF(AND([.O196] &gt; 0; [.N196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HIS</text:p>
          </table:table-cell>
          <table:table-cell office:value-type="float" office:value="78.78" calcext:value-type="float">
            <text:p>78,78</text:p>
          </table:table-cell>
          <table:table-cell office:value-type="float" office:value="126.49" calcext:value-type="float">
            <text:p>126,49</text:p>
          </table:table-cell>
          <table:table-cell table:formula="of:=[.F197]-[.E197]" office:value-type="float" office:value="47.71" calcext:value-type="float">
            <text:p>47,71</text:p>
          </table:table-cell>
          <table:table-cell table:formula="of:=[.G197]/[.F197]" office:value-type="float" office:value="0.377183967112025" calcext:value-type="float">
            <text:p>0,3771839671120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table:formula="of:=[.E197]/[.L197]" office:value-type="float" office:value="0.406082474226804" calcext:value-type="float">
            <text:p>0,406082474226804</text:p>
          </table:table-cell>
          <table:table-cell table:formula="of:=[.F197]/[.L197]" office:value-type="float" office:value="0.65201030927835" calcext:value-type="float">
            <text:p>0,65201030927835</text:p>
          </table:table-cell>
          <table:table-cell table:formula="of:=[.G197]/[.L197]" office:value-type="float" office:value="0.245927835051546" calcext:value-type="float">
            <text:p>0,245927835051546</text:p>
          </table:table-cell>
          <table:table-cell table:formula="of:=IF(AND([.O197] &gt; 0; [.N197] &gt; 0.25; [.M197] &lt; 0.25); &quot;Core&quot;; IF(AND([.O197] &gt; 0; [.N197] &gt; 0.25); &quot;Rim&quot;; IF(AND([.O197] &gt; 0; [.N197] &lt; 0.25); &quot;Support&quot;; &quot;None applies&quot;)))" office:value-type="string" office:string-value="Rim" calcext:value-type="string">
            <text:p>Rim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SN</text:p>
          </table:table-cell>
          <table:table-cell office:value-type="float" office:value="6.91" calcext:value-type="float">
            <text:p>6,91</text:p>
          </table:table-cell>
          <table:table-cell office:value-type="float" office:value="140.02" calcext:value-type="float">
            <text:p>140,02</text:p>
          </table:table-cell>
          <table:table-cell table:formula="of:=[.F198]-[.E198]" office:value-type="float" office:value="133.11" calcext:value-type="float">
            <text:p>133,11</text:p>
          </table:table-cell>
          <table:table-cell table:formula="of:=[.G198]/[.F198]" office:value-type="float" office:value="0.950649907156121" calcext:value-type="float">
            <text:p>0,9506499071561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table:formula="of:=[.E198]/[.L198]" office:value-type="float" office:value="0.0437341772151899" calcext:value-type="float">
            <text:p>0,04373417721519</text:p>
          </table:table-cell>
          <table:table-cell table:formula="of:=[.F198]/[.L198]" office:value-type="float" office:value="0.88620253164557" calcext:value-type="float">
            <text:p>0,88620253164557</text:p>
          </table:table-cell>
          <table:table-cell table:formula="of:=[.G198]/[.L198]" office:value-type="float" office:value="0.84246835443038" calcext:value-type="float">
            <text:p>0,84246835443038</text:p>
          </table:table-cell>
          <table:table-cell table:formula="of:=IF(AND([.O198] &gt; 0; [.N198] &gt; 0.25; [.M198] &lt; 0.25); &quot;Core&quot;; IF(AND([.O198] &gt; 0; [.N198] &gt; 0.25); &quot;Rim&quot;; IF(AND([.O198] &gt; 0; [.N198] &lt; 0.25); &quot;Support&quot;; &quot;None applies&quot;)))" office:value-type="string" office:string-value="Core" calcext:value-type="string">
            <text:p>Core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HIS</text:p>
          </table:table-cell>
          <table:table-cell office:value-type="float" office:value="36.58" calcext:value-type="float">
            <text:p>36,58</text:p>
          </table:table-cell>
          <table:table-cell office:value-type="float" office:value="45.34" calcext:value-type="float">
            <text:p>45,34</text:p>
          </table:table-cell>
          <table:table-cell table:formula="of:=[.F199]-[.E199]" office:value-type="float" office:value="8.76000000000001" calcext:value-type="float">
            <text:p>8,76000000000001</text:p>
          </table:table-cell>
          <table:table-cell table:formula="of:=[.G199]/[.F199]" office:value-type="float" office:value="0.193206881340979" calcext:value-type="float">
            <text:p>0,193206881340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E199]/[.L199]" office:value-type="float" office:value="0.188556701030928" calcext:value-type="float">
            <text:p>0,188556701030928</text:p>
          </table:table-cell>
          <table:table-cell table:formula="of:=[.F199]/[.L199]" office:value-type="float" office:value="0.233711340206186" calcext:value-type="float">
            <text:p>0,233711340206186</text:p>
          </table:table-cell>
          <table:table-cell table:formula="of:=[.G199]/[.L199]" office:value-type="float" office:value="0.0451546391752578" calcext:value-type="float">
            <text:p>0,045154639175258</text:p>
          </table:table-cell>
          <table:table-cell table:formula="of:=IF(AND([.O199] &gt; 0; [.N199] &gt; 0.25; [.M199] &lt; 0.25); &quot;Core&quot;; IF(AND([.O199] &gt; 0; [.N199] &gt; 0.25); &quot;Rim&quot;; IF(AND([.O199] &gt; 0; [.N199] &lt; 0.25); &quot;Support&quot;; &quot;None applies&quot;)))" office:value-type="string" office:string-value="Support" calcext:value-type="string">
            <text:p>Support</text:p>
          </table:table-cell>
          <table:table-cell office:value-type="string" calcext:value-type="string">
            <text:p>1(Functional)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TYR</text:p>
          </table:table-cell>
          <table:table-cell office:value-type="float" office:value="2" calcext:value-type="float">
            <text:p>2</text:p>
          </table:table-cell>
          <table:table-cell office:value-type="float" office:value="71.8" calcext:value-type="float">
            <text:p>71,8</text:p>
          </table:table-cell>
          <table:table-cell table:formula="of:=[.F200]-[.E200]" office:value-type="float" office:value="69.8" calcext:value-type="float">
            <text:p>69,8</text:p>
          </table:table-cell>
          <table:table-cell table:formula="of:=[.G200]/[.F200]" office:value-type="float" office:value="0.972144846796657" calcext:value-type="float">
            <text:p>0,9721448467966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[.E200]/[.L200]" office:value-type="float" office:value="0.00873362445414847" calcext:value-type="float">
            <text:p>0,008733624454148</text:p>
          </table:table-cell>
          <table:table-cell table:formula="of:=[.F200]/[.L200]" office:value-type="float" office:value="0.31353711790393" calcext:value-type="float">
            <text:p>0,31353711790393</text:p>
          </table:table-cell>
          <table:table-cell table:formula="of:=[.G200]/[.L200]" office:value-type="float" office:value="0.304803493449782" calcext:value-type="float">
            <text:p>0,304803493449782</text:p>
          </table:table-cell>
          <table:table-cell table:formula="of:=IF(AND([.O200] &gt; 0; [.N200] &gt; 0.25; [.M200] &lt; 0.25); &quot;Core&quot;; IF(AND([.O200] &gt; 0; [.N200] &gt; 0.25); &quot;Rim&quot;; IF(AND([.O200] &gt; 0; [.N200] &lt; 0.25); &quot;Support&quot;; &quot;None applies&quot;)))" office:value-type="string" office:string-value="Core" calcext:value-type="string">
            <text:p>Core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THR</text:p>
          </table:table-cell>
          <table:table-cell office:value-type="float" office:value="31.59" calcext:value-type="float">
            <text:p>31,59</text:p>
          </table:table-cell>
          <table:table-cell office:value-type="float" office:value="34.54" calcext:value-type="float">
            <text:p>34,54</text:p>
          </table:table-cell>
          <table:table-cell table:formula="of:=[.F201]-[.E201]" office:value-type="float" office:value="2.95" calcext:value-type="float">
            <text:p>2,95</text:p>
          </table:table-cell>
          <table:table-cell table:formula="of:=[.G201]/[.F201]" office:value-type="float" office:value="0.0854082223508975" calcext:value-type="float">
            <text:p>0,0854082223508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[.E201]/[.L201]" office:value-type="float" office:value="0.216369863013699" calcext:value-type="float">
            <text:p>0,216369863013699</text:p>
          </table:table-cell>
          <table:table-cell table:formula="of:=[.F201]/[.L201]" office:value-type="float" office:value="0.236575342465753" calcext:value-type="float">
            <text:p>0,236575342465753</text:p>
          </table:table-cell>
          <table:table-cell table:formula="of:=[.G201]/[.L201]" office:value-type="float" office:value="0.0202054794520548" calcext:value-type="float">
            <text:p>0,020205479452055</text:p>
          </table:table-cell>
          <table:table-cell table:formula="of:=IF(AND([.O201] &gt; 0; [.N201] &gt; 0.25; [.M201] &lt; 0.25); &quot;Core&quot;; IF(AND([.O201] &gt; 0; [.N201] &gt; 0.25); &quot;Rim&quot;; IF(AND([.O201] &gt; 0; [.N201] &lt; 0.25); &quot;Support&quot;; &quot;None applies&quot;)))" office:value-type="string" office:string-value="Support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GLN</text:p>
          </table:table-cell>
          <table:table-cell office:value-type="float" office:value="52.84" calcext:value-type="float">
            <text:p>52,84</text:p>
          </table:table-cell>
          <table:table-cell office:value-type="float" office:value="88.35" calcext:value-type="float">
            <text:p>88,35</text:p>
          </table:table-cell>
          <table:table-cell table:formula="of:=[.F202]-[.E202]" office:value-type="float" office:value="35.51" calcext:value-type="float">
            <text:p>35,51</text:p>
          </table:table-cell>
          <table:table-cell table:formula="of:=[.G202]/[.F202]" office:value-type="float" office:value="0.401924165251839" calcext:value-type="float">
            <text:p>0,4019241652518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formula="of:=[.E202]/[.L202]" office:value-type="float" office:value="0.27957671957672" calcext:value-type="float">
            <text:p>0,27957671957672</text:p>
          </table:table-cell>
          <table:table-cell table:formula="of:=[.F202]/[.L202]" office:value-type="float" office:value="0.467460317460317" calcext:value-type="float">
            <text:p>0,467460317460317</text:p>
          </table:table-cell>
          <table:table-cell table:formula="of:=[.G202]/[.L202]" office:value-type="float" office:value="0.187883597883598" calcext:value-type="float">
            <text:p>0,187883597883598</text:p>
          </table:table-cell>
          <table:table-cell table:formula="of:=IF(AND([.O202] &gt; 0; [.N202] &gt; 0.25; [.M202] &lt; 0.25); &quot;Core&quot;; IF(AND([.O202] &gt; 0; [.N202] &gt; 0.25); &quot;Rim&quot;; IF(AND([.O202] &gt; 0; [.N202] &lt; 0.25); &quot;Support&quot;; &quot;None applies&quot;)))" office:value-type="string" office:string-value="Rim" calcext:value-type="string">
            <text:p>Rim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94.52" calcext:value-type="float">
            <text:p>94,52</text:p>
          </table:table-cell>
          <table:table-cell table:formula="of:=[.F203]-[.E203]" office:value-type="float" office:value="0" calcext:value-type="float">
            <text:p>0</text:p>
          </table:table-cell>
          <table:table-cell table:formula="of:=[.G203]/[.F20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03]/[.L203]" office:value-type="string" office:string-value="" calcext:value-type="error">
            <text:p>#DIV/0!</text:p>
          </table:table-cell>
          <table:table-cell table:formula="of:=[.F203]/[.L203]" office:value-type="string" office:string-value="" calcext:value-type="error">
            <text:p>#DIV/0!</text:p>
          </table:table-cell>
          <table:table-cell table:formula="of:=[.G203]/[.L203]" office:value-type="string" office:string-value="" calcext:value-type="error">
            <text:p>#DIV/0!</text:p>
          </table:table-cell>
          <table:table-cell table:formula="of:=IF(AND([.O203] &gt; 0; [.N203] &gt; 0.25; [.M203] &lt; 0.25); &quot;Core&quot;; IF(AND([.O203] &gt; 0; [.N203] &gt; 0.25); &quot;Rim&quot;; IF(AND([.O203] &gt; 0; [.N20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57.09" calcext:value-type="float">
            <text:p>57,09</text:p>
          </table:table-cell>
          <table:table-cell table:formula="of:=[.F204]-[.E204]" office:value-type="float" office:value="0" calcext:value-type="float">
            <text:p>0</text:p>
          </table:table-cell>
          <table:table-cell table:formula="of:=[.G204]/[.F20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04]/[.L204]" office:value-type="string" office:string-value="" calcext:value-type="error">
            <text:p>#DIV/0!</text:p>
          </table:table-cell>
          <table:table-cell table:formula="of:=[.F204]/[.L204]" office:value-type="string" office:string-value="" calcext:value-type="error">
            <text:p>#DIV/0!</text:p>
          </table:table-cell>
          <table:table-cell table:formula="of:=[.G204]/[.L204]" office:value-type="string" office:string-value="" calcext:value-type="error">
            <text:p>#DIV/0!</text:p>
          </table:table-cell>
          <table:table-cell table:formula="of:=IF(AND([.O204] &gt; 0; [.N204] &gt; 0.25; [.M204] &lt; 0.25); &quot;Core&quot;; IF(AND([.O204] &gt; 0; [.N204] &gt; 0.25); &quot;Rim&quot;; IF(AND([.O204] &gt; 0; [.N20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7.03" calcext:value-type="float">
            <text:p>17,03</text:p>
          </table:table-cell>
          <table:table-cell table:formula="of:=[.F205]-[.E205]" office:value-type="float" office:value="0" calcext:value-type="float">
            <text:p>0</text:p>
          </table:table-cell>
          <table:table-cell table:formula="of:=[.G205]/[.F20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05]/[.L205]" office:value-type="string" office:string-value="" calcext:value-type="error">
            <text:p>#DIV/0!</text:p>
          </table:table-cell>
          <table:table-cell table:formula="of:=[.F205]/[.L205]" office:value-type="string" office:string-value="" calcext:value-type="error">
            <text:p>#DIV/0!</text:p>
          </table:table-cell>
          <table:table-cell table:formula="of:=[.G205]/[.L205]" office:value-type="string" office:string-value="" calcext:value-type="error">
            <text:p>#DIV/0!</text:p>
          </table:table-cell>
          <table:table-cell table:formula="of:=IF(AND([.O205] &gt; 0; [.N205] &gt; 0.25; [.M205] &lt; 0.25); &quot;Core&quot;; IF(AND([.O205] &gt; 0; [.N205] &gt; 0.25); &quot;Rim&quot;; IF(AND([.O205] &gt; 0; [.N205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55.12" calcext:value-type="float">
            <text:p>55,12</text:p>
          </table:table-cell>
          <table:table-cell table:formula="of:=[.F206]-[.E206]" office:value-type="float" office:value="0" calcext:value-type="float">
            <text:p>0</text:p>
          </table:table-cell>
          <table:table-cell table:formula="of:=[.G206]/[.F20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06]/[.L206]" office:value-type="string" office:string-value="" calcext:value-type="error">
            <text:p>#DIV/0!</text:p>
          </table:table-cell>
          <table:table-cell table:formula="of:=[.F206]/[.L206]" office:value-type="string" office:string-value="" calcext:value-type="error">
            <text:p>#DIV/0!</text:p>
          </table:table-cell>
          <table:table-cell table:formula="of:=[.G206]/[.L206]" office:value-type="string" office:string-value="" calcext:value-type="error">
            <text:p>#DIV/0!</text:p>
          </table:table-cell>
          <table:table-cell table:formula="of:=IF(AND([.O206] &gt; 0; [.N206] &gt; 0.25; [.M206] &lt; 0.25); &quot;Core&quot;; IF(AND([.O206] &gt; 0; [.N206] &gt; 0.25); &quot;Rim&quot;; IF(AND([.O206] &gt; 0; [.N206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35.36" calcext:value-type="float">
            <text:p>135,36</text:p>
          </table:table-cell>
          <table:table-cell table:formula="of:=[.F207]-[.E207]" office:value-type="float" office:value="0" calcext:value-type="float">
            <text:p>0</text:p>
          </table:table-cell>
          <table:table-cell table:formula="of:=[.G207]/[.F2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07]/[.L207]" office:value-type="string" office:string-value="" calcext:value-type="error">
            <text:p>#DIV/0!</text:p>
          </table:table-cell>
          <table:table-cell table:formula="of:=[.F207]/[.L207]" office:value-type="string" office:string-value="" calcext:value-type="error">
            <text:p>#DIV/0!</text:p>
          </table:table-cell>
          <table:table-cell table:formula="of:=[.G207]/[.L207]" office:value-type="string" office:string-value="" calcext:value-type="error">
            <text:p>#DIV/0!</text:p>
          </table:table-cell>
          <table:table-cell table:formula="of:=IF(AND([.O207] &gt; 0; [.N207] &gt; 0.25; [.M207] &lt; 0.25); &quot;Core&quot;; IF(AND([.O207] &gt; 0; [.N207] &gt; 0.25); &quot;Rim&quot;; IF(AND([.O207] &gt; 0; [.N207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112.35" calcext:value-type="float">
            <text:p>112,35</text:p>
          </table:table-cell>
          <table:table-cell table:formula="of:=[.F208]-[.E208]" office:value-type="float" office:value="0" calcext:value-type="float">
            <text:p>0</text:p>
          </table:table-cell>
          <table:table-cell table:formula="of:=[.G208]/[.F20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08]/[.L208]" office:value-type="string" office:string-value="" calcext:value-type="error">
            <text:p>#DIV/0!</text:p>
          </table:table-cell>
          <table:table-cell table:formula="of:=[.F208]/[.L208]" office:value-type="string" office:string-value="" calcext:value-type="error">
            <text:p>#DIV/0!</text:p>
          </table:table-cell>
          <table:table-cell table:formula="of:=[.G208]/[.L208]" office:value-type="string" office:string-value="" calcext:value-type="error">
            <text:p>#DIV/0!</text:p>
          </table:table-cell>
          <table:table-cell table:formula="of:=IF(AND([.O208] &gt; 0; [.N208] &gt; 0.25; [.M208] &lt; 0.25); &quot;Core&quot;; IF(AND([.O208] &gt; 0; [.N208] &gt; 0.25); &quot;Rim&quot;; IF(AND([.O208] &gt; 0; [.N208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70.13" calcext:value-type="float">
            <text:p>70,13</text:p>
          </table:table-cell>
          <table:table-cell table:formula="of:=[.F209]-[.E209]" office:value-type="float" office:value="0" calcext:value-type="float">
            <text:p>0</text:p>
          </table:table-cell>
          <table:table-cell table:formula="of:=[.G209]/[.F20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09]/[.L209]" office:value-type="string" office:string-value="" calcext:value-type="error">
            <text:p>#DIV/0!</text:p>
          </table:table-cell>
          <table:table-cell table:formula="of:=[.F209]/[.L209]" office:value-type="string" office:string-value="" calcext:value-type="error">
            <text:p>#DIV/0!</text:p>
          </table:table-cell>
          <table:table-cell table:formula="of:=[.G209]/[.L209]" office:value-type="string" office:string-value="" calcext:value-type="error">
            <text:p>#DIV/0!</text:p>
          </table:table-cell>
          <table:table-cell table:formula="of:=IF(AND([.O209] &gt; 0; [.N209] &gt; 0.25; [.M209] &lt; 0.25); &quot;Core&quot;; IF(AND([.O209] &gt; 0; [.N209] &gt; 0.25); &quot;Rim&quot;; IF(AND([.O209] &gt; 0; [.N209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18.74" calcext:value-type="float">
            <text:p>18,74</text:p>
          </table:table-cell>
          <table:table-cell table:formula="of:=[.F210]-[.E210]" office:value-type="float" office:value="0" calcext:value-type="float">
            <text:p>0</text:p>
          </table:table-cell>
          <table:table-cell table:formula="of:=[.G210]/[.F2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10]/[.L210]" office:value-type="string" office:string-value="" calcext:value-type="error">
            <text:p>#DIV/0!</text:p>
          </table:table-cell>
          <table:table-cell table:formula="of:=[.F210]/[.L210]" office:value-type="string" office:string-value="" calcext:value-type="error">
            <text:p>#DIV/0!</text:p>
          </table:table-cell>
          <table:table-cell table:formula="of:=[.G210]/[.L210]" office:value-type="string" office:string-value="" calcext:value-type="error">
            <text:p>#DIV/0!</text:p>
          </table:table-cell>
          <table:table-cell table:formula="of:=IF(AND([.O210] &gt; 0; [.N210] &gt; 0.25; [.M210] &lt; 0.25); &quot;Core&quot;; IF(AND([.O210] &gt; 0; [.N210] &gt; 0.25); &quot;Rim&quot;; IF(AND([.O210] &gt; 0; [.N210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79.75" calcext:value-type="float">
            <text:p>79,75</text:p>
          </table:table-cell>
          <table:table-cell table:formula="of:=[.F211]-[.E211]" office:value-type="float" office:value="0" calcext:value-type="float">
            <text:p>0</text:p>
          </table:table-cell>
          <table:table-cell table:formula="of:=[.G211]/[.F2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11]/[.L211]" office:value-type="string" office:string-value="" calcext:value-type="error">
            <text:p>#DIV/0!</text:p>
          </table:table-cell>
          <table:table-cell table:formula="of:=[.F211]/[.L211]" office:value-type="string" office:string-value="" calcext:value-type="error">
            <text:p>#DIV/0!</text:p>
          </table:table-cell>
          <table:table-cell table:formula="of:=[.G211]/[.L211]" office:value-type="string" office:string-value="" calcext:value-type="error">
            <text:p>#DIV/0!</text:p>
          </table:table-cell>
          <table:table-cell table:formula="of:=IF(AND([.O211] &gt; 0; [.N211] &gt; 0.25; [.M211] &lt; 0.25); &quot;Core&quot;; IF(AND([.O211] &gt; 0; [.N211] &gt; 0.25); &quot;Rim&quot;; IF(AND([.O211] &gt; 0; [.N211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0.94" calcext:value-type="float">
            <text:p>0,94</text:p>
          </table:table-cell>
          <table:table-cell table:formula="of:=[.F212]-[.E212]" office:value-type="float" office:value="0" calcext:value-type="float">
            <text:p>0</text:p>
          </table:table-cell>
          <table:table-cell table:formula="of:=[.G212]/[.F2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12]/[.L212]" office:value-type="string" office:string-value="" calcext:value-type="error">
            <text:p>#DIV/0!</text:p>
          </table:table-cell>
          <table:table-cell table:formula="of:=[.F212]/[.L212]" office:value-type="string" office:string-value="" calcext:value-type="error">
            <text:p>#DIV/0!</text:p>
          </table:table-cell>
          <table:table-cell table:formula="of:=[.G212]/[.L212]" office:value-type="string" office:string-value="" calcext:value-type="error">
            <text:p>#DIV/0!</text:p>
          </table:table-cell>
          <table:table-cell table:formula="of:=IF(AND([.O212] &gt; 0; [.N212] &gt; 0.25; [.M212] &lt; 0.25); &quot;Core&quot;; IF(AND([.O212] &gt; 0; [.N212] &gt; 0.25); &quot;Rim&quot;; IF(AND([.O212] &gt; 0; [.N212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7.01" calcext:value-type="float">
            <text:p>37,01</text:p>
          </table:table-cell>
          <table:table-cell table:formula="of:=[.F213]-[.E213]" office:value-type="float" office:value="0" calcext:value-type="float">
            <text:p>0</text:p>
          </table:table-cell>
          <table:table-cell table:formula="of:=[.G213]/[.F2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13]/[.L213]" office:value-type="string" office:string-value="" calcext:value-type="error">
            <text:p>#DIV/0!</text:p>
          </table:table-cell>
          <table:table-cell table:formula="of:=[.F213]/[.L213]" office:value-type="string" office:string-value="" calcext:value-type="error">
            <text:p>#DIV/0!</text:p>
          </table:table-cell>
          <table:table-cell table:formula="of:=[.G213]/[.L213]" office:value-type="string" office:string-value="" calcext:value-type="error">
            <text:p>#DIV/0!</text:p>
          </table:table-cell>
          <table:table-cell table:formula="of:=IF(AND([.O213] &gt; 0; [.N213] &gt; 0.25; [.M213] &lt; 0.25); &quot;Core&quot;; IF(AND([.O213] &gt; 0; [.N213] &gt; 0.25); &quot;Rim&quot;; IF(AND([.O213] &gt; 0; [.N21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LE</text:p>
          </table:table-cell>
          <table:table-cell table:number-columns-repeated="2" office:value-type="float" office:value="5.24" calcext:value-type="float">
            <text:p>5,24</text:p>
          </table:table-cell>
          <table:table-cell table:formula="of:=[.F214]-[.E214]" office:value-type="float" office:value="0" calcext:value-type="float">
            <text:p>0</text:p>
          </table:table-cell>
          <table:table-cell table:formula="of:=[.G214]/[.F2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14]/[.L214]" office:value-type="string" office:string-value="" calcext:value-type="error">
            <text:p>#DIV/0!</text:p>
          </table:table-cell>
          <table:table-cell table:formula="of:=[.F214]/[.L214]" office:value-type="string" office:string-value="" calcext:value-type="error">
            <text:p>#DIV/0!</text:p>
          </table:table-cell>
          <table:table-cell table:formula="of:=[.G214]/[.L214]" office:value-type="string" office:string-value="" calcext:value-type="error">
            <text:p>#DIV/0!</text:p>
          </table:table-cell>
          <table:table-cell table:formula="of:=IF(AND([.O214] &gt; 0; [.N214] &gt; 0.25; [.M214] &lt; 0.25); &quot;Core&quot;; IF(AND([.O214] &gt; 0; [.N214] &gt; 0.25); &quot;Rim&quot;; IF(AND([.O214] &gt; 0; [.N21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62.66" calcext:value-type="float">
            <text:p>62,66</text:p>
          </table:table-cell>
          <table:table-cell table:formula="of:=[.F215]-[.E215]" office:value-type="float" office:value="0" calcext:value-type="float">
            <text:p>0</text:p>
          </table:table-cell>
          <table:table-cell table:formula="of:=[.G215]/[.F2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15]/[.L215]" office:value-type="string" office:string-value="" calcext:value-type="error">
            <text:p>#DIV/0!</text:p>
          </table:table-cell>
          <table:table-cell table:formula="of:=[.F215]/[.L215]" office:value-type="string" office:string-value="" calcext:value-type="error">
            <text:p>#DIV/0!</text:p>
          </table:table-cell>
          <table:table-cell table:formula="of:=[.G215]/[.L215]" office:value-type="string" office:string-value="" calcext:value-type="error">
            <text:p>#DIV/0!</text:p>
          </table:table-cell>
          <table:table-cell table:formula="of:=IF(AND([.O215] &gt; 0; [.N215] &gt; 0.25; [.M215] &lt; 0.25); &quot;Core&quot;; IF(AND([.O215] &gt; 0; [.N215] &gt; 0.25); &quot;Rim&quot;; IF(AND([.O215] &gt; 0; [.N215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6.54" calcext:value-type="float">
            <text:p>6,54</text:p>
          </table:table-cell>
          <table:table-cell table:formula="of:=[.F216]-[.E216]" office:value-type="float" office:value="0" calcext:value-type="float">
            <text:p>0</text:p>
          </table:table-cell>
          <table:table-cell table:formula="of:=[.G216]/[.F2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16]/[.L216]" office:value-type="string" office:string-value="" calcext:value-type="error">
            <text:p>#DIV/0!</text:p>
          </table:table-cell>
          <table:table-cell table:formula="of:=[.F216]/[.L216]" office:value-type="string" office:string-value="" calcext:value-type="error">
            <text:p>#DIV/0!</text:p>
          </table:table-cell>
          <table:table-cell table:formula="of:=[.G216]/[.L216]" office:value-type="string" office:string-value="" calcext:value-type="error">
            <text:p>#DIV/0!</text:p>
          </table:table-cell>
          <table:table-cell table:formula="of:=IF(AND([.O216] &gt; 0; [.N216] &gt; 0.25; [.M216] &lt; 0.25); &quot;Core&quot;; IF(AND([.O216] &gt; 0; [.N216] &gt; 0.25); &quot;Rim&quot;; IF(AND([.O216] &gt; 0; [.N216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55.96" calcext:value-type="float">
            <text:p>155,96</text:p>
          </table:table-cell>
          <table:table-cell table:formula="of:=[.F217]-[.E217]" office:value-type="float" office:value="0" calcext:value-type="float">
            <text:p>0</text:p>
          </table:table-cell>
          <table:table-cell table:formula="of:=[.G217]/[.F2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17]/[.L217]" office:value-type="string" office:string-value="" calcext:value-type="error">
            <text:p>#DIV/0!</text:p>
          </table:table-cell>
          <table:table-cell table:formula="of:=[.F217]/[.L217]" office:value-type="string" office:string-value="" calcext:value-type="error">
            <text:p>#DIV/0!</text:p>
          </table:table-cell>
          <table:table-cell table:formula="of:=[.G217]/[.L217]" office:value-type="string" office:string-value="" calcext:value-type="error">
            <text:p>#DIV/0!</text:p>
          </table:table-cell>
          <table:table-cell table:formula="of:=IF(AND([.O217] &gt; 0; [.N217] &gt; 0.25; [.M217] &lt; 0.25); &quot;Core&quot;; IF(AND([.O217] &gt; 0; [.N217] &gt; 0.25); &quot;Rim&quot;; IF(AND([.O217] &gt; 0; [.N217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153.27" calcext:value-type="float">
            <text:p>153,27</text:p>
          </table:table-cell>
          <table:table-cell table:formula="of:=[.F218]-[.E218]" office:value-type="float" office:value="0" calcext:value-type="float">
            <text:p>0</text:p>
          </table:table-cell>
          <table:table-cell table:formula="of:=[.G218]/[.F2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18]/[.L218]" office:value-type="string" office:string-value="" calcext:value-type="error">
            <text:p>#DIV/0!</text:p>
          </table:table-cell>
          <table:table-cell table:formula="of:=[.F218]/[.L218]" office:value-type="string" office:string-value="" calcext:value-type="error">
            <text:p>#DIV/0!</text:p>
          </table:table-cell>
          <table:table-cell table:formula="of:=[.G218]/[.L218]" office:value-type="string" office:string-value="" calcext:value-type="error">
            <text:p>#DIV/0!</text:p>
          </table:table-cell>
          <table:table-cell table:formula="of:=IF(AND([.O218] &gt; 0; [.N218] &gt; 0.25; [.M218] &lt; 0.25); &quot;Core&quot;; IF(AND([.O218] &gt; 0; [.N218] &gt; 0.25); &quot;Rim&quot;; IF(AND([.O218] &gt; 0; [.N218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58.83" calcext:value-type="float">
            <text:p>58,83</text:p>
          </table:table-cell>
          <table:table-cell table:formula="of:=[.F219]-[.E219]" office:value-type="float" office:value="0" calcext:value-type="float">
            <text:p>0</text:p>
          </table:table-cell>
          <table:table-cell table:formula="of:=[.G219]/[.F2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19]/[.L219]" office:value-type="string" office:string-value="" calcext:value-type="error">
            <text:p>#DIV/0!</text:p>
          </table:table-cell>
          <table:table-cell table:formula="of:=[.F219]/[.L219]" office:value-type="string" office:string-value="" calcext:value-type="error">
            <text:p>#DIV/0!</text:p>
          </table:table-cell>
          <table:table-cell table:formula="of:=[.G219]/[.L219]" office:value-type="string" office:string-value="" calcext:value-type="error">
            <text:p>#DIV/0!</text:p>
          </table:table-cell>
          <table:table-cell table:formula="of:=IF(AND([.O219] &gt; 0; [.N219] &gt; 0.25; [.M219] &lt; 0.25); &quot;Core&quot;; IF(AND([.O219] &gt; 0; [.N219] &gt; 0.25); &quot;Rim&quot;; IF(AND([.O219] &gt; 0; [.N219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69.77" calcext:value-type="float">
            <text:p>169,77</text:p>
          </table:table-cell>
          <table:table-cell table:formula="of:=[.F220]-[.E220]" office:value-type="float" office:value="0" calcext:value-type="float">
            <text:p>0</text:p>
          </table:table-cell>
          <table:table-cell table:formula="of:=[.G220]/[.F2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20]/[.L220]" office:value-type="string" office:string-value="" calcext:value-type="error">
            <text:p>#DIV/0!</text:p>
          </table:table-cell>
          <table:table-cell table:formula="of:=[.F220]/[.L220]" office:value-type="string" office:string-value="" calcext:value-type="error">
            <text:p>#DIV/0!</text:p>
          </table:table-cell>
          <table:table-cell table:formula="of:=[.G220]/[.L220]" office:value-type="string" office:string-value="" calcext:value-type="error">
            <text:p>#DIV/0!</text:p>
          </table:table-cell>
          <table:table-cell table:formula="of:=IF(AND([.O220] &gt; 0; [.N220] &gt; 0.25; [.M220] &lt; 0.25); &quot;Core&quot;; IF(AND([.O220] &gt; 0; [.N220] &gt; 0.25); &quot;Rim&quot;; IF(AND([.O220] &gt; 0; [.N220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34.68" calcext:value-type="float">
            <text:p>34,68</text:p>
          </table:table-cell>
          <table:table-cell table:formula="of:=[.F221]-[.E221]" office:value-type="float" office:value="0" calcext:value-type="float">
            <text:p>0</text:p>
          </table:table-cell>
          <table:table-cell table:formula="of:=[.G221]/[.F2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21]/[.L221]" office:value-type="string" office:string-value="" calcext:value-type="error">
            <text:p>#DIV/0!</text:p>
          </table:table-cell>
          <table:table-cell table:formula="of:=[.F221]/[.L221]" office:value-type="string" office:string-value="" calcext:value-type="error">
            <text:p>#DIV/0!</text:p>
          </table:table-cell>
          <table:table-cell table:formula="of:=[.G221]/[.L221]" office:value-type="string" office:string-value="" calcext:value-type="error">
            <text:p>#DIV/0!</text:p>
          </table:table-cell>
          <table:table-cell table:formula="of:=IF(AND([.O221] &gt; 0; [.N221] &gt; 0.25; [.M221] &lt; 0.25); &quot;Core&quot;; IF(AND([.O221] &gt; 0; [.N221] &gt; 0.25); &quot;Rim&quot;; IF(AND([.O221] &gt; 0; [.N221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116.4" calcext:value-type="float">
            <text:p>116,4</text:p>
          </table:table-cell>
          <table:table-cell table:formula="of:=[.F222]-[.E222]" office:value-type="float" office:value="0" calcext:value-type="float">
            <text:p>0</text:p>
          </table:table-cell>
          <table:table-cell table:formula="of:=[.G222]/[.F2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22]/[.L222]" office:value-type="string" office:string-value="" calcext:value-type="error">
            <text:p>#DIV/0!</text:p>
          </table:table-cell>
          <table:table-cell table:formula="of:=[.F222]/[.L222]" office:value-type="string" office:string-value="" calcext:value-type="error">
            <text:p>#DIV/0!</text:p>
          </table:table-cell>
          <table:table-cell table:formula="of:=[.G222]/[.L222]" office:value-type="string" office:string-value="" calcext:value-type="error">
            <text:p>#DIV/0!</text:p>
          </table:table-cell>
          <table:table-cell table:formula="of:=IF(AND([.O222] &gt; 0; [.N222] &gt; 0.25; [.M222] &lt; 0.25); &quot;Core&quot;; IF(AND([.O222] &gt; 0; [.N222] &gt; 0.25); &quot;Rim&quot;; IF(AND([.O222] &gt; 0; [.N222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48.37" calcext:value-type="float">
            <text:p>48,37</text:p>
          </table:table-cell>
          <table:table-cell table:formula="of:=[.F223]-[.E223]" office:value-type="float" office:value="0" calcext:value-type="float">
            <text:p>0</text:p>
          </table:table-cell>
          <table:table-cell table:formula="of:=[.G223]/[.F2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23]/[.L223]" office:value-type="string" office:string-value="" calcext:value-type="error">
            <text:p>#DIV/0!</text:p>
          </table:table-cell>
          <table:table-cell table:formula="of:=[.F223]/[.L223]" office:value-type="string" office:string-value="" calcext:value-type="error">
            <text:p>#DIV/0!</text:p>
          </table:table-cell>
          <table:table-cell table:formula="of:=[.G223]/[.L223]" office:value-type="string" office:string-value="" calcext:value-type="error">
            <text:p>#DIV/0!</text:p>
          </table:table-cell>
          <table:table-cell table:formula="of:=IF(AND([.O223] &gt; 0; [.N223] &gt; 0.25; [.M223] &lt; 0.25); &quot;Core&quot;; IF(AND([.O223] &gt; 0; [.N223] &gt; 0.25); &quot;Rim&quot;; IF(AND([.O223] &gt; 0; [.N22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91.61" calcext:value-type="float">
            <text:p>91,61</text:p>
          </table:table-cell>
          <table:table-cell table:formula="of:=[.F224]-[.E224]" office:value-type="float" office:value="0" calcext:value-type="float">
            <text:p>0</text:p>
          </table:table-cell>
          <table:table-cell table:formula="of:=[.G224]/[.F2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24]/[.L224]" office:value-type="string" office:string-value="" calcext:value-type="error">
            <text:p>#DIV/0!</text:p>
          </table:table-cell>
          <table:table-cell table:formula="of:=[.F224]/[.L224]" office:value-type="string" office:string-value="" calcext:value-type="error">
            <text:p>#DIV/0!</text:p>
          </table:table-cell>
          <table:table-cell table:formula="of:=[.G224]/[.L224]" office:value-type="string" office:string-value="" calcext:value-type="error">
            <text:p>#DIV/0!</text:p>
          </table:table-cell>
          <table:table-cell table:formula="of:=IF(AND([.O224] &gt; 0; [.N224] &gt; 0.25; [.M224] &lt; 0.25); &quot;Core&quot;; IF(AND([.O224] &gt; 0; [.N224] &gt; 0.25); &quot;Rim&quot;; IF(AND([.O224] &gt; 0; [.N22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28.68" calcext:value-type="float">
            <text:p>28,68</text:p>
          </table:table-cell>
          <table:table-cell table:formula="of:=[.F225]-[.E225]" office:value-type="float" office:value="0" calcext:value-type="float">
            <text:p>0</text:p>
          </table:table-cell>
          <table:table-cell table:formula="of:=[.G225]/[.F2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25]/[.L225]" office:value-type="string" office:string-value="" calcext:value-type="error">
            <text:p>#DIV/0!</text:p>
          </table:table-cell>
          <table:table-cell table:formula="of:=[.F225]/[.L225]" office:value-type="string" office:string-value="" calcext:value-type="error">
            <text:p>#DIV/0!</text:p>
          </table:table-cell>
          <table:table-cell table:formula="of:=[.G225]/[.L225]" office:value-type="string" office:string-value="" calcext:value-type="error">
            <text:p>#DIV/0!</text:p>
          </table:table-cell>
          <table:table-cell table:formula="of:=IF(AND([.O225] &gt; 0; [.N225] &gt; 0.25; [.M225] &lt; 0.25); &quot;Core&quot;; IF(AND([.O225] &gt; 0; [.N225] &gt; 0.25); &quot;Rim&quot;; IF(AND([.O225] &gt; 0; [.N225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138.65" calcext:value-type="float">
            <text:p>138,65</text:p>
          </table:table-cell>
          <table:table-cell table:formula="of:=[.F226]-[.E226]" office:value-type="float" office:value="0" calcext:value-type="float">
            <text:p>0</text:p>
          </table:table-cell>
          <table:table-cell table:formula="of:=[.G226]/[.F2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26]/[.L226]" office:value-type="string" office:string-value="" calcext:value-type="error">
            <text:p>#DIV/0!</text:p>
          </table:table-cell>
          <table:table-cell table:formula="of:=[.F226]/[.L226]" office:value-type="string" office:string-value="" calcext:value-type="error">
            <text:p>#DIV/0!</text:p>
          </table:table-cell>
          <table:table-cell table:formula="of:=[.G226]/[.L226]" office:value-type="string" office:string-value="" calcext:value-type="error">
            <text:p>#DIV/0!</text:p>
          </table:table-cell>
          <table:table-cell table:formula="of:=IF(AND([.O226] &gt; 0; [.N226] &gt; 0.25; [.M226] &lt; 0.25); &quot;Core&quot;; IF(AND([.O226] &gt; 0; [.N226] &gt; 0.25); &quot;Rim&quot;; IF(AND([.O226] &gt; 0; [.N226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15.25" calcext:value-type="float">
            <text:p>15,25</text:p>
          </table:table-cell>
          <table:table-cell table:formula="of:=[.F227]-[.E227]" office:value-type="float" office:value="0" calcext:value-type="float">
            <text:p>0</text:p>
          </table:table-cell>
          <table:table-cell table:formula="of:=[.G227]/[.F2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27]/[.L227]" office:value-type="string" office:string-value="" calcext:value-type="error">
            <text:p>#DIV/0!</text:p>
          </table:table-cell>
          <table:table-cell table:formula="of:=[.F227]/[.L227]" office:value-type="string" office:string-value="" calcext:value-type="error">
            <text:p>#DIV/0!</text:p>
          </table:table-cell>
          <table:table-cell table:formula="of:=[.G227]/[.L227]" office:value-type="string" office:string-value="" calcext:value-type="error">
            <text:p>#DIV/0!</text:p>
          </table:table-cell>
          <table:table-cell table:formula="of:=IF(AND([.O227] &gt; 0; [.N227] &gt; 0.25; [.M227] &lt; 0.25); &quot;Core&quot;; IF(AND([.O227] &gt; 0; [.N227] &gt; 0.25); &quot;Rim&quot;; IF(AND([.O227] &gt; 0; [.N227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25.53" calcext:value-type="float">
            <text:p>125,53</text:p>
          </table:table-cell>
          <table:table-cell table:formula="of:=[.F228]-[.E228]" office:value-type="float" office:value="0" calcext:value-type="float">
            <text:p>0</text:p>
          </table:table-cell>
          <table:table-cell table:formula="of:=[.G228]/[.F22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E228]/[.L228]" office:value-type="float" office:value="0.7845625" calcext:value-type="float">
            <text:p>0,7845625</text:p>
          </table:table-cell>
          <table:table-cell table:formula="of:=[.F228]/[.L228]" office:value-type="float" office:value="0.7845625" calcext:value-type="float">
            <text:p>0,7845625</text:p>
          </table:table-cell>
          <table:table-cell table:formula="of:=[.G228]/[.L228]" office:value-type="float" office:value="0" calcext:value-type="float">
            <text:p>0</text:p>
          </table:table-cell>
          <table:table-cell table:formula="of:=IF(AND([.O228] &gt; 0; [.N228] &gt; 0.25; [.M228] &lt; 0.25); &quot;Core&quot;; IF(AND([.O228] &gt; 0; [.N228] &gt; 0.25); &quot;Rim&quot;; IF(AND([.O228] &gt; 0; [.N228] &lt; 0.25); &quot;Support&quot;; &quot;None applies&quot;)))" office:value-type="string" office:string-value="None applies" calcext:value-type="string">
            <text:p>None applies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73.39" calcext:value-type="float">
            <text:p>73,39</text:p>
          </table:table-cell>
          <table:table-cell table:formula="of:=[.F229]-[.E229]" office:value-type="float" office:value="0" calcext:value-type="float">
            <text:p>0</text:p>
          </table:table-cell>
          <table:table-cell table:formula="of:=[.G229]/[.F2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29]/[.L229]" office:value-type="string" office:string-value="" calcext:value-type="error">
            <text:p>#DIV/0!</text:p>
          </table:table-cell>
          <table:table-cell table:formula="of:=[.F229]/[.L229]" office:value-type="string" office:string-value="" calcext:value-type="error">
            <text:p>#DIV/0!</text:p>
          </table:table-cell>
          <table:table-cell table:formula="of:=[.G229]/[.L229]" office:value-type="string" office:string-value="" calcext:value-type="error">
            <text:p>#DIV/0!</text:p>
          </table:table-cell>
          <table:table-cell table:formula="of:=IF(AND([.O229] &gt; 0; [.N229] &gt; 0.25; [.M229] &lt; 0.25); &quot;Core&quot;; IF(AND([.O229] &gt; 0; [.N229] &gt; 0.25); &quot;Rim&quot;; IF(AND([.O229] &gt; 0; [.N229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</text:p>
          </table:table-cell>
          <table:table-cell office:value-type="float" office:value="19.44" calcext:value-type="float">
            <text:p>19,44</text:p>
          </table:table-cell>
          <table:table-cell office:value-type="float" office:value="30.29" calcext:value-type="float">
            <text:p>30,29</text:p>
          </table:table-cell>
          <table:table-cell table:formula="of:=[.F230]-[.E230]" office:value-type="float" office:value="10.85" calcext:value-type="float">
            <text:p>10,85</text:p>
          </table:table-cell>
          <table:table-cell table:formula="of:=[.G230]/[.F230]" office:value-type="float" office:value="0.358204027731925" calcext:value-type="float">
            <text:p>0,3582040277319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E230]/[.L230]" office:value-type="float" office:value="0.172035398230089" calcext:value-type="float">
            <text:p>0,172035398230089</text:p>
          </table:table-cell>
          <table:table-cell table:formula="of:=[.F230]/[.L230]" office:value-type="float" office:value="0.268053097345133" calcext:value-type="float">
            <text:p>0,268053097345133</text:p>
          </table:table-cell>
          <table:table-cell table:formula="of:=[.G230]/[.L230]" office:value-type="float" office:value="0.0960176991150442" calcext:value-type="float">
            <text:p>0,096017699115044</text:p>
          </table:table-cell>
          <table:table-cell table:formula="of:=IF(AND([.O230] &gt; 0; [.N230] &gt; 0.25; [.M230] &lt; 0.25); &quot;Core&quot;; IF(AND([.O230] &gt; 0; [.N230] &gt; 0.25); &quot;Rim&quot;; IF(AND([.O230] &gt; 0; [.N230] &lt; 0.25); &quot;Support&quot;; &quot;None applies&quot;)))" office:value-type="string" office:string-value="Core" calcext:value-type="string">
            <text:p>Core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A</text:p>
          </table:table-cell>
          <table:table-cell office:value-type="float" office:value="17.22" calcext:value-type="float">
            <text:p>17,22</text:p>
          </table:table-cell>
          <table:table-cell office:value-type="float" office:value="61.91" calcext:value-type="float">
            <text:p>61,91</text:p>
          </table:table-cell>
          <table:table-cell table:formula="of:=[.F231]-[.E231]" office:value-type="float" office:value="44.69" calcext:value-type="float">
            <text:p>44,69</text:p>
          </table:table-cell>
          <table:table-cell table:formula="of:=[.G231]/[.F231]" office:value-type="float" office:value="0.721854304635762" calcext:value-type="float">
            <text:p>0,7218543046357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E231]/[.L231]" office:value-type="float" office:value="0.152389380530973" calcext:value-type="float">
            <text:p>0,152389380530973</text:p>
          </table:table-cell>
          <table:table-cell table:formula="of:=[.F231]/[.L231]" office:value-type="float" office:value="0.54787610619469" calcext:value-type="float">
            <text:p>0,54787610619469</text:p>
          </table:table-cell>
          <table:table-cell table:formula="of:=[.G231]/[.L231]" office:value-type="float" office:value="0.395486725663717" calcext:value-type="float">
            <text:p>0,395486725663717</text:p>
          </table:table-cell>
          <table:table-cell table:formula="of:=IF(AND([.O231] &gt; 0; [.N231] &gt; 0.25; [.M231] &lt; 0.25); &quot;Core&quot;; IF(AND([.O231] &gt; 0; [.N231] &gt; 0.25); &quot;Rim&quot;; IF(AND([.O231] &gt; 0; [.N231] &lt; 0.25); &quot;Support&quot;; &quot;None applies&quot;)))" office:value-type="string" office:string-value="Core" calcext:value-type="string">
            <text:p>Core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HR</text:p>
          </table:table-cell>
          <table:table-cell office:value-type="float" office:value="28.12" calcext:value-type="float">
            <text:p>28,12</text:p>
          </table:table-cell>
          <table:table-cell office:value-type="float" office:value="56.67" calcext:value-type="float">
            <text:p>56,67</text:p>
          </table:table-cell>
          <table:table-cell table:formula="of:=[.F232]-[.E232]" office:value-type="float" office:value="28.55" calcext:value-type="float">
            <text:p>28,55</text:p>
          </table:table-cell>
          <table:table-cell table:formula="of:=[.G232]/[.F232]" office:value-type="float" office:value="0.503793894476795" calcext:value-type="float">
            <text:p>0,5037938944767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[.E232]/[.L232]" office:value-type="float" office:value="0.192602739726027" calcext:value-type="float">
            <text:p>0,192602739726027</text:p>
          </table:table-cell>
          <table:table-cell table:formula="of:=[.F232]/[.L232]" office:value-type="float" office:value="0.388150684931507" calcext:value-type="float">
            <text:p>0,388150684931507</text:p>
          </table:table-cell>
          <table:table-cell table:formula="of:=[.G232]/[.L232]" office:value-type="float" office:value="0.195547945205479" calcext:value-type="float">
            <text:p>0,195547945205479</text:p>
          </table:table-cell>
          <table:table-cell table:formula="of:=IF(AND([.O232] &gt; 0; [.N232] &gt; 0.25; [.M232] &lt; 0.25); &quot;Core&quot;; IF(AND([.O232] &gt; 0; [.N232] &gt; 0.25); &quot;Rim&quot;; IF(AND([.O232] &gt; 0; [.N232] &lt; 0.25); &quot;Support&quot;; &quot;None applies&quot;)))" office:value-type="string" office:string-value="Core" calcext:value-type="string">
            <text:p>Core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33]-[.E233]" office:value-type="float" office:value="0" calcext:value-type="float">
            <text:p>0</text:p>
          </table:table-cell>
          <table:table-cell table:formula="of:=[.G233]/[.F23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33]/[.L233]" office:value-type="string" office:string-value="" calcext:value-type="error">
            <text:p>#DIV/0!</text:p>
          </table:table-cell>
          <table:table-cell table:formula="of:=[.F233]/[.L233]" office:value-type="string" office:string-value="" calcext:value-type="error">
            <text:p>#DIV/0!</text:p>
          </table:table-cell>
          <table:table-cell table:formula="of:=[.G233]/[.L233]" office:value-type="string" office:string-value="" calcext:value-type="error">
            <text:p>#DIV/0!</text:p>
          </table:table-cell>
          <table:table-cell table:formula="of:=IF(AND([.O233] &gt; 0; [.N233] &gt; 0.25; [.M233] &lt; 0.25); &quot;Core&quot;; IF(AND([.O233] &gt; 0; [.N233] &gt; 0.25); &quot;Rim&quot;; IF(AND([.O233] &gt; 0; [.N23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U</text:p>
          </table:table-cell>
          <table:table-cell office:value-type="float" office:value="1.22" calcext:value-type="float">
            <text:p>1,22</text:p>
          </table:table-cell>
          <table:table-cell office:value-type="float" office:value="60.69" calcext:value-type="float">
            <text:p>60,69</text:p>
          </table:table-cell>
          <table:table-cell table:formula="of:=[.F234]-[.E234]" office:value-type="float" office:value="59.47" calcext:value-type="float">
            <text:p>59,47</text:p>
          </table:table-cell>
          <table:table-cell table:formula="of:=[.G234]/[.F234]" office:value-type="float" office:value="0.979897841489537" calcext:value-type="float">
            <text:p>0,9798978414895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table:formula="of:=[.E234]/[.L234]" office:value-type="float" office:value="0.00666666666666667" calcext:value-type="float">
            <text:p>0,006666666666667</text:p>
          </table:table-cell>
          <table:table-cell table:formula="of:=[.F234]/[.L234]" office:value-type="float" office:value="0.331639344262295" calcext:value-type="float">
            <text:p>0,331639344262295</text:p>
          </table:table-cell>
          <table:table-cell table:formula="of:=[.G234]/[.L234]" office:value-type="float" office:value="0.324972677595628" calcext:value-type="float">
            <text:p>0,324972677595628</text:p>
          </table:table-cell>
          <table:table-cell table:formula="of:=IF(AND([.O234] &gt; 0; [.N234] &gt; 0.25; [.M234] &lt; 0.25); &quot;Core&quot;; IF(AND([.O234] &gt; 0; [.N234] &gt; 0.25); &quot;Rim&quot;; IF(AND([.O234] &gt; 0; [.N234] &lt; 0.25); &quot;Support&quot;; &quot;None applies&quot;)))" office:value-type="string" office:string-value="Core" calcext:value-type="string">
            <text:p>Core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YS</text:p>
          </table:table-cell>
          <table:table-cell office:value-type="float" office:value="11.35" calcext:value-type="float">
            <text:p>11,35</text:p>
          </table:table-cell>
          <table:table-cell office:value-type="float" office:value="156.91" calcext:value-type="float">
            <text:p>156,91</text:p>
          </table:table-cell>
          <table:table-cell table:formula="of:=[.F235]-[.E235]" office:value-type="float" office:value="145.56" calcext:value-type="float">
            <text:p>145,56</text:p>
          </table:table-cell>
          <table:table-cell table:formula="of:=[.G235]/[.F235]" office:value-type="float" office:value="0.927665540755847" calcext:value-type="float">
            <text:p>0,9276655407558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table:formula="of:=[.E235]/[.L235]" office:value-type="float" office:value="0.0537914691943128" calcext:value-type="float">
            <text:p>0,053791469194313</text:p>
          </table:table-cell>
          <table:table-cell table:formula="of:=[.F235]/[.L235]" office:value-type="float" office:value="0.743649289099526" calcext:value-type="float">
            <text:p>0,743649289099526</text:p>
          </table:table-cell>
          <table:table-cell table:formula="of:=[.G235]/[.L235]" office:value-type="float" office:value="0.689857819905213" calcext:value-type="float">
            <text:p>0,689857819905213</text:p>
          </table:table-cell>
          <table:table-cell table:formula="of:=IF(AND([.O235] &gt; 0; [.N235] &gt; 0.25; [.M235] &lt; 0.25); &quot;Core&quot;; IF(AND([.O235] &gt; 0; [.N235] &gt; 0.25); &quot;Rim&quot;; IF(AND([.O235] &gt; 0; [.N235] &lt; 0.25); &quot;Support&quot;; &quot;None applies&quot;)))" office:value-type="string" office:string-value="Core" calcext:value-type="string">
            <text:p>Core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59.85" calcext:value-type="float">
            <text:p>59,85</text:p>
          </table:table-cell>
          <table:table-cell table:formula="of:=[.F236]-[.E236]" office:value-type="float" office:value="0" calcext:value-type="float">
            <text:p>0</text:p>
          </table:table-cell>
          <table:table-cell table:formula="of:=[.G236]/[.F236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E236]/[.L236]" office:value-type="float" office:value="0.3740625" calcext:value-type="float">
            <text:p>0,3740625</text:p>
          </table:table-cell>
          <table:table-cell table:formula="of:=[.F236]/[.L236]" office:value-type="float" office:value="0.3740625" calcext:value-type="float">
            <text:p>0,3740625</text:p>
          </table:table-cell>
          <table:table-cell table:formula="of:=[.G236]/[.L236]" office:value-type="float" office:value="0" calcext:value-type="float">
            <text:p>0</text:p>
          </table:table-cell>
          <table:table-cell table:formula="of:=IF(AND([.O236] &gt; 0; [.N236] &gt; 0.25; [.M236] &lt; 0.25); &quot;Core&quot;; IF(AND([.O236] &gt; 0; [.N236] &gt; 0.25); &quot;Rim&quot;; IF(AND([.O236] &gt; 0; [.N236] &lt; 0.25); &quot;Support&quot;; &quot;None applies&quot;)))" office:value-type="string" office:string-value="None applies" calcext:value-type="string">
            <text:p>None applies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1.57" calcext:value-type="float">
            <text:p>1,57</text:p>
          </table:table-cell>
          <table:table-cell table:formula="of:=[.F237]-[.E237]" office:value-type="float" office:value="0" calcext:value-type="float">
            <text:p>0</text:p>
          </table:table-cell>
          <table:table-cell table:formula="of:=[.G237]/[.F2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37]/[.L237]" office:value-type="string" office:string-value="" calcext:value-type="error">
            <text:p>#DIV/0!</text:p>
          </table:table-cell>
          <table:table-cell table:formula="of:=[.F237]/[.L237]" office:value-type="string" office:string-value="" calcext:value-type="error">
            <text:p>#DIV/0!</text:p>
          </table:table-cell>
          <table:table-cell table:formula="of:=[.G237]/[.L237]" office:value-type="string" office:string-value="" calcext:value-type="error">
            <text:p>#DIV/0!</text:p>
          </table:table-cell>
          <table:table-cell table:formula="of:=IF(AND([.O237] &gt; 0; [.N237] &gt; 0.25; [.M237] &lt; 0.25); &quot;Core&quot;; IF(AND([.O237] &gt; 0; [.N237] &gt; 0.25); &quot;Rim&quot;; IF(AND([.O237] &gt; 0; [.N237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YS</text:p>
          </table:table-cell>
          <table:table-cell office:value-type="float" office:value="2.94" calcext:value-type="float">
            <text:p>2,94</text:p>
          </table:table-cell>
          <table:table-cell office:value-type="float" office:value="79.45" calcext:value-type="float">
            <text:p>79,45</text:p>
          </table:table-cell>
          <table:table-cell table:formula="of:=[.F238]-[.E238]" office:value-type="float" office:value="76.51" calcext:value-type="float">
            <text:p>76,51</text:p>
          </table:table-cell>
          <table:table-cell table:formula="of:=[.G238]/[.F238]" office:value-type="float" office:value="0.962995594713656" calcext:value-type="float">
            <text:p>0,9629955947136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[.E238]/[.L238]" office:value-type="float" office:value="0.0139336492890995" calcext:value-type="float">
            <text:p>0,0139336492891</text:p>
          </table:table-cell>
          <table:table-cell table:formula="of:=[.F238]/[.L238]" office:value-type="float" office:value="0.37654028436019" calcext:value-type="float">
            <text:p>0,37654028436019</text:p>
          </table:table-cell>
          <table:table-cell table:formula="of:=[.G238]/[.L238]" office:value-type="float" office:value="0.36260663507109" calcext:value-type="float">
            <text:p>0,36260663507109</text:p>
          </table:table-cell>
          <table:table-cell table:formula="of:=IF(AND([.O238] &gt; 0; [.N238] &gt; 0.25; [.M238] &lt; 0.25); &quot;Core&quot;; IF(AND([.O238] &gt; 0; [.N238] &gt; 0.25); &quot;Rim&quot;; IF(AND([.O238] &gt; 0; [.N238] &lt; 0.25); &quot;Support&quot;; &quot;None applies&quot;)))" office:value-type="string" office:string-value="Core" calcext:value-type="string">
            <text:p>Core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N</text:p>
          </table:table-cell>
          <table:table-cell office:value-type="float" office:value="46.28" calcext:value-type="float">
            <text:p>46,28</text:p>
          </table:table-cell>
          <table:table-cell office:value-type="float" office:value="105.2" calcext:value-type="float">
            <text:p>105,2</text:p>
          </table:table-cell>
          <table:table-cell table:formula="of:=[.F239]-[.E239]" office:value-type="float" office:value="58.92" calcext:value-type="float">
            <text:p>58,92</text:p>
          </table:table-cell>
          <table:table-cell table:formula="of:=[.G239]/[.F239]" office:value-type="float" office:value="0.560076045627376" calcext:value-type="float">
            <text:p>0,5600760456273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formula="of:=[.E239]/[.L239]" office:value-type="float" office:value="0.244867724867725" calcext:value-type="float">
            <text:p>0,244867724867725</text:p>
          </table:table-cell>
          <table:table-cell table:formula="of:=[.F239]/[.L239]" office:value-type="float" office:value="0.556613756613757" calcext:value-type="float">
            <text:p>0,556613756613757</text:p>
          </table:table-cell>
          <table:table-cell table:formula="of:=[.G239]/[.L239]" office:value-type="float" office:value="0.311746031746032" calcext:value-type="float">
            <text:p>0,311746031746032</text:p>
          </table:table-cell>
          <table:table-cell table:formula="of:=IF(AND([.O239] &gt; 0; [.N239] &gt; 0.25; [.M239] &lt; 0.25); &quot;Core&quot;; IF(AND([.O239] &gt; 0; [.N239] &gt; 0.25); &quot;Rim&quot;; IF(AND([.O239] &gt; 0; [.N239] &lt; 0.25); &quot;Support&quot;; &quot;None applies&quot;)))" office:value-type="string" office:string-value="Core" calcext:value-type="string">
            <text:p>Core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87.28" calcext:value-type="float">
            <text:p>87,28</text:p>
          </table:table-cell>
          <table:table-cell table:formula="of:=[.F240]-[.E240]" office:value-type="float" office:value="0" calcext:value-type="float">
            <text:p>0</text:p>
          </table:table-cell>
          <table:table-cell table:formula="of:=[.G240]/[.F2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40]/[.L240]" office:value-type="string" office:string-value="" calcext:value-type="error">
            <text:p>#DIV/0!</text:p>
          </table:table-cell>
          <table:table-cell table:formula="of:=[.F240]/[.L240]" office:value-type="string" office:string-value="" calcext:value-type="error">
            <text:p>#DIV/0!</text:p>
          </table:table-cell>
          <table:table-cell table:formula="of:=[.G240]/[.L240]" office:value-type="string" office:string-value="" calcext:value-type="error">
            <text:p>#DIV/0!</text:p>
          </table:table-cell>
          <table:table-cell table:formula="of:=IF(AND([.O240] &gt; 0; [.N240] &gt; 0.25; [.M240] &lt; 0.25); &quot;Core&quot;; IF(AND([.O240] &gt; 0; [.N240] &gt; 0.25); &quot;Rim&quot;; IF(AND([.O240] &gt; 0; [.N240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,58</text:p>
          </table:table-cell>
          <table:table-cell table:formula="of:=[.F241]-[.E241]" office:value-type="float" office:value="1.58" calcext:value-type="float">
            <text:p>1,58</text:p>
          </table:table-cell>
          <table:table-cell table:formula="of:=[.G241]/[.F24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241]/[.L241]" office:value-type="string" office:string-value="" calcext:value-type="error">
            <text:p>#DIV/0!</text:p>
          </table:table-cell>
          <table:table-cell table:formula="of:=[.F241]/[.L241]" office:value-type="string" office:string-value="" calcext:value-type="error">
            <text:p>#DIV/0!</text:p>
          </table:table-cell>
          <table:table-cell table:formula="of:=[.G241]/[.L241]" office:value-type="string" office:string-value="" calcext:value-type="error">
            <text:p>#DIV/0!</text:p>
          </table:table-cell>
          <table:table-cell table:formula="of:=IF(AND([.O241] &gt; 0; [.N241] &gt; 0.25; [.M241] &lt; 0.25); &quot;Core&quot;; IF(AND([.O241] &gt; 0; [.N241] &gt; 0.25); &quot;Rim&quot;; IF(AND([.O241] &gt; 0; [.N241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SN</text:p>
          </table:table-cell>
          <table:table-cell office:value-type="float" office:value="32.51" calcext:value-type="float">
            <text:p>32,51</text:p>
          </table:table-cell>
          <table:table-cell office:value-type="float" office:value="112.83" calcext:value-type="float">
            <text:p>112,83</text:p>
          </table:table-cell>
          <table:table-cell table:formula="of:=[.F242]-[.E242]" office:value-type="float" office:value="80.32" calcext:value-type="float">
            <text:p>80,32</text:p>
          </table:table-cell>
          <table:table-cell table:formula="of:=[.G242]/[.F242]" office:value-type="float" office:value="0.711867411149517" calcext:value-type="float">
            <text:p>0,7118674111495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table:formula="of:=[.E242]/[.L242]" office:value-type="float" office:value="0.205759493670886" calcext:value-type="float">
            <text:p>0,205759493670886</text:p>
          </table:table-cell>
          <table:table-cell table:formula="of:=[.F242]/[.L242]" office:value-type="float" office:value="0.714113924050633" calcext:value-type="float">
            <text:p>0,714113924050633</text:p>
          </table:table-cell>
          <table:table-cell table:formula="of:=[.G242]/[.L242]" office:value-type="float" office:value="0.508354430379747" calcext:value-type="float">
            <text:p>0,508354430379747</text:p>
          </table:table-cell>
          <table:table-cell table:formula="of:=IF(AND([.O242] &gt; 0; [.N242] &gt; 0.25; [.M242] &lt; 0.25); &quot;Core&quot;; IF(AND([.O242] &gt; 0; [.N242] &gt; 0.25); &quot;Rim&quot;; IF(AND([.O242] &gt; 0; [.N242] &lt; 0.25); &quot;Support&quot;; &quot;None applies&quot;)))" office:value-type="string" office:string-value="Core" calcext:value-type="string">
            <text:p>Core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107.06" calcext:value-type="float">
            <text:p>107,06</text:p>
          </table:table-cell>
          <table:table-cell table:formula="of:=[.F243]-[.E243]" office:value-type="float" office:value="0" calcext:value-type="float">
            <text:p>0</text:p>
          </table:table-cell>
          <table:table-cell table:formula="of:=[.G243]/[.F2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43]/[.L243]" office:value-type="string" office:string-value="" calcext:value-type="error">
            <text:p>#DIV/0!</text:p>
          </table:table-cell>
          <table:table-cell table:formula="of:=[.F243]/[.L243]" office:value-type="string" office:string-value="" calcext:value-type="error">
            <text:p>#DIV/0!</text:p>
          </table:table-cell>
          <table:table-cell table:formula="of:=[.G243]/[.L243]" office:value-type="string" office:string-value="" calcext:value-type="error">
            <text:p>#DIV/0!</text:p>
          </table:table-cell>
          <table:table-cell table:formula="of:=IF(AND([.O243] &gt; 0; [.N243] &gt; 0.25; [.M243] &lt; 0.25); &quot;Core&quot;; IF(AND([.O243] &gt; 0; [.N243] &gt; 0.25); &quot;Rim&quot;; IF(AND([.O243] &gt; 0; [.N243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77.18" calcext:value-type="float">
            <text:p>77,18</text:p>
          </table:table-cell>
          <table:table-cell table:formula="of:=[.F244]-[.E244]" office:value-type="float" office:value="0" calcext:value-type="float">
            <text:p>0</text:p>
          </table:table-cell>
          <table:table-cell table:formula="of:=[.G244]/[.F2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44]/[.L244]" office:value-type="string" office:string-value="" calcext:value-type="error">
            <text:p>#DIV/0!</text:p>
          </table:table-cell>
          <table:table-cell table:formula="of:=[.F244]/[.L244]" office:value-type="string" office:string-value="" calcext:value-type="error">
            <text:p>#DIV/0!</text:p>
          </table:table-cell>
          <table:table-cell table:formula="of:=[.G244]/[.L244]" office:value-type="string" office:string-value="" calcext:value-type="error">
            <text:p>#DIV/0!</text:p>
          </table:table-cell>
          <table:table-cell table:formula="of:=IF(AND([.O244] &gt; 0; [.N244] &gt; 0.25; [.M244] &lt; 0.25); &quot;Core&quot;; IF(AND([.O244] &gt; 0; [.N244] &gt; 0.25); &quot;Rim&quot;; IF(AND([.O244] &gt; 0; [.N244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60.45" calcext:value-type="float">
            <text:p>60,45</text:p>
          </table:table-cell>
          <table:table-cell table:formula="of:=[.F245]-[.E245]" office:value-type="float" office:value="0" calcext:value-type="float">
            <text:p>0</text:p>
          </table:table-cell>
          <table:table-cell table:formula="of:=[.G245]/[.F2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45]/[.L245]" office:value-type="string" office:string-value="" calcext:value-type="error">
            <text:p>#DIV/0!</text:p>
          </table:table-cell>
          <table:table-cell table:formula="of:=[.F245]/[.L245]" office:value-type="string" office:string-value="" calcext:value-type="error">
            <text:p>#DIV/0!</text:p>
          </table:table-cell>
          <table:table-cell table:formula="of:=[.G245]/[.L245]" office:value-type="string" office:string-value="" calcext:value-type="error">
            <text:p>#DIV/0!</text:p>
          </table:table-cell>
          <table:table-cell table:formula="of:=IF(AND([.O245] &gt; 0; [.N245] &gt; 0.25; [.M245] &lt; 0.25); &quot;Core&quot;; IF(AND([.O245] &gt; 0; [.N245] &gt; 0.25); &quot;Rim&quot;; IF(AND([.O245] &gt; 0; [.N245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AL</text:p>
          </table:table-cell>
          <table:table-cell office:value-type="float" office:value="2.46" calcext:value-type="float">
            <text:p>2,46</text:p>
          </table:table-cell>
          <table:table-cell office:value-type="float" office:value="2.82" calcext:value-type="float">
            <text:p>2,82</text:p>
          </table:table-cell>
          <table:table-cell table:formula="of:=[.F246]-[.E246]" office:value-type="float" office:value="0.36" calcext:value-type="float">
            <text:p>0,36</text:p>
          </table:table-cell>
          <table:table-cell table:formula="of:=[.G246]/[.F246]" office:value-type="float" office:value="0.127659574468085" calcext:value-type="float">
            <text:p>0,1276595744680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246]/[.L246]" office:value-type="string" office:string-value="" calcext:value-type="error">
            <text:p>#DIV/0!</text:p>
          </table:table-cell>
          <table:table-cell table:formula="of:=[.F246]/[.L246]" office:value-type="string" office:string-value="" calcext:value-type="error">
            <text:p>#DIV/0!</text:p>
          </table:table-cell>
          <table:table-cell table:formula="of:=[.G246]/[.L246]" office:value-type="string" office:string-value="" calcext:value-type="error">
            <text:p>#DIV/0!</text:p>
          </table:table-cell>
          <table:table-cell table:formula="of:=IF(AND([.O246] &gt; 0; [.N246] &gt; 0.25; [.M246] &lt; 0.25); &quot;Core&quot;; IF(AND([.O246] &gt; 0; [.N246] &gt; 0.25); &quot;Rim&quot;; IF(AND([.O246] &gt; 0; [.N246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P</text:p>
          </table:table-cell>
          <table:table-cell office:value-type="float" office:value="72.27" calcext:value-type="float">
            <text:p>72,27</text:p>
          </table:table-cell>
          <table:table-cell office:value-type="float" office:value="113.79" calcext:value-type="float">
            <text:p>113,79</text:p>
          </table:table-cell>
          <table:table-cell table:formula="of:=[.F247]-[.E247]" office:value-type="float" office:value="41.52" calcext:value-type="float">
            <text:p>41,52</text:p>
          </table:table-cell>
          <table:table-cell table:formula="of:=[.G247]/[.F247]" office:value-type="float" office:value="0.364882678618508" calcext:value-type="float">
            <text:p>0,3648826786185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[.E247]/[.L247]" office:value-type="float" office:value="0.478609271523179" calcext:value-type="float">
            <text:p>0,478609271523179</text:p>
          </table:table-cell>
          <table:table-cell table:formula="of:=[.F247]/[.L247]" office:value-type="float" office:value="0.753576158940397" calcext:value-type="float">
            <text:p>0,753576158940397</text:p>
          </table:table-cell>
          <table:table-cell table:formula="of:=[.G247]/[.L247]" office:value-type="float" office:value="0.274966887417219" calcext:value-type="float">
            <text:p>0,274966887417219</text:p>
          </table:table-cell>
          <table:table-cell table:formula="of:=IF(AND([.O247] &gt; 0; [.N247] &gt; 0.25; [.M247] &lt; 0.25); &quot;Core&quot;; IF(AND([.O247] &gt; 0; [.N247] &gt; 0.25); &quot;Rim&quot;; IF(AND([.O247] &gt; 0; [.N247] &lt; 0.25); &quot;Support&quot;; &quot;None applies&quot;)))" office:value-type="string" office:string-value="Rim" calcext:value-type="string">
            <text:p>Rim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LY</text:p>
          </table:table-cell>
          <table:table-cell office:value-type="float" office:value="23.73" calcext:value-type="float">
            <text:p>23,73</text:p>
          </table:table-cell>
          <table:table-cell office:value-type="float" office:value="29.78" calcext:value-type="float">
            <text:p>29,78</text:p>
          </table:table-cell>
          <table:table-cell table:formula="of:=[.F248]-[.E248]" office:value-type="float" office:value="6.05" calcext:value-type="float">
            <text:p>6,05</text:p>
          </table:table-cell>
          <table:table-cell table:formula="of:=[.G248]/[.F248]" office:value-type="float" office:value="0.203156480859637" calcext:value-type="float">
            <text:p>0,2031564808596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E248]/[.L248]" office:value-type="float" office:value="0.279176470588235" calcext:value-type="float">
            <text:p>0,279176470588235</text:p>
          </table:table-cell>
          <table:table-cell table:formula="of:=[.F248]/[.L248]" office:value-type="float" office:value="0.350352941176471" calcext:value-type="float">
            <text:p>0,350352941176471</text:p>
          </table:table-cell>
          <table:table-cell table:formula="of:=[.G248]/[.L248]" office:value-type="float" office:value="0.0711764705882353" calcext:value-type="float">
            <text:p>0,071176470588235</text:p>
          </table:table-cell>
          <table:table-cell table:formula="of:=IF(AND([.O248] &gt; 0; [.N248] &gt; 0.25; [.M248] &lt; 0.25); &quot;Core&quot;; IF(AND([.O248] &gt; 0; [.N248] &gt; 0.25); &quot;Rim&quot;; IF(AND([.O248] &gt; 0; [.N248] &lt; 0.25); &quot;Support&quot;; &quot;None applies&quot;)))" office:value-type="string" office:string-value="Rim" calcext:value-type="string">
            <text:p>Rim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LU</text:p>
          </table:table-cell>
          <table:table-cell office:value-type="float" office:value="98.28" calcext:value-type="float">
            <text:p>98,28</text:p>
          </table:table-cell>
          <table:table-cell office:value-type="float" office:value="137.47" calcext:value-type="float">
            <text:p>137,47</text:p>
          </table:table-cell>
          <table:table-cell table:formula="of:=[.F249]-[.E249]" office:value-type="float" office:value="39.19" calcext:value-type="float">
            <text:p>39,19</text:p>
          </table:table-cell>
          <table:table-cell table:formula="of:=[.G249]/[.F249]" office:value-type="float" office:value="0.285080381174074" calcext:value-type="float">
            <text:p>0,2850803811740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.E249]/[.L249]" office:value-type="float" office:value="0.537049180327869" calcext:value-type="float">
            <text:p>0,537049180327869</text:p>
          </table:table-cell>
          <table:table-cell table:formula="of:=[.F249]/[.L249]" office:value-type="float" office:value="0.75120218579235" calcext:value-type="float">
            <text:p>0,75120218579235</text:p>
          </table:table-cell>
          <table:table-cell table:formula="of:=[.G249]/[.L249]" office:value-type="float" office:value="0.214153005464481" calcext:value-type="float">
            <text:p>0,214153005464481</text:p>
          </table:table-cell>
          <table:table-cell table:formula="of:=IF(AND([.O249] &gt; 0; [.N249] &gt; 0.25; [.M249] &lt; 0.25); &quot;Core&quot;; IF(AND([.O249] &gt; 0; [.N249] &gt; 0.25); &quot;Rim&quot;; IF(AND([.O249] &gt; 0; [.N249] &lt; 0.25); &quot;Support&quot;; &quot;None applies&quot;)))" office:value-type="string" office:string-value="Rim" calcext:value-type="string">
            <text:p>Rim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P</text:p>
          </table:table-cell>
          <table:table-cell office:value-type="float" office:value="9.99" calcext:value-type="float">
            <text:p>9,99</text:p>
          </table:table-cell>
          <table:table-cell office:value-type="float" office:value="64.82" calcext:value-type="float">
            <text:p>64,82</text:p>
          </table:table-cell>
          <table:table-cell table:formula="of:=[.F250]-[.E250]" office:value-type="float" office:value="54.83" calcext:value-type="float">
            <text:p>54,83</text:p>
          </table:table-cell>
          <table:table-cell table:formula="of:=[.G250]/[.F250]" office:value-type="float" office:value="0.845880900956495" calcext:value-type="float">
            <text:p>0,8458809009564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table:formula="of:=[.E250]/[.L250]" office:value-type="float" office:value="0.0385714285714286" calcext:value-type="float">
            <text:p>0,038571428571429</text:p>
          </table:table-cell>
          <table:table-cell table:formula="of:=[.F250]/[.L250]" office:value-type="float" office:value="0.25027027027027" calcext:value-type="float">
            <text:p>0,25027027027027</text:p>
          </table:table-cell>
          <table:table-cell table:formula="of:=[.G250]/[.L250]" office:value-type="float" office:value="0.211698841698842" calcext:value-type="float">
            <text:p>0,211698841698842</text:p>
          </table:table-cell>
          <table:table-cell table:formula="of:=IF(AND([.O250] &gt; 0; [.N250] &gt; 0.25; [.M250] &lt; 0.25); &quot;Core&quot;; IF(AND([.O250] &gt; 0; [.N250] &gt; 0.25); &quot;Rim&quot;; IF(AND([.O250] &gt; 0; [.N250] &lt; 0.25); &quot;Support&quot;; &quot;None applies&quot;)))" office:value-type="string" office:string-value="Core" calcext:value-type="string">
            <text:p>Core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HR</text:p>
          </table:table-cell>
          <table:table-cell office:value-type="float" office:value="62.9" calcext:value-type="float">
            <text:p>62,9</text:p>
          </table:table-cell>
          <table:table-cell office:value-type="float" office:value="77.22" calcext:value-type="float">
            <text:p>77,22</text:p>
          </table:table-cell>
          <table:table-cell table:formula="of:=[.F251]-[.E251]" office:value-type="float" office:value="14.32" calcext:value-type="float">
            <text:p>14,32</text:p>
          </table:table-cell>
          <table:table-cell table:formula="of:=[.G251]/[.F251]" office:value-type="float" office:value="0.185444185444185" calcext:value-type="float">
            <text:p>0,1854441854441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[.E251]/[.L251]" office:value-type="float" office:value="0.430821917808219" calcext:value-type="float">
            <text:p>0,430821917808219</text:p>
          </table:table-cell>
          <table:table-cell table:formula="of:=[.F251]/[.L251]" office:value-type="float" office:value="0.528904109589041" calcext:value-type="float">
            <text:p>0,528904109589041</text:p>
          </table:table-cell>
          <table:table-cell table:formula="of:=[.G251]/[.L251]" office:value-type="float" office:value="0.0980821917808219" calcext:value-type="float">
            <text:p>0,098082191780822</text:p>
          </table:table-cell>
          <table:table-cell table:formula="of:=IF(AND([.O251] &gt; 0; [.N251] &gt; 0.25; [.M251] &lt; 0.25); &quot;Core&quot;; IF(AND([.O251] &gt; 0; [.N251] &gt; 0.25); &quot;Rim&quot;; IF(AND([.O251] &gt; 0; [.N251] &lt; 0.25); &quot;Support&quot;; &quot;None applies&quot;)))" office:value-type="string" office:string-value="Rim" calcext:value-type="string">
            <text:p>Rim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YR</text:p>
          </table:table-cell>
          <table:table-cell office:value-type="float" office:value="44.44" calcext:value-type="float">
            <text:p>44,44</text:p>
          </table:table-cell>
          <table:table-cell office:value-type="float" office:value="71.53" calcext:value-type="float">
            <text:p>71,53</text:p>
          </table:table-cell>
          <table:table-cell table:formula="of:=[.F252]-[.E252]" office:value-type="float" office:value="27.09" calcext:value-type="float">
            <text:p>27,09</text:p>
          </table:table-cell>
          <table:table-cell table:formula="of:=[.G252]/[.F252]" office:value-type="float" office:value="0.378722214455473" calcext:value-type="float">
            <text:p>0,378722214455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[.E252]/[.L252]" office:value-type="float" office:value="0.194061135371179" calcext:value-type="float">
            <text:p>0,194061135371179</text:p>
          </table:table-cell>
          <table:table-cell table:formula="of:=[.F252]/[.L252]" office:value-type="float" office:value="0.31235807860262" calcext:value-type="float">
            <text:p>0,31235807860262</text:p>
          </table:table-cell>
          <table:table-cell table:formula="of:=[.G252]/[.L252]" office:value-type="float" office:value="0.118296943231441" calcext:value-type="float">
            <text:p>0,118296943231441</text:p>
          </table:table-cell>
          <table:table-cell table:formula="of:=IF(AND([.O252] &gt; 0; [.N252] &gt; 0.25; [.M252] &lt; 0.25); &quot;Core&quot;; IF(AND([.O252] &gt; 0; [.N252] &gt; 0.25); &quot;Rim&quot;; IF(AND([.O252] &gt; 0; [.N252] &lt; 0.25); &quot;Support&quot;; &quot;None applies&quot;)))" office:value-type="string" office:string-value="Core" calcext:value-type="string">
            <text:p>Core</text:p>
          </table:table-cell>
          <table:table-cell office:value-type="string" calcext:value-type="string">
            <text:p>1(Stability)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74.66" calcext:value-type="float">
            <text:p>74,66</text:p>
          </table:table-cell>
          <table:table-cell table:formula="of:=[.F253]-[.E253]" office:value-type="float" office:value="0" calcext:value-type="float">
            <text:p>0</text:p>
          </table:table-cell>
          <table:table-cell table:formula="of:=[.G253]/[.F2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53]/[.L253]" office:value-type="string" office:string-value="" calcext:value-type="error">
            <text:p>#DIV/0!</text:p>
          </table:table-cell>
          <table:table-cell table:formula="of:=[.F253]/[.L253]" office:value-type="string" office:string-value="" calcext:value-type="error">
            <text:p>#DIV/0!</text:p>
          </table:table-cell>
          <table:table-cell table:formula="of:=[.G253]/[.L253]" office:value-type="string" office:string-value="" calcext:value-type="error">
            <text:p>#DIV/0!</text:p>
          </table:table-cell>
          <table:table-cell table:formula="of:=IF(AND([.O253] &gt; 0; [.N253] &gt; 0.25; [.M253] &lt; 0.25); &quot;Core&quot;; IF(AND([.O253] &gt; 0; [.N253] &gt; 0.25); &quot;Rim&quot;; IF(AND([.O253] &gt; 0; [.N253] &lt; 0.25); &quot;Support&quot;; &quot;None applies&quot;)))" office:value-type="string" office:string-value="" calcext:value-type="error">
            <text:p>#DIV/0!</text:p>
          </table:table-cell>
          <table:table-cell office:value-type="string" calcext:value-type="string">
            <text:p>1(Stability)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96.32" calcext:value-type="float">
            <text:p>96,32</text:p>
          </table:table-cell>
          <table:table-cell table:formula="of:=[.F254]-[.E254]" office:value-type="float" office:value="0" calcext:value-type="float">
            <text:p>0</text:p>
          </table:table-cell>
          <table:table-cell table:formula="of:=[.G254]/[.F2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54]/[.L254]" office:value-type="string" office:string-value="" calcext:value-type="error">
            <text:p>#DIV/0!</text:p>
          </table:table-cell>
          <table:table-cell table:formula="of:=[.F254]/[.L254]" office:value-type="string" office:string-value="" calcext:value-type="error">
            <text:p>#DIV/0!</text:p>
          </table:table-cell>
          <table:table-cell table:formula="of:=[.G254]/[.L254]" office:value-type="string" office:string-value="" calcext:value-type="error">
            <text:p>#DIV/0!</text:p>
          </table:table-cell>
          <table:table-cell table:formula="of:=IF(AND([.O254] &gt; 0; [.N254] &gt; 0.25; [.M254] &lt; 0.25); &quot;Core&quot;; IF(AND([.O254] &gt; 0; [.N254] &gt; 0.25); &quot;Rim&quot;; IF(AND([.O254] &gt; 0; [.N254] &lt; 0.25); &quot;Support&quot;; &quot;None applies&quot;)))" office:value-type="string" office:string-value="" calcext:value-type="error">
            <text:p>#DIV/0!</text:p>
          </table:table-cell>
          <table:table-cell office:value-type="string" calcext:value-type="string">
            <text:p>1(Stability)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100.4" calcext:value-type="float">
            <text:p>100,4</text:p>
          </table:table-cell>
          <table:table-cell table:formula="of:=[.F255]-[.E255]" office:value-type="float" office:value="0" calcext:value-type="float">
            <text:p>0</text:p>
          </table:table-cell>
          <table:table-cell table:formula="of:=[.G255]/[.F2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55]/[.L255]" office:value-type="string" office:string-value="" calcext:value-type="error">
            <text:p>#DIV/0!</text:p>
          </table:table-cell>
          <table:table-cell table:formula="of:=[.F255]/[.L255]" office:value-type="string" office:string-value="" calcext:value-type="error">
            <text:p>#DIV/0!</text:p>
          </table:table-cell>
          <table:table-cell table:formula="of:=[.G255]/[.L255]" office:value-type="string" office:string-value="" calcext:value-type="error">
            <text:p>#DIV/0!</text:p>
          </table:table-cell>
          <table:table-cell table:formula="of:=IF(AND([.O255] &gt; 0; [.N255] &gt; 0.25; [.M255] &lt; 0.25); &quot;Core&quot;; IF(AND([.O255] &gt; 0; [.N255] &gt; 0.25); &quot;Rim&quot;; IF(AND([.O255] &gt; 0; [.N255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86.5" calcext:value-type="float">
            <text:p>86,5</text:p>
          </table:table-cell>
          <table:table-cell table:formula="of:=[.F256]-[.E256]" office:value-type="float" office:value="0" calcext:value-type="float">
            <text:p>0</text:p>
          </table:table-cell>
          <table:table-cell table:formula="of:=[.G256]/[.F2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56]/[.L256]" office:value-type="string" office:string-value="" calcext:value-type="error">
            <text:p>#DIV/0!</text:p>
          </table:table-cell>
          <table:table-cell table:formula="of:=[.F256]/[.L256]" office:value-type="string" office:string-value="" calcext:value-type="error">
            <text:p>#DIV/0!</text:p>
          </table:table-cell>
          <table:table-cell table:formula="of:=[.G256]/[.L256]" office:value-type="string" office:string-value="" calcext:value-type="error">
            <text:p>#DIV/0!</text:p>
          </table:table-cell>
          <table:table-cell table:formula="of:=IF(AND([.O256] &gt; 0; [.N256] &gt; 0.25; [.M256] &lt; 0.25); &quot;Core&quot;; IF(AND([.O256] &gt; 0; [.N256] &gt; 0.25); &quot;Rim&quot;; IF(AND([.O256] &gt; 0; [.N256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84.47" calcext:value-type="float">
            <text:p>84,47</text:p>
          </table:table-cell>
          <table:table-cell table:formula="of:=[.F257]-[.E257]" office:value-type="float" office:value="0" calcext:value-type="float">
            <text:p>0</text:p>
          </table:table-cell>
          <table:table-cell table:formula="of:=[.G257]/[.F2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57]/[.L257]" office:value-type="string" office:string-value="" calcext:value-type="error">
            <text:p>#DIV/0!</text:p>
          </table:table-cell>
          <table:table-cell table:formula="of:=[.F257]/[.L257]" office:value-type="string" office:string-value="" calcext:value-type="error">
            <text:p>#DIV/0!</text:p>
          </table:table-cell>
          <table:table-cell table:formula="of:=[.G257]/[.L257]" office:value-type="string" office:string-value="" calcext:value-type="error">
            <text:p>#DIV/0!</text:p>
          </table:table-cell>
          <table:table-cell table:formula="of:=IF(AND([.O257] &gt; 0; [.N257] &gt; 0.25; [.M257] &lt; 0.25); &quot;Core&quot;; IF(AND([.O257] &gt; 0; [.N257] &gt; 0.25); &quot;Rim&quot;; IF(AND([.O257] &gt; 0; [.N257] &lt; 0.25); &quot;Support&quot;; &quot;None applies&quot;)))" office:value-type="string" office:string-value="" calcext:value-type="error">
            <text:p>#DIV/0!</text:p>
          </table:table-cell>
          <table:table-cell office:value-type="string" calcext:value-type="string">
            <text:p>1(Stability)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15.99" calcext:value-type="float">
            <text:p>15,99</text:p>
          </table:table-cell>
          <table:table-cell table:formula="of:=[.F258]-[.E258]" office:value-type="float" office:value="0" calcext:value-type="float">
            <text:p>0</text:p>
          </table:table-cell>
          <table:table-cell table:formula="of:=[.G258]/[.F2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58]/[.L258]" office:value-type="string" office:string-value="" calcext:value-type="error">
            <text:p>#DIV/0!</text:p>
          </table:table-cell>
          <table:table-cell table:formula="of:=[.F258]/[.L258]" office:value-type="string" office:string-value="" calcext:value-type="error">
            <text:p>#DIV/0!</text:p>
          </table:table-cell>
          <table:table-cell table:formula="of:=[.G258]/[.L258]" office:value-type="string" office:string-value="" calcext:value-type="error">
            <text:p>#DIV/0!</text:p>
          </table:table-cell>
          <table:table-cell table:formula="of:=IF(AND([.O258] &gt; 0; [.N258] &gt; 0.25; [.M258] &lt; 0.25); &quot;Core&quot;; IF(AND([.O258] &gt; 0; [.N258] &gt; 0.25); &quot;Rim&quot;; IF(AND([.O258] &gt; 0; [.N258] &lt; 0.25); &quot;Support&quot;; &quot;None applies&quot;)))" office:value-type="string" office:string-value="" calcext:value-type="error">
            <text:p>#DIV/0!</text:p>
          </table:table-cell>
          <table:table-cell office:value-type="string" calcext:value-type="string">
            <text:p>1(Stability)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HE</text:p>
          </table:table-cell>
          <table:table-cell office:value-type="float" office:value="0.51" calcext:value-type="float">
            <text:p>0,51</text:p>
          </table:table-cell>
          <table:table-cell office:value-type="float" office:value="6.56" calcext:value-type="float">
            <text:p>6,56</text:p>
          </table:table-cell>
          <table:table-cell table:formula="of:=[.F259]-[.E259]" office:value-type="float" office:value="6.05" calcext:value-type="float">
            <text:p>6,05</text:p>
          </table:table-cell>
          <table:table-cell table:formula="of:=[.G259]/[.F259]" office:value-type="float" office:value="0.922256097560976" calcext:value-type="float">
            <text:p>0,9222560975609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[.E259]/[.L259]" office:value-type="float" office:value="0.0023394495412844" calcext:value-type="float">
            <text:p>0,002339449541284</text:p>
          </table:table-cell>
          <table:table-cell table:formula="of:=[.F259]/[.L259]" office:value-type="float" office:value="0.0300917431192661" calcext:value-type="float">
            <text:p>0,030091743119266</text:p>
          </table:table-cell>
          <table:table-cell table:formula="of:=[.G259]/[.L259]" office:value-type="float" office:value="0.0277522935779817" calcext:value-type="float">
            <text:p>0,027752293577982</text:p>
          </table:table-cell>
          <table:table-cell table:formula="of:=IF(AND([.O259] &gt; 0; [.N259] &gt; 0.25; [.M259] &lt; 0.25); &quot;Core&quot;; IF(AND([.O259] &gt; 0; [.N259] &gt; 0.25); &quot;Rim&quot;; IF(AND([.O259] &gt; 0; [.N259] &lt; 0.25); &quot;Support&quot;; &quot;None applies&quot;)))" office:value-type="string" office:string-value="Support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36.51" calcext:value-type="float">
            <text:p>36,51</text:p>
          </table:table-cell>
          <table:table-cell table:formula="of:=[.F260]-[.E260]" office:value-type="float" office:value="0" calcext:value-type="float">
            <text:p>0</text:p>
          </table:table-cell>
          <table:table-cell table:formula="of:=[.G260]/[.F2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60]/[.L260]" office:value-type="string" office:string-value="" calcext:value-type="error">
            <text:p>#DIV/0!</text:p>
          </table:table-cell>
          <table:table-cell table:formula="of:=[.F260]/[.L260]" office:value-type="string" office:string-value="" calcext:value-type="error">
            <text:p>#DIV/0!</text:p>
          </table:table-cell>
          <table:table-cell table:formula="of:=[.G260]/[.L260]" office:value-type="string" office:string-value="" calcext:value-type="error">
            <text:p>#DIV/0!</text:p>
          </table:table-cell>
          <table:table-cell table:formula="of:=IF(AND([.O260] &gt; 0; [.N260] &gt; 0.25; [.M260] &lt; 0.25); &quot;Core&quot;; IF(AND([.O260] &gt; 0; [.N260] &gt; 0.25); &quot;Rim&quot;; IF(AND([.O260] &gt; 0; [.N260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AL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F261]-[.E261]" office:value-type="float" office:value="0.02" calcext:value-type="float">
            <text:p>0,02</text:p>
          </table:table-cell>
          <table:table-cell table:formula="of:=[.G261]/[.F26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261]/[.L261]" office:value-type="string" office:string-value="" calcext:value-type="error">
            <text:p>#DIV/0!</text:p>
          </table:table-cell>
          <table:table-cell table:formula="of:=[.F261]/[.L261]" office:value-type="string" office:string-value="" calcext:value-type="error">
            <text:p>#DIV/0!</text:p>
          </table:table-cell>
          <table:table-cell table:formula="of:=[.G261]/[.L261]" office:value-type="string" office:string-value="" calcext:value-type="error">
            <text:p>#DIV/0!</text:p>
          </table:table-cell>
          <table:table-cell table:formula="of:=IF(AND([.O261] &gt; 0; [.N261] &gt; 0.25; [.M261] &lt; 0.25); &quot;Core&quot;; IF(AND([.O261] &gt; 0; [.N261] &gt; 0.25); &quot;Rim&quot;; IF(AND([.O261] &gt; 0; [.N261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64.01" calcext:value-type="float">
            <text:p>64,01</text:p>
          </table:table-cell>
          <table:table-cell table:formula="of:=[.F262]-[.E262]" office:value-type="float" office:value="0" calcext:value-type="float">
            <text:p>0</text:p>
          </table:table-cell>
          <table:table-cell table:formula="of:=[.G262]/[.F2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62]/[.L262]" office:value-type="string" office:string-value="" calcext:value-type="error">
            <text:p>#DIV/0!</text:p>
          </table:table-cell>
          <table:table-cell table:formula="of:=[.F262]/[.L262]" office:value-type="string" office:string-value="" calcext:value-type="error">
            <text:p>#DIV/0!</text:p>
          </table:table-cell>
          <table:table-cell table:formula="of:=[.G262]/[.L262]" office:value-type="string" office:string-value="" calcext:value-type="error">
            <text:p>#DIV/0!</text:p>
          </table:table-cell>
          <table:table-cell table:formula="of:=IF(AND([.O262] &gt; 0; [.N262] &gt; 0.25; [.M262] &lt; 0.25); &quot;Core&quot;; IF(AND([.O262] &gt; 0; [.N262] &gt; 0.25); &quot;Rim&quot;; IF(AND([.O262] &gt; 0; [.N262] &lt; 0.25); &quot;Support&quot;; &quot;None applies&quot;)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78.22" calcext:value-type="float">
            <text:p>78,22</text:p>
          </table:table-cell>
          <table:table-cell table:formula="of:=[.F263]-[.E263]" office:value-type="float" office:value="0" calcext:value-type="float">
            <text:p>0</text:p>
          </table:table-cell>
          <table:table-cell table:formula="of:=[.G263]/[.F2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63]/[.L263]" office:value-type="string" office:string-value="" calcext:value-type="error">
            <text:p>#DIV/0!</text:p>
          </table:table-cell>
          <table:table-cell table:formula="of:=[.F263]/[.L263]" office:value-type="string" office:string-value="" calcext:value-type="error">
            <text:p>#DIV/0!</text:p>
          </table:table-cell>
          <table:table-cell table:formula="of:=[.G263]/[.L263]" office:value-type="string" office:string-value="" calcext:value-type="error">
            <text:p>#DIV/0!</text:p>
          </table:table-cell>
          <table:table-cell table:formula="of:=IF(AND([.O263] &gt; 0; [.N263] &gt; 0.25; [.M263] &lt; 0.25); &quot;Core&quot;; IF(AND([.O263] &gt; 0; [.N263] &gt; 0.25); &quot;Rim&quot;; IF(AND([.O263] &gt; 0; [.N263] &lt; 0.25); &quot;Support&quot;; &quot;None applies&quot;)))" office:value-type="string" office:string-value="" calcext:value-type="error">
            <text:p>#DIV/0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-00-0000</text:date>, <text:time style:data-style-name="N2" text:time-value="14:38:42.204582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7T15:22:32.210717258</dc:date>
    <meta:editing-duration>PT45M11S</meta:editing-duration>
    <meta:editing-cycles>7</meta:editing-cycles>
    <meta:generator>LibreOffice/6.4.7.2$Linux_X86_64 LibreOffice_project/40$Build-2</meta:generator>
    <meta:document-statistic meta:table-count="1" meta:cell-count="3530" meta:object-count="0"/>
  </office:meta>
</office:document-meta>
</file>